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tex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tex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tex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tex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solid" svg:stroke-width="0.026cm" svg:stroke-color="#000000" draw:stroke-linejoin="round" draw:fill="solid" draw:fill-color="#99ccff" draw:textarea-horizontal-align="justify" draw:textarea-vertical-align="middle" draw:auto-grow-height="false" fo:padding-top="0.125cm" fo:padding-bottom="0.125cm" fo:padding-left="0.25cm" fo:padding-right="0.25cm" fo:wrap-option="no-wrap" draw:shadow="hidden"/>
    </style:style>
    <style:style style:name="gr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4" style:family="graphic" style:parent-style-name="standard">
      <style:graphic-properties draw:stroke="solid" svg:stroke-width="0.026cm" svg:stroke-color="#000000" draw:stroke-linejoin="round" draw:fill="solid" draw:fill-color="#99cc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solid" svg:stroke-width="0.026cm" svg:stroke-color="#000000" draw:stroke-linejoin="round" draw:fill="solid" draw:fill-color="#99ccff" draw:textarea-horizontal-align="center" draw:textarea-vertical-align="middle" draw:auto-grow-height="false" fo:padding-top="0.125cm" fo:padding-bottom="0.125cm" fo:padding-left="0.25cm" fo:padding-right="0.25cm" fo:wrap-option="no-wrap" draw:shadow="hidden"/>
    </style:style>
    <style:style style:name="gr6"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solid" svg:stroke-width="0.05cm" svg:stroke-color="#ffffff" draw:marker-start-width="0.236cm" draw:marker-end="msArrowEnd_20_5" draw:marker-end-width="0.246cm" draw:marker-end-center="false" draw:stroke-linejoin="round" draw:fill="none" draw:fill-color="#ffffff" draw:textarea-horizontal-align="left" draw:textarea-vertical-align="top" draw:auto-grow-height="false" fo:padding-top="0.142cm" fo:padding-bottom="0.142cm" fo:padding-left="0.262cm" fo:padding-right="0.262cm" fo:wrap-option="no-wrap" draw:shadow="hidden"/>
    </style:style>
    <style:style style:name="gr8" style:family="graphic" style:parent-style-name="standard">
      <style:graphic-properties draw:stroke="solid" svg:stroke-width="0.05cm" svg:stroke-color="#ffffff" draw:marker-start-width="0.386cm" draw:marker-end="msArrowEnd_20_5" draw:marker-end-width="0.246cm" draw:marker-end-center="false" draw:stroke-linejoin="round" draw:fill="none" draw:fill-color="#ffffff" draw:textarea-horizontal-align="left" draw:textarea-vertical-align="top" draw:auto-grow-height="false" fo:padding-top="0.142cm" fo:padding-bottom="0.142cm" fo:padding-left="0.262cm" fo:padding-right="0.262cm" fo:wrap-option="no-wrap" draw:shadow="hidden" draw:start-line-spacing-horizontal="0.63cm" draw:start-line-spacing-vertical="0.63cm" draw:end-line-spacing-horizontal="0.63cm" draw:end-line-spacing-vertical="0.63cm"/>
    </style:style>
    <style:style style:name="gr9" style:family="graphic" style:parent-style-name="standard">
      <style:graphic-properties draw:stroke="solid" svg:stroke-width="0.05cm" svg:stroke-color="#ffffff" draw:marker-start-width="0.386cm" draw:marker-end="msArrowEnd_20_5" draw:marker-end-width="0.246cm" draw:marker-end-center="false" draw:stroke-linejoin="round" draw:fill="none" draw:fill-color="#ffffff" draw:textarea-horizontal-align="left" draw:textarea-vertical-align="top" draw:auto-grow-height="false" fo:padding-top="0.142cm" fo:padding-bottom="0.142cm" fo:padding-left="0.262cm" fo:padding-right="0.262cm" fo:wrap-option="no-wrap" draw:shadow="hidden" draw:start-line-spacing-horizontal="0cm" draw:start-line-spacing-vertical="0cm" draw:end-line-spacing-horizontal="0cm" draw:end-line-spacing-vertical="0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solid" svg:stroke-width="0.026cm" svg:stroke-color="#000000" draw:stroke-linejoin="round" draw:fill="solid" draw:fill-color="#99ccff" draw:textarea-horizontal-align="center" draw:textarea-vertical-align="top" draw:auto-grow-height="false" fo:padding-top="0.125cm" fo:padding-bottom="0.125cm" fo:padding-left="0.25cm" fo:padding-right="0.25cm" fo:wrap-option="no-wrap" draw:shadow="hidden"/>
    </style:style>
    <style:style style:name="gr12" style:family="graphic" style:parent-style-name="standard">
      <style:graphic-properties draw:stroke="solid" svg:stroke-width="0.026cm" svg:stroke-color="#000000" draw:stroke-linejoin="round" draw:fill="solid" draw:fill-color="#00b8ff" draw:textarea-horizontal-align="justify" draw:textarea-vertical-align="top" draw:auto-grow-height="false" fo:padding-top="0.125cm" fo:padding-bottom="0.125cm" fo:padding-left="0.25cm" fo:padding-right="0.25cm" fo:wrap-option="wrap" draw:shadow="hidden"/>
    </style:style>
    <style:style style:name="gr13" style:family="graphic" style:parent-style-name="standard">
      <style:graphic-properties draw:stroke="solid" svg:stroke-width="0.6cm" svg:stroke-color="#808080" draw:marker-start="Arrowheads_20_1" draw:marker-start-width="1.8cm" draw:marker-start-center="false" draw:marker-end="Arrowheads_20_2" draw:marker-end-width="1.8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14"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6"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17" style:family="graphic" style:parent-style-name="standard">
      <style:graphic-properties draw:stroke="solid" svg:stroke-width="0.026cm" svg:stroke-color="#000000" draw:stroke-linejoin="round" draw:fill="solid" draw:fill-color="#ffffff" draw:textarea-horizontal-align="justify" draw:textarea-vertical-align="middle" draw:auto-grow-height="false" fo:padding-top="0.125cm" fo:padding-bottom="0.125cm" fo:padding-left="0.25cm" fo:padding-right="0.25cm" fo:wrap-option="wrap" draw:shadow="hidden"/>
    </style:style>
    <style:style style:name="gr18" style:family="graphic" style:parent-style-name="standard" style:list-style-name="L6">
      <style:graphic-properties draw:stroke="solid" svg:stroke-width="0.026cm" svg:stroke-color="#000000" draw:marker-start="" draw:marker-start-width="0.3cm" draw:marker-start-center="false" draw:marker-end="" draw:marker-end-width="0.3cm" draw:marker-end-center="false" draw:stroke-linejoin="round" draw:fill="solid" draw:fill-color="#99ccff" draw:textarea-horizontal-align="left" draw:textarea-vertical-align="middle" draw:auto-grow-height="false" fo:padding-top="0.13cm" fo:padding-bottom="0.13cm" fo:padding-left="0.25cm" fo:padding-right="0.25cm" fo:wrap-option="wrap" draw:shadow="hidden" draw:shadow-offset-x="0.3cm" draw:shadow-offset-y="0.3cm" draw:shadow-color="#808080"/>
    </style:style>
    <style:style style:name="gr19" style:family="graphic" style:parent-style-name="standard" style:list-style-name="L6">
      <style:graphic-properties draw:stroke="solid" svg:stroke-width="0.026cm" svg:stroke-color="#000000" draw:marker-start="" draw:marker-start-width="0.3cm" draw:marker-start-center="false" draw:marker-end="" draw:marker-end-width="0.3cm" draw:marker-end-center="false" draw:stroke-linejoin="round" draw:fill="solid" draw:fill-color="#99ccff" draw:textarea-horizontal-align="center" draw:textarea-vertical-align="middle" draw:auto-grow-height="false" fo:padding-top="0.125cm" fo:padding-bottom="0.125cm" fo:padding-left="0.25cm" fo:padding-right="0.25cm" fo:wrap-option="no-wrap" draw:shadow="hidden" draw:shadow-offset-x="0.3cm" draw:shadow-offset-y="0.3cm" draw:shadow-color="#808080"/>
    </style:style>
    <style:style style:name="gr20"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fo:padding-top="0.125cm" fo:padding-bottom="0.125cm" fo:padding-left="0.25cm" fo:padding-right="0.25cm" fo:wrap-option="wrap" draw:shadow="hidden" draw:shadow-offset-x="0.3cm" draw:shadow-offset-y="0.3cm" draw:shadow-color="#808080"/>
    </style:style>
    <style:style style:name="gr21"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fo:padding-top="0.125cm" fo:padding-bottom="0.125cm" fo:padding-left="0.25cm" fo:padding-right="0.25cm" fo:wrap-option="wrap" draw:shadow="hidden" draw:shadow-offset-x="0.3cm" draw:shadow-offset-y="0.3cm" draw:shadow-color="#808080"/>
    </style:style>
    <style:style style:name="gr22"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23"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24" style:family="graphic" style:parent-style-name="standard" style:list-style-name="L6">
      <style:graphic-properties draw:stroke="solid" svg:stroke-width="0.026cm" svg:stroke-color="#000000" draw:marker-start="" draw:marker-start-width="0.3cm" draw:marker-start-center="false" draw:marker-end="" draw:marker-end-width="0.3cm" draw:marker-end-center="false" draw:stroke-linejoin="round" draw:fill="solid" draw:fill-color="#99ccff" draw:textarea-horizontal-align="center" draw:textarea-vertical-align="middle" draw:auto-grow-height="false" fo:padding-top="0.125cm" fo:padding-bottom="0.125cm" fo:padding-left="0.25cm" fo:padding-right="0.25cm" fo:wrap-option="no-wrap" draw:shadow="hidden" draw:shadow-offset-x="0.3cm" draw:shadow-offset-y="0.3cm" draw:shadow-color="#808080"/>
    </style:style>
    <style:style style:name="gr25" style:family="graphic" style:parent-style-name="standard" style:list-style-name="L6">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list-style-name="L6">
      <style:graphic-properties draw:stroke="solid" svg:stroke-width="0.026cm" svg:stroke-color="#000000" draw:marker-start="" draw:marker-start-width="0.3cm" draw:marker-start-center="false" draw:marker-end="" draw:marker-end-width="0.3cm" draw:marker-end-center="false" draw:stroke-linejoin="round" draw:fill="solid" draw:fill-color="#99ccff" draw:textarea-horizontal-align="left" draw:textarea-vertical-align="middle" draw:auto-grow-height="false" fo:padding-top="0.13cm" fo:padding-bottom="0.13cm" fo:padding-left="0.25cm" fo:padding-right="0.25cm" fo:wrap-option="wrap" draw:shadow="hidden" draw:shadow-offset-x="0.3cm" draw:shadow-offset-y="0.3cm" draw:shadow-color="#808080"/>
    </style:style>
    <style:style style:name="gr28" style:family="graphic" style:parent-style-name="standard" style:list-style-name="L6">
      <style:graphic-properties draw:stroke="solid" svg:stroke-width="0.026cm" svg:stroke-color="#000000" draw:marker-start="" draw:marker-start-width="0.3cm" draw:marker-start-center="false" draw:marker-end="" draw:marker-end-width="0.3cm" draw:marker-end-center="false" draw:stroke-linejoin="round" draw:fill="solid" draw:fill-color="#99ccff" draw:textarea-horizontal-align="left" draw:textarea-vertical-align="middle" draw:auto-grow-height="false" fo:padding-top="0.13cm" fo:padding-bottom="0.13cm" fo:padding-left="0.25cm" fo:padding-right="0.25cm" fo:wrap-option="wrap" draw:shadow="hidden" draw:shadow-offset-x="0.3cm" draw:shadow-offset-y="0.3cm" draw:shadow-color="#808080"/>
    </style:style>
    <style:style style:name="gr29" style:family="graphic" style:parent-style-name="standard" style:list-style-name="L6">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31" style:family="graphic" style:parent-style-name="standard" style:list-style-name="L6">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 style:list-style-name="L6">
      <style:graphic-properties draw:stroke="solid" svg:stroke-width="0.026cm" svg:stroke-color="#000000" draw:marker-start="" draw:marker-start-width="0.3cm" draw:marker-start-center="false" draw:marker-end="" draw:marker-end-width="0.3cm" draw:marker-end-center="false" draw:stroke-linejoin="round" draw:fill="solid" draw:fill-color="#99ccff" draw:textarea-horizontal-align="center" draw:textarea-vertical-align="middle" draw:auto-grow-height="false" fo:padding-top="0.125cm" fo:padding-bottom="0.125cm" fo:padding-left="0.25cm" fo:padding-right="0.25cm" fo:wrap-option="no-wrap" draw:shadow="hidden" draw:shadow-offset-x="0.3cm" draw:shadow-offset-y="0.3cm" draw:shadow-color="#808080"/>
    </style:style>
    <style:style style:name="gr33" style:family="graphic" style:parent-style-name="standard" style:list-style-name="L6">
      <style:graphic-properties draw:stroke="solid" svg:stroke-width="0.026cm" svg:stroke-color="#000000" draw:marker-start="" draw:marker-start-width="0.3cm" draw:marker-start-center="false" draw:marker-end="" draw:marker-end-width="0.3cm" draw:marker-end-center="false" draw:stroke-linejoin="round" draw:fill="solid" draw:fill-color="#99ccff" draw:textarea-horizontal-align="center" draw:textarea-vertical-align="middle" draw:auto-grow-height="false" fo:padding-top="0.125cm" fo:padding-bottom="0.125cm" fo:padding-left="0.25cm" fo:padding-right="0.25cm" fo:wrap-option="no-wrap" draw:shadow="hidden" draw:shadow-offset-x="0.3cm" draw:shadow-offset-y="0.3cm" draw:shadow-color="#808080"/>
    </style:style>
    <style:style style:name="gr34"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35"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36"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37"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39"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40"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list-style-name="L6">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list-style-name="L6">
      <style:graphic-properties draw:stroke="solid" svg:stroke-width="0.026cm" svg:stroke-color="#000000" draw:marker-start="" draw:marker-start-width="0.3cm" draw:marker-start-center="false" draw:marker-end="" draw:marker-end-width="0.3cm" draw:marker-end-center="false" draw:stroke-linejoin="round" draw:fill="solid" draw:fill-color="#99ccff" draw:textarea-horizontal-align="left" draw:textarea-vertical-align="middle" draw:auto-grow-height="false" fo:padding-top="0.13cm" fo:padding-bottom="0.13cm" fo:padding-left="0.25cm" fo:padding-right="0.25cm" fo:wrap-option="wrap" draw:shadow="hidden" draw:shadow-offset-x="0.3cm" draw:shadow-offset-y="0.3cm" draw:shadow-color="#808080"/>
    </style:style>
    <style:style style:name="gr43"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44" style:family="graphic" style:parent-style-name="standard" style:list-style-name="L6">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45" style:family="graphic" style:parent-style-name="standard" style:list-style-name="L6">
      <style:graphic-properties draw:stroke="solid" svg:stroke-width="0.026cm" svg:stroke-color="#000000" draw:marker-start="" draw:marker-start-width="0.3cm" draw:marker-start-center="false" draw:marker-end="" draw:marker-end-width="0.3cm" draw:marker-end-center="false" draw:stroke-linejoin="round" draw:fill="solid" draw:fill-color="#99ccff" draw:textarea-horizontal-align="left" draw:textarea-vertical-align="middle" draw:auto-grow-height="false" fo:padding-top="0.13cm" fo:padding-bottom="0.13cm" fo:padding-left="0.25cm" fo:padding-right="0.25cm" fo:wrap-option="wrap" draw:shadow="hidden" draw:shadow-offset-x="0.3cm" draw:shadow-offset-y="0.3cm" draw:shadow-color="#808080"/>
    </style:style>
    <style:style style:name="gr46"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7" style:family="graphic" style:parent-style-name="standard" style:list-style-name="L6">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8" style:family="graphic" style:parent-style-name="standard">
      <style:graphic-properties draw:marker-end="Arrow" draw:marker-end-width="0.3cm" draw:textarea-horizontal-align="center" draw:textarea-vertical-align="middle"/>
    </style:style>
    <style:style style:name="gr49" style:family="graphic" style:parent-style-name="standard">
      <style:graphic-properties draw:stroke="solid" svg:stroke-width="0.026cm" svg:stroke-color="#ffffff" draw:stroke-linejoin="round" draw:fill="solid" draw:fill-color="#99ccff" draw:textarea-horizontal-align="justify" draw:textarea-vertical-align="middle" draw:auto-grow-height="false" fo:padding-top="0.125cm" fo:padding-bottom="0.125cm" fo:padding-left="0.25cm" fo:padding-right="0.25cm" fo:wrap-option="wrap" draw:shadow="hidden"/>
    </style:style>
    <style:style style:name="gr50" style:family="graphic" style:parent-style-name="standard">
      <style:graphic-properties draw:stroke="solid" svg:stroke-width="0.026cm" svg:stroke-color="#ffffff" draw:stroke-linejoin="round" draw:fill="solid" draw:fill-color="#3deb3d" draw:textarea-horizontal-align="justify" draw:textarea-vertical-align="middle" draw:auto-grow-height="false" fo:padding-top="0.125cm" fo:padding-bottom="0.125cm" fo:padding-left="0.25cm" fo:padding-right="0.25cm" fo:wrap-option="wrap" draw:shadow="hidden"/>
    </style:style>
    <style:style style:name="gr51" style:family="graphic" style:parent-style-name="standard">
      <style:graphic-properties draw:stroke="solid" svg:stroke-width="0.025cm" svg:stroke-color="#ffff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52" style:family="graphic" style:parent-style-name="standard">
      <style:graphic-properties draw:stroke="solid" svg:stroke-width="0.025cm" svg:stroke-color="#ffff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53" style:family="graphic" style:parent-style-name="standard">
      <style:graphic-properties draw:stroke="solid" svg:stroke-width="0.026cm" svg:stroke-color="#ffffff" draw:stroke-linejoin="round" draw:fill="solid" draw:fill-color="#ffff99" draw:textarea-horizontal-align="justify" draw:textarea-vertical-align="middle" draw:auto-grow-height="false" fo:padding-top="0.125cm" fo:padding-bottom="0.125cm" fo:padding-left="0.25cm" fo:padding-right="0.25cm" fo:wrap-option="wrap" draw:shadow="hidden"/>
    </style:style>
    <style:style style:name="gr54" style:family="graphic" style:parent-style-name="standard">
      <style:graphic-properties draw:stroke="solid" svg:stroke-width="0.026cm" svg:stroke-color="#ffff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55" style:family="graphic" style:parent-style-name="standard">
      <style:graphic-properties draw:stroke="solid" svg:stroke-width="0.026cm" svg:stroke-color="#ffffff" draw:stroke-linejoin="round" draw:fill="solid" draw:fill-color="#999999" draw:textarea-horizontal-align="justify" draw:textarea-vertical-align="middle" draw:auto-grow-height="false" fo:padding-top="0.125cm" fo:padding-bottom="0.125cm" fo:padding-left="0.25cm" fo:padding-right="0.25cm" fo:wrap-option="wrap" draw:shadow="hidden"/>
    </style:style>
    <style:style style:name="gr56" style:family="graphic" style:parent-style-name="standard">
      <style:graphic-properties draw:stroke="solid" svg:stroke-width="0.026cm" svg:stroke-color="#000000" draw:stroke-linejoin="round" draw:fill="solid" draw:fill-color="#47b8b8" draw:textarea-horizontal-align="center" draw:textarea-vertical-align="middle" draw:auto-grow-height="false" fo:padding-top="0.125cm" fo:padding-bottom="0.125cm" fo:padding-left="0.25cm" fo:padding-right="0.25cm" fo:wrap-option="no-wrap" draw:shadow="hidden"/>
    </style:style>
    <style:style style:name="gr57" style:family="graphic" style:parent-style-name="standard">
      <style:graphic-properties draw:stroke="solid" svg:stroke-width="0.1cm" svg:stroke-color="#ff0000" draw:marker-start="Arrowheads_20_3" draw:marker-start-width="0.3cm" draw:marker-start-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58" style:family="graphic" style:parent-style-name="standard">
      <style:graphic-properties draw:stroke="solid" svg:stroke-width="0.1cm" svg:stroke-color="#ff0000" draw:marker-end="Arrowheads_20_4" draw:marker-end-width="0.3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7.242cm" fo:min-width="0cm" fo:padding-top="0cm" fo:padding-bottom="0cm" fo:padding-left="0cm" fo:padding-right="0cm" fo:wrap-option="no-wrap" draw:shadow="hidden" draw:shadow-color="#808080"/>
    </style:style>
    <style:style style:name="pr2" style:family="presentation" style:parent-style-name="Default-notes">
      <style:graphic-properties draw:stroke="none" draw:fill="none" draw:fill-color="#ffffff" draw:auto-grow-height="true" fo:min-height="11.41cm" draw:shadow="hidden"/>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3.009cm" fo:min-width="0cm" fo:padding-top="0cm" fo:padding-bottom="0cm" fo:padding-left="0cm" fo:padding-right="0cm" fo:wrap-option="no-wrap" draw:shadow="hidden"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5" style:family="presentation" style:parent-style-name="Default-title">
      <style:graphic-properties draw:fill-color="#ffffff" draw:auto-grow-height="true" fo:min-height="3.005cm"/>
    </style:style>
    <style:style style:name="pr6" style:family="presentation" style:parent-style-name="Default-outline1">
      <style:graphic-properties draw:auto-grow-height="true" fo:min-height="15.441cm"/>
    </style:style>
    <style:style style:name="pr7" style:family="presentation" style:parent-style-name="Default-notes">
      <style:graphic-properties draw:fill-color="#ffffff" fo:min-height="11.159cm"/>
    </style:style>
    <style:style style:name="pr8" style:family="presentation" style:parent-style-name="Default-outline1">
      <style:graphic-properties draw:fill="solid" draw:fill-color="#0099ff" draw:auto-grow-height="true" fo:min-height="14.894cm"/>
    </style:style>
    <style:style style:name="pr9" style:family="presentation" style:parent-style-name="Default-outline1">
      <style:graphic-properties draw:fill="solid" draw:fill-color="#0047ff" draw:auto-grow-height="true" fo:min-height="14.796cm"/>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5.193cm" fo:min-width="0cm" fo:padding-top="0cm" fo:padding-bottom="0cm" fo:padding-left="0cm" fo:padding-right="0cm" fo:wrap-option="no-wrap" draw:shadow="hidden" draw:shadow-color="#808080"/>
    </style:style>
    <style:style style:name="pr11" style:family="presentation" style:parent-style-name="Default-notes" style:list-style-name="L21">
      <style:graphic-properties draw:stroke="none" draw:fill="none" draw:fill-color="#ffffff" draw:auto-grow-height="true" fo:min-height="11.41cm" draw:shadow="hidden"/>
    </style:style>
    <style:style style:name="pr12" style:family="presentation" style:parent-style-name="Default-notes" style:list-style-name="L21">
      <style:graphic-properties draw:stroke="none" draw:fill="none" draw:fill-color="#ffffff" draw:auto-grow-height="true" fo:min-height="11.41cm" draw:shadow="hidden"/>
    </style:style>
    <style:style style:name="pr13" style:family="presentation" style:parent-style-name="Default-outline1" style:list-style-name="L3">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14" style:family="presentation" style:parent-style-name="Default-outline1" style:list-style-name="L22">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15" style:family="presentation" style:parent-style-name="Default-outline1" style:list-style-name="L23">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16" style:family="presentation" style:parent-style-name="Default-outline1" style:list-style-name="L23">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17" style:family="presentation" style:parent-style-name="Default-outline1" style:list-style-name="L22">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18" style:family="presentation" style:parent-style-name="Default-outline1" style:list-style-name="L22">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19" style:family="presentation" style:parent-style-name="Default-outline1" style:list-style-name="L22">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20" style:family="presentation" style:parent-style-name="Default-outline1" style:list-style-name="L24">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21" style:family="presentation" style:parent-style-name="Default-outline1" style:list-style-name="L22">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22" style:family="presentation" style:parent-style-name="Default-outline1" style:list-style-name="L22">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23" style:family="presentation" style:parent-style-name="Default-title">
      <style:graphic-properties draw:stroke="none" draw:fill="none" draw:fill-color="#ffffff" fo:min-height="3.01cm" draw:shadow="hidden" draw:shadow-color="#808080"/>
    </style:style>
    <style:style style:name="P1" style:family="paragraph">
      <style:paragraph-properties fo:margin-left="0cm" fo:margin-right="0cm" fo:line-height="98%" fo:text-align="center" text:enable-numbering="false" fo:text-indent="0cm" style:line-break="strict"/>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style>
    <style:style style:name="P4" style:family="paragraph">
      <style:paragraph-properties fo:margin-left="0cm" fo:margin-right="0cm" fo:line-height="98%" text:enable-numbering="false" fo:text-indent="0cm" style:line-break="strict"/>
    </style:style>
    <style:style style:name="P5" style:family="paragraph">
      <style:paragraph-properties fo:margin-left="1.199cm" fo:margin-right="0cm" fo:line-height="98%" text:enable-numbering="true" fo:text-indent="-0.9cm" style:line-break="strict"/>
    </style:style>
    <style:style style:name="P6" style:family="paragraph">
      <style:paragraph-properties fo:margin-left="1.199cm" fo:margin-right="0cm" fo:text-indent="-0.9cm" style:writing-mode="lr-tb"/>
    </style:style>
    <style:style style:name="P7" style:family="paragraph">
      <style:paragraph-properties fo:margin-left="1.199cm" fo:margin-right="0cm" fo:line-height="98%" fo:text-align="center" text:enable-numbering="false" fo:text-indent="-0.9cm" style:line-break="strict"/>
    </style:style>
    <style:style style:name="P8" style:family="paragraph">
      <style:paragraph-properties fo:margin-left="1.199cm" fo:margin-right="0cm" fo:text-indent="-0.9cm"/>
    </style:style>
    <style:style style:name="P9" style:family="paragraph">
      <style:paragraph-properties fo:margin-left="2.398cm" fo:margin-right="0cm" text:enable-numbering="true" fo:text-indent="-0.798cm"/>
    </style:style>
    <style:style style:name="P10" style:family="paragraph">
      <style:paragraph-properties fo:margin-left="1.199cm" fo:margin-right="0cm" fo:line-height="93%" text:enable-numbering="true" fo:text-indent="-0.9cm" style:line-break="strict"/>
    </style:style>
    <style:style style:name="P11" style:family="paragraph">
      <style:paragraph-properties fo:margin-left="2.398cm" fo:margin-right="0cm" fo:line-height="93%" text:enable-numbering="true" fo:text-indent="-0.798cm" style:line-break="strict"/>
    </style:style>
    <style:style style:name="P12" style:family="paragraph">
      <style:paragraph-properties fo:margin-left="1.199cm" fo:margin-right="0cm" text:enable-numbering="false" fo:text-indent="-0.9cm"/>
    </style:style>
    <style:style style:name="P13" style:family="paragraph">
      <style:paragraph-properties fo:margin-left="0cm" fo:margin-right="0cm" fo:text-indent="0cm"/>
      <style:text-properties fo:font-size="12pt"/>
    </style:style>
    <style:style style:name="P14" style:family="paragraph">
      <style:paragraph-properties fo:margin-left="0cm" fo:margin-right="0cm" fo:line-height="98%" text:enable-numbering="true" fo:text-indent="0cm" style:line-break="strict"/>
    </style:style>
    <style:style style:name="P15" style:family="paragraph">
      <style:paragraph-properties fo:margin-left="0cm" fo:margin-right="0cm" fo:line-height="93%" text:enable-numbering="false" fo:text-indent="0cm" style:line-break="strict"/>
    </style:style>
    <style:style style:name="P16" style:family="paragraph">
      <style:paragraph-properties style:writing-mode="lr-tb"/>
    </style:style>
    <style:style style:name="P17" style:family="paragraph">
      <style:paragraph-properties fo:margin-left="0cm" fo:margin-right="0cm" fo:line-height="93%" fo:text-align="center" text:enable-numbering="false" fo:text-indent="0cm" style:line-break="strict"/>
    </style:style>
    <style:style style:name="P18" style:family="paragraph">
      <style:paragraph-properties fo:text-align="center" style:writing-mode="lr-tb"/>
    </style:style>
    <style:style style:name="P19" style:family="paragraph">
      <style:paragraph-properties style:writing-mode="lr-tb"/>
      <style:text-properties fo:color="#ffffff"/>
    </style:style>
    <style:style style:name="P20" style:family="paragraph">
      <style:paragraph-properties style:writing-mode="lr-tb"/>
      <style:text-properties fo:font-size="14pt"/>
    </style:style>
    <style:style style:name="P21" style:family="paragraph">
      <style:paragraph-properties fo:text-align="center" style:writing-mode="lr-tb"/>
      <style:text-properties fo:font-size="24pt"/>
    </style:style>
    <style:style style:name="P22" style:family="paragraph">
      <style:paragraph-properties fo:margin-left="1.199cm" fo:margin-right="0cm" fo:line-height="98%" text:enable-numbering="false" fo:text-indent="-0.9cm" style:line-break="strict"/>
    </style:style>
    <style:style style:name="P23" style:family="paragraph">
      <style:paragraph-properties style:writing-mode="lr-tb"/>
      <style:text-properties fo:font-family="'Bitstream Vera Sans'" style:font-family-generic="swiss" style:font-pitch="variable"/>
    </style:style>
    <style:style style:name="P24" style:family="paragraph">
      <style:paragraph-properties fo:margin-left="2.398cm" fo:margin-right="0cm" fo:text-indent="-0.798cm"/>
    </style:style>
    <style:style style:name="P25" style:family="paragraph">
      <style:paragraph-properties fo:margin-left="0cm" fo:margin-right="0cm" fo:line-height="93%" text:enable-numbering="false" fo:text-indent="0cm" style:line-break="strict" style:writing-mode="lr-tb"/>
      <style:text-properties fo:font-family="'Bitstream Vera Sans'" style:font-family-generic="swiss" style:font-pitch="variable" fo:font-size="18pt"/>
    </style:style>
    <style:style style:name="P26" style:family="paragraph">
      <style:paragraph-properties fo:margin-left="0cm" fo:margin-right="0cm" fo:margin-top="0cm" fo:margin-bottom="0cm" fo:line-height="93%" fo:text-align="start" text:enable-numbering="false"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P27" style:family="paragraph">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8" style:family="paragraph">
      <style:paragraph-properties fo:margin-left="0cm" fo:margin-right="0cm" fo:margin-top="0cm" fo:margin-bottom="0cm" fo:line-height="93%" fo:text-align="start" text:enable-numbering="false"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P29" style:family="paragraph">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P30" style:family="paragraph">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1" style:family="paragraph">
      <style:paragraph-properties fo:margin-left="0cm" fo:margin-right="0cm" fo:margin-top="0cm" fo:margin-bottom="0cm" fo:line-height="93%" fo:text-align="start" text:enable-numbering="false"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2" style:family="paragraph">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family="'Bitstream Vera Sans'" style:font-family-generic="swiss" style:font-pitch="variable"/>
    </style:style>
    <style:style style:name="P34" style:family="paragraph">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Bitstream Vera Sans'" style:font-family-generic="swiss" style:font-pitch="variable" fo:font-size="16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93%" fo:text-align="center" text:enable-numbering="false"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family="'Bitstream Vera Sans'" style:font-family-generic="swiss" style:font-pitch="variable"/>
    </style:style>
    <style:style style:name="P36" style:family="paragraph">
      <style:paragraph-properties fo:margin-left="0cm" fo:margin-right="0cm" fo:margin-top="0cm" fo:margin-bottom="0cm" fo:line-height="93%" fo:text-align="start" text:enable-numbering="false"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Bitstream Vera San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P37" style:family="paragraph">
      <style:paragraph-properties fo:margin-left="0cm" fo:margin-right="0cm" fo:margin-top="0cm" fo:margin-bottom="0cm" fo:line-height="93%" fo:text-align="center" text:enable-numbering="false"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8" style:family="paragraph">
      <style:paragraph-properties fo:margin-left="0cm" fo:margin-right="0cm" fo:line-height="93%" fo:text-align="center" text:enable-numbering="false" fo:text-indent="0cm" style:line-break="strict" style:writing-mode="lr-tb"/>
    </style:style>
    <style:style style:name="P39" style:family="paragraph">
      <style:paragraph-properties fo:margin-left="1.199cm" fo:margin-right="0cm" fo:line-height="98%" text:enable-numbering="true" fo:text-indent="-0.9cm" style:line-break="strict" style:writing-mode="lr-tb"/>
    </style:style>
    <style:style style:name="P40" style:family="paragraph">
      <style:paragraph-properties fo:margin-left="0.454cm" fo:margin-right="0cm" fo:line-height="98%" text:enable-numbering="false" fo:text-indent="-0.454cm" style:line-break="strict"/>
    </style:style>
    <style:style style:name="P41" style:family="paragraph">
      <style:paragraph-properties fo:margin-left="0.454cm" fo:margin-right="0cm" fo:line-height="98%" text:enable-numbering="true" fo:text-indent="-0.454cm" style:line-break="strict"/>
    </style:style>
    <style:style style:name="P42" style:family="paragraph">
      <style:paragraph-properties fo:margin-left="0.454cm" fo:margin-right="0cm" text:enable-numbering="false" fo:text-indent="-0.454cm"/>
    </style:style>
    <style:style style:name="P43" style:family="paragraph">
      <style:paragraph-properties fo:margin-left="0.454cm" fo:margin-right="0cm" text:enable-numbering="true" fo:text-indent="-0.454cm"/>
    </style:style>
    <style:style style:name="P44" style:family="paragraph">
      <style:paragraph-properties fo:margin-left="1.8cm" fo:margin-right="0cm" fo:line-height="98%" text:enable-numbering="true" fo:text-indent="-0.6cm" style:line-break="strict"/>
    </style:style>
    <style:style style:name="P45" style:family="paragraph">
      <style:paragraph-properties fo:margin-left="2.4cm" fo:margin-right="0cm" fo:line-height="98%" text:enable-numbering="true" fo:text-indent="-0.6cm" style:line-break="strict"/>
    </style:style>
    <style:style style:name="P46" style:family="paragraph">
      <style:paragraph-properties fo:margin-left="2.398cm" fo:margin-right="0cm" fo:line-height="98%" text:enable-numbering="true" fo:text-indent="-0.798cm" style:line-break="strict"/>
    </style:style>
    <style:style style:name="P47" style:family="paragraph">
      <style:paragraph-properties fo:margin-left="1.199cm" fo:margin-right="0cm" text:enable-numbering="true" fo:text-indent="-0.9cm" style:writing-mode="lr-tb"/>
    </style:style>
    <style:style style:name="P48" style:family="paragraph">
      <style:paragraph-properties fo:margin-left="1.199cm" fo:margin-right="0cm" text:enable-numbering="true" fo:text-indent="-0.9cm"/>
    </style:style>
    <style:style style:name="P49" style:family="paragraph">
      <style:paragraph-properties fo:margin-left="3.598cm" fo:margin-right="0cm" fo:line-height="98%" text:enable-numbering="true" fo:text-indent="-0.6cm" style:line-break="strict"/>
    </style:style>
    <style:style style:name="P50" style:family="paragraph">
      <style:paragraph-properties fo:margin-left="0.599cm" fo:margin-right="0cm" fo:line-height="89%" text:enable-numbering="false" fo:text-indent="-0.599cm" style:line-break="strict"/>
    </style:style>
    <style:style style:name="T1" style:family="text">
      <style:text-properties fo:color="#ffffff" fo:font-family="'Bitstream Vera Sans'" style:font-family-generic="swiss" style:font-pitch="variable" fo:font-size="48pt" fo:language="en" fo:country="GB" fo:font-style="italic" fo:text-shadow="none" style:text-underline-style="none" fo:font-weight="bold" style:font-family-asian="ArialMT" style:font-family-generic-asian="swiss" style:font-pitch-asian="variable" style:font-size-asian="48pt" style:font-style-asian="italic" style:font-weight-asian="bold" style:font-family-complex="ArialMT" style:font-family-generic-complex="swiss" style:font-pitch-complex="variable" style:font-size-complex="48pt" style:font-style-complex="italic" style:font-weight-complex="bold"/>
    </style:style>
    <style:style style:name="T2" style:family="text">
      <style:text-properties fo:color="#ffff00" fo:font-family="'Bitstream Vera Sans'" style:font-family-generic="swiss" style:font-pitch="variable" fo:font-size="48pt" fo:language="en" fo:country="GB" fo:font-style="italic" fo:text-shadow="none" style:text-underline-style="none" fo:font-weight="bold" style:font-family-asian="ArialMT" style:font-family-generic-asian="swiss" style:font-pitch-asian="variable" style:font-size-asian="48pt" style:font-style-asian="italic" style:font-weight-asian="bold" style:font-family-complex="ArialMT" style:font-family-generic-complex="swiss" style:font-pitch-complex="variable" style:font-size-complex="48pt" style:font-style-complex="italic" style:font-weight-complex="bold"/>
    </style:style>
    <style:style style:name="T3" style:family="text">
      <style:text-properties fo:color="#ff9966" fo:font-family="'Bitstream Vera Sans'" style:font-family-generic="swiss" style:font-pitch="variable" fo:font-size="32pt" fo:language="en" fo:country="GB" fo:font-style="italic" fo:text-shadow="none" style:text-underline-style="none" fo:font-weight="bold" style:font-family-asian="ArialMT" style:font-family-generic-asian="swiss" style:font-pitch-asian="variable" style:font-size-asian="32pt" style:font-style-asian="italic" style:font-weight-asian="bold" style:font-family-complex="ArialMT" style:font-family-generic-complex="swiss" style:font-pitch-complex="variable" style:font-size-complex="32pt" style:font-style-complex="italic" style:font-weight-complex="bold"/>
    </style:style>
    <style:style style:name="T4" style:family="text">
      <style:text-properties fo:color="#ffffff" fo:font-family="'Bitstream Vera Sans'" style:font-family-generic="swiss" style:font-pitch="variable" fo:font-size="32pt" fo:language="en" fo:country="GB" fo:font-style="italic" fo:text-shadow="none" style:text-underline-style="none" fo:font-weight="bold" style:font-family-asian="ArialMT" style:font-family-generic-asian="swiss" style:font-pitch-asian="variable" style:font-size-asian="32pt" style:font-style-asian="italic" style:font-weight-asian="bold" style:font-family-complex="ArialMT" style:font-family-generic-complex="swiss" style:font-pitch-complex="variable" style:font-size-complex="32pt" style:font-style-complex="italic" style:font-weight-complex="bold"/>
    </style:style>
    <style:style style:name="T5" style:family="text">
      <style:text-properties fo:font-family="'Bitstream Vera Sans'" style:font-family-generic="swiss" style:font-pitch="variable" fo:language="en" fo:country="GB"/>
    </style:style>
    <style:style style:name="T6" style:family="text">
      <style:text-properties fo:color="#ffff00" fo:font-family="'Bitstream Vera Sans'" style:font-family-generic="swiss" style:font-pitch="variable" fo:language="en" fo:country="GB"/>
    </style:style>
    <style:style style:name="T7" style:family="text">
      <style:text-properties fo:font-family="'Bitstream Vera Sans'" style:font-family-generic="swiss" style:font-pitch="variable" fo:font-size="18pt" fo:language="en" fo:country="GB" fo:font-weight="bold" style:font-size-asian="18pt" style:font-weight-asian="bold" style:font-size-complex="18pt" style:font-weight-complex="bold"/>
    </style:style>
    <style:style style:name="T8" style:family="text">
      <style:text-properties fo:color="#ffffff" fo:font-family="'Bitstream Vera Sans'" style:font-family-generic="swiss" style:font-pitch="variable" fo:font-size="54pt" fo:language="en" fo:country="GB" fo:font-weight="bold" style:font-size-asian="54pt" style:font-weight-asian="bold" style:font-size-complex="54pt" style:font-weight-complex="bold"/>
    </style:style>
    <style:style style:name="T9" style:family="text">
      <style:text-properties fo:font-family="'Bitstream Vera Sans'" style:font-family-generic="swiss" style:font-pitch="variable" fo:font-size="22pt" fo:language="en" fo:country="GB"/>
    </style:style>
    <style:style style:name="T10" style:family="text">
      <style:text-properties fo:font-family="'Bitstream Vera Sans'" style:font-family-generic="swiss" style:font-pitch="variable" fo:font-size="22pt" fo:language="en" fo:country="GB" style:font-size-asian="32pt" style:font-size-complex="32pt"/>
    </style:style>
    <style:style style:name="T11" style:family="text">
      <style:text-properties fo:font-family="'Bitstream Vera Sans'" style:font-family-generic="swiss" style:font-pitch="variable" fo:font-size="22pt" fo:language="en" fo:country="GB" style:font-size-asian="22pt" style:font-size-complex="22pt"/>
    </style:style>
    <style:style style:name="T12" style:family="text">
      <style:text-properties fo:font-family="'Bitstream Vera Sans'" style:font-family-generic="swiss" style:font-pitch="variable" fo:font-size="32pt" fo:language="en" fo:country="GB" style:font-size-asian="32pt" style:font-size-complex="32pt"/>
    </style:style>
    <style:style style:name="T13" style:family="text">
      <style:text-properties fo:font-family="'Bitstream Vera Sans'" style:font-family-generic="swiss" style:font-pitch="variable" fo:language="en" fo:country="GB" style:font-family-asian="ArialMT" style:font-family-generic-asian="swiss" style:font-pitch-asian="variable" style:font-family-complex="ArialMT" style:font-family-generic-complex="swiss" style:font-pitch-complex="variable"/>
    </style:style>
    <style:style style:name="T14" style:family="text">
      <style:text-properties fo:font-size="10pt"/>
    </style:style>
    <style:style style:name="T15" style:family="text">
      <style:text-properties fo:color="#e6e6ff" fo:font-family="'Bitstream Vera Sans'" style:font-family-generic="swiss" style:font-pitch="variable" fo:font-size="22pt" style:font-family-asian="'Bitstream Vera Sans'" style:font-family-generic-asian="swiss" style:font-pitch-asian="variable" style:font-family-complex="'Bitstream Vera Sans'" style:font-family-generic-complex="swiss" style:font-pitch-complex="variable" style:font-size-complex="12pt"/>
    </style:style>
    <style:style style:name="T16" style:family="text">
      <style:text-properties fo:font-family="'Bitstream Vera Sans'" style:font-family-generic="swiss" style:font-pitch="variable" fo:font-size="22pt" fo:language="en" fo:country="GB" style:font-family-asian="ArialMT" style:font-family-generic-asian="swiss" style:font-pitch-asian="variable" style:font-size-asian="28pt" style:font-family-complex="ArialMT" style:font-family-generic-complex="swiss" style:font-pitch-complex="variable" style:font-size-complex="28pt"/>
    </style:style>
    <style:style style:name="T17" style:family="text">
      <style:text-properties fo:font-family="'Bitstream Vera Sans'" style:font-family-generic="swiss" style:font-pitch="variable" fo:font-size="28pt" fo:language="en" fo:country="GB" style:font-family-asian="ArialMT" style:font-family-generic-asian="swiss" style:font-pitch-asian="variable" style:font-size-asian="28pt" style:font-family-complex="ArialMT" style:font-family-generic-complex="swiss" style:font-pitch-complex="variable" style:font-size-complex="28pt"/>
    </style:style>
    <style:style style:name="T18" style:family="text">
      <style:text-properties fo:color="#000000" fo:font-size="14pt" fo:language="en" fo:country="GB" style:font-size-asian="14pt" style:font-size-complex="14pt"/>
    </style:style>
    <style:style style:name="T19" style:family="text">
      <style:text-properties fo:color="#ffffff" fo:font-size="16pt" fo:language="en" fo:country="GB" style:font-size-asian="16pt" style:font-size-complex="16pt"/>
    </style:style>
    <style:style style:name="T20" style:family="text">
      <style:text-properties fo:color="#ffffff" fo:font-family="'Bitstream Vera Sans'" style:font-family-generic="swiss" style:font-pitch="variable" fo:language="en" fo:country="GB"/>
    </style:style>
    <style:style style:name="T21" style:family="text">
      <style:text-properties fo:color="#000000" fo:font-size="12pt" fo:language="en" fo:country="GB" style:font-size-asian="12pt" style:font-size-complex="12pt"/>
    </style:style>
    <style:style style:name="T22" style:family="text">
      <style:text-properties fo:color="#ffffff" fo:font-size="22pt" fo:language="en" fo:country="GB" style:font-size-asian="22pt" style:font-size-complex="22pt"/>
    </style:style>
    <style:style style:name="T23" style:family="text">
      <style:text-properties fo:color="#000000" fo:font-size="22pt" fo:language="en" fo:country="GB" style:font-size-asian="22pt" style:font-size-complex="22pt"/>
    </style:style>
    <style:style style:name="T24" style:family="text">
      <style:text-properties fo:color="#000000" fo:language="en" fo:country="GB"/>
    </style:style>
    <style:style style:name="T25" style:family="text">
      <style:text-properties fo:color="#c0c0c0" fo:font-size="16pt" fo:language="en" fo:country="GB" style:font-size-asian="12pt" style:font-size-complex="12pt"/>
    </style:style>
    <style:style style:name="T26" style:family="text">
      <style:text-properties fo:color="#c0c0c0" fo:font-size="12pt" fo:language="en" fo:country="GB" style:font-size-asian="12pt" style:font-size-complex="12pt"/>
    </style:style>
    <style:style style:name="T27" style:family="text">
      <style:text-properties fo:color="#ffffff" fo:font-family="'Bitstream Vera Sans'" style:font-family-generic="swiss" style:font-pitch="variable" fo:font-size="22pt" fo:language="en" fo:country="GB" style:font-size-asian="22pt" style:font-size-complex="22pt"/>
    </style:style>
    <style:style style:name="T28" style:family="text">
      <style:text-properties fo:color="#000000" style:text-outline="false" style:text-line-through-style="none" style:text-position="0% 100%" fo:font-family="Arial" style:font-family-generic="swiss" style:font-pitch="variable" fo:font-size="16pt" fo:language="en" fo:country="GB"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T29"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T30"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T31" style:family="text">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T32" style:family="text">
      <style:text-properties fo:color="#000000" style:text-outline="false" style:text-line-through-style="none" style:text-position="0% 100%" fo:font-family="'Bitstream Vera Sans'" style:font-family-generic="swiss" style:font-pitch="variable" fo:font-size="16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T33" style:family="text">
      <style:text-properties fo:color="#000000" style:text-outline="false" style:text-line-through-style="none" style:text-position="0% 100%" fo:font-family="'Bitstream Vera Sans'" style:font-family-generic="swiss" style:font-pitch="variable" fo:font-size="16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T34" style:family="text">
      <style:text-properties fo:color="#000000" style:text-outline="false" style:text-line-through-style="none" style:text-position="0% 100%" fo:font-family="'Bitstream Vera San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T35" style:family="text">
      <style:text-properties fo:font-family="'Bitstream Vera Sans'" style:font-family-generic="swiss" style:font-pitch="variable" fo:font-size="20pt" fo:language="en" fo:country="GB" style:font-size-asian="20pt" style:font-size-complex="20pt"/>
    </style:style>
    <style:style style:name="T36" style:family="text">
      <style:text-properties fo:font-family="'Bitstream Vera Sans'" style:font-family-generic="swiss" style:font-pitch="variable" fo:font-size="22pt" fo:language="en" fo:country="GB" style:font-family-asian="Arial" style:font-family-generic-asian="swiss" style:font-pitch-asian="variable" style:font-size-asian="22pt" style:font-family-complex="Arial" style:font-family-generic-complex="swiss" style:font-pitch-complex="variable" style:font-size-complex="22pt"/>
    </style:style>
    <style:style style:name="T37" style:family="text">
      <style:text-properties fo:font-size="22pt"/>
    </style:style>
    <style:style style:name="T38" style:family="text">
      <style:text-properties fo:font-family="'Bitstream Vera Sans'" style:font-family-generic="swiss" style:font-pitch="variable" fo:font-size="12pt" fo:language="en" fo:country="GB" style:font-size-asian="12pt" style:font-size-complex="12pt"/>
    </style:style>
    <style:style style:name="T39" style:family="text">
      <style:text-properties fo:color="#000000" fo:font-size="10pt" fo:language="en" fo:country="GB" style:font-size-asian="10pt" style:font-size-complex="10pt"/>
    </style:style>
    <style:style style:name="T40" style:family="text">
      <style:text-properties fo:font-family="'Bitstream Vera Sans'" style:font-family-generic="swiss" style:font-pitch="variable" fo:font-size="24pt" fo:language="en" fo:country="GB" style:font-size-asian="24pt" style:font-size-complex="24pt"/>
    </style:style>
    <style:style style:name="T41" style:family="text">
      <style:text-properties fo:color="#e6e6e6" fo:font-family="'Bitstream Vera Sans'" style:font-family-generic="swiss" style:font-pitch="variable" fo:font-size="24pt" fo:language="en" fo:country="GB"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T42" style:family="text">
      <style:text-properties fo:color="#ffffff" fo:font-family="'Courier New'" style:font-family-generic="modern" style:font-pitch="fixed"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43" style:family="text">
      <style:text-properties fo:color="#ffffff" fo:font-family="Courier-Bold" style:font-family-generic="modern" style:font-pitch="variable" fo:font-size="16pt" fo:language="en" fo:country="GB" fo:font-weight="bold" style:font-family-asian="Courier-Bold" style:font-family-generic-asian="modern" style:font-pitch-asian="variable" style:font-size-asian="16pt" style:font-weight-asian="bold" style:font-family-complex="Courier-Bold" style:font-family-generic-complex="modern" style:font-pitch-complex="variable" style:font-size-complex="16pt" style:font-weight-complex="bold"/>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299cm" text:min-label-width="0.9cm"/>
        <style:text-properties fo:color="#e6e6e6" fo:font-size="100%"/>
      </text:list-level-style-number>
      <text:list-level-style-number text:level="2" style:num-suffix="." style:num-format="1">
        <style:list-level-properties text:space-before="1.6cm" text:min-label-width="0.798cm"/>
        <style:text-properties fo:color="#e6e6e6" fo:font-size="100%"/>
      </text:list-level-style-number>
      <text:list-level-style-number text:level="3" style:num-suffix="." style:num-format="1">
        <style:list-level-properties text:space-before="2.998cm" text:min-label-width="0.6cm"/>
        <style:text-properties fo:color="#e6e6e6" fo:font-size="100%"/>
      </text:list-level-style-number>
      <text:list-level-style-number text:level="4" style:num-suffix="." style:num-format="1">
        <style:list-level-properties text:space-before="4.198cm" text:min-label-width="0.599cm"/>
        <style:text-properties fo:color="#e6e6e6" fo:font-size="100%"/>
      </text:list-level-style-number>
      <text:list-level-style-number text:level="5" style:num-suffix="." style:num-format="1">
        <style:list-level-properties text:space-before="5.397cm" text:min-label-width="0.6cm"/>
        <style:text-properties fo:color="#e6e6e6" fo:font-size="100%"/>
      </text:list-level-style-number>
      <text:list-level-style-number text:level="6" style:num-suffix="." style:num-format="1">
        <style:list-level-properties text:space-before="5.397cm" text:min-label-width="0.6cm"/>
        <style:text-properties fo:color="#e6e6e6" fo:font-size="100%"/>
      </text:list-level-style-number>
      <text:list-level-style-number text:level="7" style:num-suffix="." style:num-format="1">
        <style:list-level-properties text:space-before="5.397cm" text:min-label-width="0.6cm"/>
        <style:text-properties fo:color="#e6e6e6" fo:font-size="100%"/>
      </text:list-level-style-number>
      <text:list-level-style-number text:level="8" style:num-suffix="." style:num-format="1">
        <style:list-level-properties text:space-before="5.397cm" text:min-label-width="0.6cm"/>
        <style:text-properties fo:color="#e6e6e6"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3">
      <text:list-level-style-bullet text:level="1" text:bullet-char="•">
        <style:list-level-properties text:space-before="0.299cm" text:min-label-width="0.9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Bitstream Vera Sans'" style:font-family-generic="swiss" style:font-pitch="variable" fo:color="#c0c0c0" fo:font-size="100%"/>
      </text:list-level-style-bullet>
      <text:list-level-style-bullet text:level="3" text:bullet-char="•">
        <style:list-level-properties text:space-before="2.998cm" text:min-label-width="0.6cm"/>
        <style:text-properties fo:font-family="'Bitstream Vera Sans'" style:font-family-generic="swiss" style:font-pitch="variable" fo:color="#c0c0c0" fo:font-size="100%"/>
      </text:list-level-style-bullet>
      <text:list-level-style-bullet text:level="4" text:bullet-char="•">
        <style:list-level-properties text:space-before="4.198cm" text:min-label-width="0.599cm"/>
        <style:text-properties fo:font-family="'Bitstream Vera Sans'" style:font-family-generic="swiss" style:font-pitch="variable" fo:color="#c0c0c0" fo:font-size="100%"/>
      </text:list-level-style-bullet>
      <text:list-level-style-bullet text:level="5" text:bullet-char="•">
        <style:list-level-properties text:space-before="5.397cm" text:min-label-width="0.6cm"/>
        <style:text-properties fo:font-family="'Bitstream Vera Sans'" style:font-family-generic="swiss" style:font-pitch="variable" fo:color="#c0c0c0" fo:font-size="100%"/>
      </text:list-level-style-bullet>
      <text:list-level-style-bullet text:level="6" text:bullet-char="•">
        <style:list-level-properties text:space-before="5.397cm" text:min-label-width="0.6cm"/>
        <style:text-properties fo:font-family="'Bitstream Vera Sans'" style:font-family-generic="swiss" style:font-pitch="variable" fo:color="#c0c0c0" fo:font-size="100%"/>
      </text:list-level-style-bullet>
      <text:list-level-style-bullet text:level="7" text:bullet-char="•">
        <style:list-level-properties text:space-before="5.397cm" text:min-label-width="0.6cm"/>
        <style:text-properties fo:font-family="'Bitstream Vera Sans'" style:font-family-generic="swiss" style:font-pitch="variable" fo:color="#c0c0c0" fo:font-size="100%"/>
      </text:list-level-style-bullet>
      <text:list-level-style-bullet text:level="8" text:bullet-char="•">
        <style:list-level-properties text:space-before="5.397cm" text:min-label-width="0.6cm"/>
        <style:text-properties fo:font-family="'Bitstream Vera Sans'" style:font-family-generic="swiss" style:font-pitch="variable" fo:color="#c0c0c0" fo:font-size="100%"/>
      </text:list-level-style-bullet>
      <text:list-level-style-bullet text:level="9" text:bullet-char="•">
        <style:list-level-properties text:space-before="4.8cm" text:min-label-width="0.6cm"/>
        <style:text-properties fo:font-family="'Bitstream Vera Sans'" style:font-family-generic="swiss" style:font-pitch="variable" fo:color="#c0c0c0" fo:font-size="100%"/>
      </text:list-level-style-bullet>
    </text:list-style>
    <text:list-style style:name="L4">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Tahoma" style:font-family-generic="swiss" style:font-pitch="variable" fo:color="#e6e6e6" fo:font-size="45%"/>
      </text:list-level-style-bullet>
      <text:list-level-style-bullet text:level="3" text:bullet-char="">
        <style:list-level-properties text:space-before="2.998cm" text:min-label-width="0.6cm"/>
        <style:text-properties fo:font-family="Wingdings" style:font-pitch="variable" style:font-charset="x-symbol" fo:color="#e6e6e6" fo:font-size="45%"/>
      </text:list-level-style-bullet>
      <text:list-level-style-bullet text:level="4" text:bullet-char="">
        <style:list-level-properties text:space-before="4.198cm" text:min-label-width="0.599cm"/>
        <style:text-properties fo:font-family="Symbol" style:font-pitch="variable" style:font-charset="x-symbol" fo:color="#e6e6e6" fo:font-size="75%"/>
      </text:list-level-style-bullet>
      <text:list-level-style-bullet text:level="5" text:bullet-char="">
        <style:list-level-properties text:space-before="5.397cm" text:min-label-width="0.6cm"/>
        <style:text-properties fo:font-family="Wingdings" style:font-pitch="variable" style:font-charset="x-symbol" fo:color="#e6e6e6" fo:font-size="45%"/>
      </text:list-level-style-bullet>
      <text:list-level-style-bullet text:level="6" text:bullet-char="">
        <style:list-level-properties text:space-before="5.397cm" text:min-label-width="0.6cm"/>
        <style:text-properties fo:font-family="Wingdings" style:font-pitch="variable" style:font-charset="x-symbol" fo:color="#e6e6e6" fo:font-size="45%"/>
      </text:list-level-style-bullet>
      <text:list-level-style-bullet text:level="7" text:bullet-char="">
        <style:list-level-properties text:space-before="5.397cm" text:min-label-width="0.6cm"/>
        <style:text-properties fo:font-family="Wingdings" style:font-pitch="variable" style:font-charset="x-symbol" fo:color="#e6e6e6" fo:font-size="45%"/>
      </text:list-level-style-bullet>
      <text:list-level-style-bullet text:level="8" text:bullet-char="">
        <style:list-level-properties text:space-before="5.397cm" text:min-label-width="0.6cm"/>
        <style:text-properties fo:font-family="Wingdings" style:font-pitch="variable" style:font-charset="x-symbol" fo:color="#e6e6e6"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c0c0c0" fo:font-size="100%"/>
      </text:list-level-style-bullet>
      <text:list-level-style-bullet text:level="2" text:bullet-char="•">
        <style:list-level-properties text:space-before="1.6cm" text:min-label-width="0.798cm"/>
        <style:text-properties fo:font-family="Tahoma" style:font-family-generic="swiss" style:font-pitch="variable" fo:color="#c0c0c0" fo:font-size="45%"/>
      </text:list-level-style-bullet>
      <text:list-level-style-bullet text:level="3" text:bullet-char="">
        <style:list-level-properties text:space-before="2.998cm" text:min-label-width="0.6cm"/>
        <style:text-properties fo:font-family="Wingdings" style:font-pitch="variable" style:font-charset="x-symbol" fo:color="#c0c0c0" fo:font-size="45%"/>
      </text:list-level-style-bullet>
      <text:list-level-style-bullet text:level="4" text:bullet-char="">
        <style:list-level-properties text:space-before="4.198cm" text:min-label-width="0.599cm"/>
        <style:text-properties fo:font-family="Symbol" style:font-pitch="variable" style:font-charset="x-symbol" fo:color="#c0c0c0" fo:font-size="75%"/>
      </text:list-level-style-bullet>
      <text:list-level-style-bullet text:level="5" text:bullet-char="">
        <style:list-level-properties text:space-before="5.397cm" text:min-label-width="0.6cm"/>
        <style:text-properties fo:font-family="Wingdings" style:font-pitch="variable" style:font-charset="x-symbol" fo:color="#c0c0c0" fo:font-size="45%"/>
      </text:list-level-style-bullet>
      <text:list-level-style-bullet text:level="6" text:bullet-char="">
        <style:list-level-properties text:space-before="5.397cm" text:min-label-width="0.6cm"/>
        <style:text-properties fo:font-family="Wingdings" style:font-pitch="variable" style:font-charset="x-symbol" fo:color="#c0c0c0" fo:font-size="45%"/>
      </text:list-level-style-bullet>
      <text:list-level-style-bullet text:level="7" text:bullet-char="">
        <style:list-level-properties text:space-before="5.397cm" text:min-label-width="0.6cm"/>
        <style:text-properties fo:font-family="Wingdings" style:font-pitch="variable" style:font-charset="x-symbol" fo:color="#c0c0c0" fo:font-size="45%"/>
      </text:list-level-style-bullet>
      <text:list-level-style-bullet text:level="8" text:bullet-char="">
        <style:list-level-properties text:space-before="5.397cm" text:min-label-width="0.6cm"/>
        <style:text-properties fo:font-family="Wingdings" style:font-pitch="variable" style:font-charset="x-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6">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7">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Tahoma" style:font-family-generic="swiss" style:font-pitch="variable" fo:color="#e6e6e6" fo:font-size="45%"/>
      </text:list-level-style-bullet>
      <text:list-level-style-bullet text:level="3" text:bullet-char="">
        <style:list-level-properties text:space-before="2.998cm" text:min-label-width="0.6cm"/>
        <style:text-properties fo:font-family="Wingdings" style:font-pitch="variable" style:font-charset="x-symbol" fo:color="#e6e6e6" fo:font-size="45%"/>
      </text:list-level-style-bullet>
      <text:list-level-style-bullet text:level="4" text:bullet-char="">
        <style:list-level-properties text:space-before="4.198cm" text:min-label-width="0.599cm"/>
        <style:text-properties fo:font-family="Symbol" style:font-pitch="variable" style:font-charset="x-symbol" fo:color="#e6e6e6" fo:font-size="75%"/>
      </text:list-level-style-bullet>
      <text:list-level-style-bullet text:level="5" text:bullet-char="">
        <style:list-level-properties text:space-before="5.397cm" text:min-label-width="0.6cm"/>
        <style:text-properties fo:font-family="Wingdings" style:font-pitch="variable" style:font-charset="x-symbol" fo:color="#e6e6e6" fo:font-size="45%"/>
      </text:list-level-style-bullet>
      <text:list-level-style-bullet text:level="6" text:bullet-char="">
        <style:list-level-properties text:space-before="5.397cm" text:min-label-width="0.6cm"/>
        <style:text-properties fo:font-family="Wingdings" style:font-pitch="variable" style:font-charset="x-symbol" fo:color="#e6e6e6" fo:font-size="45%"/>
      </text:list-level-style-bullet>
      <text:list-level-style-bullet text:level="7" text:bullet-char="">
        <style:list-level-properties text:space-before="5.397cm" text:min-label-width="0.6cm"/>
        <style:text-properties fo:font-family="Wingdings" style:font-pitch="variable" style:font-charset="x-symbol" fo:color="#e6e6e6" fo:font-size="45%"/>
      </text:list-level-style-bullet>
      <text:list-level-style-bullet text:level="8" text:bullet-char="">
        <style:list-level-properties text:space-before="5.397cm" text:min-label-width="0.6cm"/>
        <style:text-properties fo:font-family="Wingdings" style:font-pitch="variable" style:font-charset="x-symbol" fo:color="#e6e6e6"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299cm" text:min-label-width="0.9cm"/>
        <style:text-properties fo:font-family="'Bitstream Vera Sans'" style:font-family-generic="swiss" style:font-pitch="variable" fo:color="#c0c0c0" fo:font-size="110%"/>
      </text:list-level-style-bullet>
      <text:list-level-style-bullet text:level="2" text:bullet-char="•">
        <style:list-level-properties text:space-before="1.6cm" text:min-label-width="0.798cm"/>
        <style:text-properties fo:font-family="Tahoma" style:font-family-generic="swiss" style:font-pitch="variable" fo:color="#e6e6e6" fo:font-size="45%"/>
      </text:list-level-style-bullet>
      <text:list-level-style-bullet text:level="3" text:bullet-char="">
        <style:list-level-properties text:space-before="2.998cm" text:min-label-width="0.6cm"/>
        <style:text-properties fo:font-family="Wingdings" style:font-pitch="variable" style:font-charset="x-symbol" fo:color="#e6e6e6" fo:font-size="45%"/>
      </text:list-level-style-bullet>
      <text:list-level-style-bullet text:level="4" text:bullet-char="">
        <style:list-level-properties text:space-before="4.198cm" text:min-label-width="0.599cm"/>
        <style:text-properties fo:font-family="Symbol" style:font-pitch="variable" style:font-charset="x-symbol" fo:color="#e6e6e6" fo:font-size="75%"/>
      </text:list-level-style-bullet>
      <text:list-level-style-bullet text:level="5" text:bullet-char="">
        <style:list-level-properties text:space-before="5.397cm" text:min-label-width="0.6cm"/>
        <style:text-properties fo:font-family="Wingdings" style:font-pitch="variable" style:font-charset="x-symbol" fo:color="#e6e6e6" fo:font-size="45%"/>
      </text:list-level-style-bullet>
      <text:list-level-style-bullet text:level="6" text:bullet-char="">
        <style:list-level-properties text:space-before="5.397cm" text:min-label-width="0.6cm"/>
        <style:text-properties fo:font-family="Wingdings" style:font-pitch="variable" style:font-charset="x-symbol" fo:color="#e6e6e6" fo:font-size="45%"/>
      </text:list-level-style-bullet>
      <text:list-level-style-bullet text:level="7" text:bullet-char="">
        <style:list-level-properties text:space-before="5.397cm" text:min-label-width="0.6cm"/>
        <style:text-properties fo:font-family="Wingdings" style:font-pitch="variable" style:font-charset="x-symbol" fo:color="#e6e6e6" fo:font-size="45%"/>
      </text:list-level-style-bullet>
      <text:list-level-style-bullet text:level="8" text:bullet-char="">
        <style:list-level-properties text:space-before="5.397cm" text:min-label-width="0.6cm"/>
        <style:text-properties fo:font-family="Wingdings" style:font-pitch="variable" style:font-charset="x-symbol" fo:color="#e6e6e6"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454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Tahoma" style:font-family-generic="swiss" style:font-pitch="variable" fo:color="#e6e6e6" fo:font-size="45%"/>
      </text:list-level-style-bullet>
      <text:list-level-style-bullet text:level="3" text:bullet-char="">
        <style:list-level-properties text:space-before="2.998cm" text:min-label-width="0.6cm"/>
        <style:text-properties fo:font-family="Wingdings" style:font-pitch="variable" style:font-charset="x-symbol" fo:color="#e6e6e6" fo:font-size="45%"/>
      </text:list-level-style-bullet>
      <text:list-level-style-bullet text:level="4" text:bullet-char="">
        <style:list-level-properties text:space-before="4.198cm" text:min-label-width="0.599cm"/>
        <style:text-properties fo:font-family="Symbol" style:font-pitch="variable" style:font-charset="x-symbol" fo:color="#e6e6e6" fo:font-size="75%"/>
      </text:list-level-style-bullet>
      <text:list-level-style-bullet text:level="5" text:bullet-char="">
        <style:list-level-properties text:space-before="5.397cm" text:min-label-width="0.6cm"/>
        <style:text-properties fo:font-family="Wingdings" style:font-pitch="variable" style:font-charset="x-symbol" fo:color="#e6e6e6" fo:font-size="45%"/>
      </text:list-level-style-bullet>
      <text:list-level-style-bullet text:level="6" text:bullet-char="">
        <style:list-level-properties text:space-before="5.397cm" text:min-label-width="0.6cm"/>
        <style:text-properties fo:font-family="Wingdings" style:font-pitch="variable" style:font-charset="x-symbol" fo:color="#e6e6e6" fo:font-size="45%"/>
      </text:list-level-style-bullet>
      <text:list-level-style-bullet text:level="7" text:bullet-char="">
        <style:list-level-properties text:space-before="5.397cm" text:min-label-width="0.6cm"/>
        <style:text-properties fo:font-family="Wingdings" style:font-pitch="variable" style:font-charset="x-symbol" fo:color="#e6e6e6" fo:font-size="45%"/>
      </text:list-level-style-bullet>
      <text:list-level-style-bullet text:level="8" text:bullet-char="">
        <style:list-level-properties text:space-before="5.397cm" text:min-label-width="0.6cm"/>
        <style:text-properties fo:font-family="Wingdings" style:font-pitch="variable" style:font-charset="x-symbol" fo:color="#e6e6e6"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454cm"/>
        <style:text-properties fo:font-family="'Luxi Sans'" style:font-style-name="Regular" style:font-family-generic="swiss" style:font-pitch="variable" fo:color="#c0c0c0" fo:font-size="100%"/>
      </text:list-level-style-bullet>
      <text:list-level-style-bullet text:level="2" text:bullet-char="•">
        <style:list-level-properties text:space-before="1.6cm" text:min-label-width="0.798cm"/>
        <style:text-properties fo:font-family="'Luxi Sans'" style:font-style-name="Regular" style:font-family-generic="swiss" style:font-pitch="variable" fo:color="#c0c0c0" fo:font-size="100%"/>
      </text:list-level-style-bullet>
      <text:list-level-style-bullet text:level="3" text:bullet-char="•">
        <style:list-level-properties text:space-before="2.998cm" text:min-label-width="0.6cm"/>
        <style:text-properties fo:font-family="'Luxi Sans'" style:font-style-name="Regular" style:font-family-generic="swiss" style:font-pitch="variable" fo:color="#c0c0c0" fo:font-size="45%"/>
      </text:list-level-style-bullet>
      <text:list-level-style-bullet text:level="4" text:bullet-char="•">
        <style:list-level-properties text:space-before="4.198cm" text:min-label-width="0.599cm"/>
        <style:text-properties fo:font-family="'Luxi Sans'" style:font-style-name="Regular" style:font-family-generic="swiss" style:font-pitch="variable" fo:color="#c0c0c0" fo:font-size="75%"/>
      </text:list-level-style-bullet>
      <text:list-level-style-bullet text:level="5" text:bullet-char="•">
        <style:list-level-properties text:space-before="5.397cm" text:min-label-width="0.6cm"/>
        <style:text-properties fo:font-family="'Luxi Sans'" style:font-style-name="Regular" style:font-family-generic="swiss" style:font-pitch="variable" fo:color="#c0c0c0" fo:font-size="45%"/>
      </text:list-level-style-bullet>
      <text:list-level-style-bullet text:level="6" text:bullet-char="•">
        <style:list-level-properties text:space-before="5.397cm" text:min-label-width="0.6cm"/>
        <style:text-properties fo:font-family="'Luxi Sans'" style:font-style-name="Regular" style:font-family-generic="swiss" style:font-pitch="variable" fo:color="#c0c0c0" fo:font-size="45%"/>
      </text:list-level-style-bullet>
      <text:list-level-style-bullet text:level="7" text:bullet-char="•">
        <style:list-level-properties text:space-before="5.397cm" text:min-label-width="0.6cm"/>
        <style:text-properties fo:font-family="'Luxi Sans'" style:font-style-name="Regular" style:font-family-generic="swiss" style:font-pitch="variable" fo:color="#c0c0c0" fo:font-size="45%"/>
      </text:list-level-style-bullet>
      <text:list-level-style-bullet text:level="8" text:bullet-char="•">
        <style:list-level-properties text:space-before="5.397cm" text:min-label-width="0.6cm"/>
        <style:text-properties fo:font-family="'Luxi Sans'" style:font-style-name="Regular" style:font-family-generic="swiss" style:font-pitch="variable" fo:color="#c0c0c0" fo:font-size="45%"/>
      </text:list-level-style-bullet>
      <text:list-level-style-bullet text:level="9" text:bullet-char="•">
        <style:list-level-properties text:space-before="4.8cm" text:min-label-width="0.6cm"/>
        <style:text-properties fo:font-family="'Luxi Sans'" style:font-style-name="Regular" style:font-family-generic="swiss" style:font-pitch="variable" fo:color="#c0c0c0" fo:font-size="45%"/>
      </text:list-level-style-bullet>
    </text:list-style>
    <text:list-style style:name="L11">
      <text:list-level-style-bullet text:level="1" text:bullet-char="•">
        <style:list-level-properties text:min-label-width="0.454cm"/>
        <style:text-properties fo:font-family="'Luxi Sans'" style:font-style-name="Regular" style:font-family-generic="swiss" style:font-pitch="variable" fo:color="#c0c0c0" fo:font-size="100%"/>
      </text:list-level-style-bullet>
      <text:list-level-style-bullet text:level="2" text:bullet-char="•">
        <style:list-level-properties text:space-before="1.6cm" text:min-label-width="0.798cm"/>
        <style:text-properties fo:font-family="Tahoma" style:font-family-generic="swiss" style:font-pitch="variable" fo:color="#c0c0c0" fo:font-size="100%"/>
      </text:list-level-style-bullet>
      <text:list-level-style-bullet text:level="3" text:bullet-char="">
        <style:list-level-properties text:space-before="2.998cm" text:min-label-width="0.6cm"/>
        <style:text-properties fo:font-family="Wingdings" style:font-pitch="variable" style:font-charset="x-symbol" fo:color="#c0c0c0" fo:font-size="100%"/>
      </text:list-level-style-bullet>
      <text:list-level-style-bullet text:level="4" text:bullet-char="">
        <style:list-level-properties text:space-before="4.198cm" text:min-label-width="0.599cm"/>
        <style:text-properties fo:font-family="Symbol" style:font-pitch="variable" style:font-charset="x-symbol" fo:color="#c0c0c0" fo:font-size="100%"/>
      </text:list-level-style-bullet>
      <text:list-level-style-bullet text:level="5" text:bullet-char="">
        <style:list-level-properties text:space-before="5.397cm" text:min-label-width="0.6cm"/>
        <style:text-properties fo:font-family="Wingdings" style:font-pitch="variable" style:font-charset="x-symbol" fo:color="#c0c0c0" fo:font-size="100%"/>
      </text:list-level-style-bullet>
      <text:list-level-style-bullet text:level="6" text:bullet-char="">
        <style:list-level-properties text:space-before="5.397cm" text:min-label-width="0.6cm"/>
        <style:text-properties fo:font-family="Wingdings" style:font-pitch="variable" style:font-charset="x-symbol" fo:color="#c0c0c0" fo:font-size="100%"/>
      </text:list-level-style-bullet>
      <text:list-level-style-bullet text:level="7" text:bullet-char="">
        <style:list-level-properties text:space-before="5.397cm" text:min-label-width="0.6cm"/>
        <style:text-properties fo:font-family="Wingdings" style:font-pitch="variable" style:font-charset="x-symbol" fo:color="#c0c0c0" fo:font-size="100%"/>
      </text:list-level-style-bullet>
      <text:list-level-style-bullet text:level="8" text:bullet-char="">
        <style:list-level-properties text:space-before="5.397cm" text:min-label-width="0.6cm"/>
        <style:text-properties fo:font-family="Wingdings" style:font-pitch="variable" style:font-charset="x-symbol" fo:color="#c0c0c0" fo:font-size="100%"/>
      </text:list-level-style-bullet>
      <text:list-level-style-bullet text:level="9" text:bullet-char="●">
        <style:list-level-properties text:space-before="4.8cm" text:min-label-width="0.6cm"/>
        <style:text-properties fo:font-family="StarSymbol" fo:color="#c0c0c0" fo:font-size="100%"/>
      </text:list-level-style-bullet>
    </text:list-style>
    <text:list-style style:name="L12">
      <text:list-level-style-bullet text:level="1" text:bullet-char="●">
        <style:text-properties fo:font-family="StarSymbol" fo:color="#c0c0c0" fo:font-size="45%"/>
      </text:list-level-style-bullet>
      <text:list-level-style-bullet text:level="2" text:bullet-char="●">
        <style:list-level-properties text:space-before="1.2cm" text:min-label-width="0.6cm"/>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13">
      <text:list-level-style-bullet text:level="1" text:bullet-char="●">
        <style:text-properties fo:font-family="StarSymbol" fo:color="#c0c0c0" fo:font-size="45%"/>
      </text:list-level-style-bullet>
      <text:list-level-style-bullet text:level="2" text:bullet-char="●">
        <style:list-level-properties text:space-before="0.6cm" text:min-label-width="0.6cm"/>
        <style:text-properties fo:font-family="StarSymbol" fo:color="#c0c0c0" fo:font-size="45%"/>
      </text:list-level-style-bullet>
      <text:list-level-style-bullet text:level="3" text:bullet-char="●">
        <style:list-level-properties text:space-before="1.8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14">
      <text:list-level-style-bullet text:level="1" text:bullet-char="•">
        <style:list-level-properties text:min-label-width="0.454cm"/>
        <style:text-properties fo:font-family="'Luxi Sans'" style:font-style-name="Regular" style:font-family-generic="swiss" style:font-pitch="variable" fo:color="#c0c0c0" fo:font-size="100%"/>
      </text:list-level-style-bullet>
      <text:list-level-style-bullet text:level="2" text:bullet-char="•">
        <style:list-level-properties text:space-before="1.6cm" text:min-label-width="0.798cm"/>
        <style:text-properties fo:font-family="Tahoma" style:font-family-generic="swiss" style:font-pitch="variable" fo:color="#e6e6e6" fo:font-size="100%"/>
      </text:list-level-style-bullet>
      <text:list-level-style-bullet text:level="3" text:bullet-char="">
        <style:list-level-properties text:space-before="2.998cm" text:min-label-width="0.6cm"/>
        <style:text-properties fo:font-family="Wingdings" style:font-pitch="variable" style:font-charset="x-symbol" fo:color="#e6e6e6" fo:font-size="100%"/>
      </text:list-level-style-bullet>
      <text:list-level-style-bullet text:level="4" text:bullet-char="">
        <style:list-level-properties text:space-before="4.198cm" text:min-label-width="0.599cm"/>
        <style:text-properties fo:font-family="Symbol" style:font-pitch="variable" style:font-charset="x-symbol" fo:color="#e6e6e6" fo:font-size="100%"/>
      </text:list-level-style-bullet>
      <text:list-level-style-bullet text:level="5" text:bullet-char="">
        <style:list-level-properties text:space-before="5.397cm" text:min-label-width="0.6cm"/>
        <style:text-properties fo:font-family="Wingdings" style:font-pitch="variable" style:font-charset="x-symbol" fo:color="#e6e6e6" fo:font-size="100%"/>
      </text:list-level-style-bullet>
      <text:list-level-style-bullet text:level="6" text:bullet-char="">
        <style:list-level-properties text:space-before="5.397cm" text:min-label-width="0.6cm"/>
        <style:text-properties fo:font-family="Wingdings" style:font-pitch="variable" style:font-charset="x-symbol" fo:color="#e6e6e6" fo:font-size="100%"/>
      </text:list-level-style-bullet>
      <text:list-level-style-bullet text:level="7" text:bullet-char="">
        <style:list-level-properties text:space-before="5.397cm" text:min-label-width="0.6cm"/>
        <style:text-properties fo:font-family="Wingdings" style:font-pitch="variable" style:font-charset="x-symbol" fo:color="#e6e6e6" fo:font-size="100%"/>
      </text:list-level-style-bullet>
      <text:list-level-style-bullet text:level="8" text:bullet-char="">
        <style:list-level-properties text:space-before="5.397cm" text:min-label-width="0.6cm"/>
        <style:text-properties fo:font-family="Wingdings" style:font-pitch="variable" style:font-charset="x-symbol" fo:color="#e6e6e6" fo:font-size="100%"/>
      </text:list-level-style-bullet>
      <text:list-level-style-bullet text:level="9" text:bullet-char="●">
        <style:list-level-properties text:space-before="4.8cm" text:min-label-width="0.6cm"/>
        <style:text-properties fo:font-family="StarSymbol" style:use-window-font-color="true" fo:font-size="100%"/>
      </text:list-level-style-bullet>
    </text:list-style>
    <text:list-style style:name="L15">
      <text:list-level-style-bullet text:level="1" text:bullet-char="">
        <style:list-level-properties text:space-before="0.299cm" text:min-label-width="0.9cm"/>
        <style:text-properties fo:font-family="Wingdings" style:font-pitch="variable" style:font-charset="x-symbol" fo:color="#c0c0c0" fo:font-size="45%"/>
      </text:list-level-style-bullet>
      <text:list-level-style-bullet text:level="2" text:bullet-char="•">
        <style:list-level-properties text:space-before="1.6cm" text:min-label-width="0.798cm"/>
        <style:text-properties fo:font-family="'Luxi Sans'" style:font-style-name="Regular" style:font-family-generic="swiss" style:font-pitch="variable" fo:color="#c0c0c0" fo:font-size="100%"/>
      </text:list-level-style-bullet>
      <text:list-level-style-bullet text:level="3" text:bullet-char="">
        <style:list-level-properties text:space-before="2.998cm" text:min-label-width="0.6cm"/>
        <style:text-properties fo:font-family="Wingdings" style:font-pitch="variable" style:font-charset="x-symbol" fo:color="#e6e6e6" fo:font-size="45%"/>
      </text:list-level-style-bullet>
      <text:list-level-style-bullet text:level="4" text:bullet-char="">
        <style:list-level-properties text:space-before="4.198cm" text:min-label-width="0.599cm"/>
        <style:text-properties fo:font-family="Symbol" style:font-pitch="variable" style:font-charset="x-symbol" fo:color="#e6e6e6" fo:font-size="75%"/>
      </text:list-level-style-bullet>
      <text:list-level-style-bullet text:level="5" text:bullet-char="">
        <style:list-level-properties text:space-before="5.397cm" text:min-label-width="0.6cm"/>
        <style:text-properties fo:font-family="Wingdings" style:font-pitch="variable" style:font-charset="x-symbol" fo:color="#e6e6e6" fo:font-size="45%"/>
      </text:list-level-style-bullet>
      <text:list-level-style-bullet text:level="6" text:bullet-char="">
        <style:list-level-properties text:space-before="5.397cm" text:min-label-width="0.6cm"/>
        <style:text-properties fo:font-family="Wingdings" style:font-pitch="variable" style:font-charset="x-symbol" fo:color="#e6e6e6" fo:font-size="45%"/>
      </text:list-level-style-bullet>
      <text:list-level-style-bullet text:level="7" text:bullet-char="">
        <style:list-level-properties text:space-before="5.397cm" text:min-label-width="0.6cm"/>
        <style:text-properties fo:font-family="Wingdings" style:font-pitch="variable" style:font-charset="x-symbol" fo:color="#e6e6e6" fo:font-size="45%"/>
      </text:list-level-style-bullet>
      <text:list-level-style-bullet text:level="8" text:bullet-char="">
        <style:list-level-properties text:space-before="5.397cm" text:min-label-width="0.6cm"/>
        <style:text-properties fo:font-family="Wingdings" style:font-pitch="variable" style:font-charset="x-symbol" fo:color="#e6e6e6"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min-label-width="0.454cm"/>
        <style:text-properties fo:font-family="'Luxi Sans'" style:font-style-name="Regular" style:font-family-generic="swiss" style:font-pitch="variable" fo:color="#c0c0c0" fo:font-size="100%"/>
      </text:list-level-style-bullet>
      <text:list-level-style-bullet text:level="2" text:bullet-char="•">
        <style:list-level-properties text:space-before="1.6cm" text:min-label-width="0.798cm"/>
        <style:text-properties fo:font-family="'Luxi Sans'" style:font-style-name="Regular" style:font-family-generic="swiss" style:font-pitch="variable" fo:color="#c0c0c0" fo:font-size="100%"/>
      </text:list-level-style-bullet>
      <text:list-level-style-bullet text:level="3" text:bullet-char="•">
        <style:list-level-properties text:space-before="2.998cm" text:min-label-width="0.6cm"/>
        <style:text-properties fo:font-family="'Luxi Sans'" style:font-style-name="Regular" style:font-family-generic="swiss" style:font-pitch="variable" fo:color="#c0c0c0" fo:font-size="100%"/>
      </text:list-level-style-bullet>
      <text:list-level-style-bullet text:level="4" text:bullet-char="•">
        <style:list-level-properties text:space-before="4.198cm" text:min-label-width="0.599cm"/>
        <style:text-properties fo:font-family="'Luxi Sans'" style:font-style-name="Regular" style:font-family-generic="swiss" style:font-pitch="variable" fo:color="#c0c0c0" fo:font-size="100%"/>
      </text:list-level-style-bullet>
      <text:list-level-style-bullet text:level="5" text:bullet-char="•">
        <style:list-level-properties text:space-before="5.397cm" text:min-label-width="0.6cm"/>
        <style:text-properties fo:font-family="'Luxi Sans'" style:font-style-name="Regular" style:font-family-generic="swiss" style:font-pitch="variable" fo:color="#c0c0c0" fo:font-size="100%"/>
      </text:list-level-style-bullet>
      <text:list-level-style-bullet text:level="6" text:bullet-char="•">
        <style:list-level-properties text:space-before="5.397cm" text:min-label-width="0.6cm"/>
        <style:text-properties fo:font-family="'Luxi Sans'" style:font-style-name="Regular" style:font-family-generic="swiss" style:font-pitch="variable" fo:color="#c0c0c0" fo:font-size="100%"/>
      </text:list-level-style-bullet>
      <text:list-level-style-bullet text:level="7" text:bullet-char="•">
        <style:list-level-properties text:space-before="5.397cm" text:min-label-width="0.6cm"/>
        <style:text-properties fo:font-family="'Luxi Sans'" style:font-style-name="Regular" style:font-family-generic="swiss" style:font-pitch="variable" fo:color="#c0c0c0" fo:font-size="100%"/>
      </text:list-level-style-bullet>
      <text:list-level-style-bullet text:level="8" text:bullet-char="•">
        <style:list-level-properties text:space-before="5.397cm" text:min-label-width="0.6cm"/>
        <style:text-properties fo:font-family="'Luxi Sans'" style:font-style-name="Regular" style:font-family-generic="swiss" style:font-pitch="variable" fo:color="#c0c0c0" fo:font-size="100%"/>
      </text:list-level-style-bullet>
      <text:list-level-style-bullet text:level="9" text:bullet-char="•">
        <style:list-level-properties text:space-before="4.8cm" text:min-label-width="0.6cm"/>
        <style:text-properties fo:font-family="'Luxi Sans'" style:font-style-name="Regular" style:font-family-generic="swiss" style:font-pitch="variable" fo:color="#c0c0c0" fo:font-size="100%"/>
      </text:list-level-style-bullet>
    </text:list-style>
    <text:list-style style:name="L17">
      <text:list-level-style-bullet text:level="1" text:bullet-char="•">
        <style:list-level-properties text:min-label-width="0.454cm"/>
        <style:text-properties fo:font-family="'Luxi Sans'" style:font-style-name="Regular" style:font-family-generic="swiss" style:font-pitch="variable" fo:color="#c0c0c0" fo:font-size="100%"/>
      </text:list-level-style-bullet>
      <text:list-level-style-bullet text:level="2" text:bullet-char="•">
        <style:list-level-properties text:space-before="1.6cm" text:min-label-width="0.798cm"/>
        <style:text-properties fo:font-family="Tahoma" style:font-family-generic="swiss" style:font-pitch="variable" fo:color="#e6e6e6" fo:font-size="45%"/>
      </text:list-level-style-bullet>
      <text:list-level-style-bullet text:level="3" text:bullet-char="">
        <style:list-level-properties text:space-before="2.998cm" text:min-label-width="0.6cm"/>
        <style:text-properties fo:font-family="Wingdings" style:font-pitch="variable" style:font-charset="x-symbol" fo:color="#e6e6e6" fo:font-size="45%"/>
      </text:list-level-style-bullet>
      <text:list-level-style-bullet text:level="4" text:bullet-char="">
        <style:list-level-properties text:space-before="4.198cm" text:min-label-width="0.599cm"/>
        <style:text-properties fo:font-family="Symbol" style:font-pitch="variable" style:font-charset="x-symbol" fo:color="#e6e6e6" fo:font-size="75%"/>
      </text:list-level-style-bullet>
      <text:list-level-style-bullet text:level="5" text:bullet-char="">
        <style:list-level-properties text:space-before="5.397cm" text:min-label-width="0.6cm"/>
        <style:text-properties fo:font-family="Wingdings" style:font-pitch="variable" style:font-charset="x-symbol" fo:color="#e6e6e6" fo:font-size="45%"/>
      </text:list-level-style-bullet>
      <text:list-level-style-bullet text:level="6" text:bullet-char="">
        <style:list-level-properties text:space-before="5.397cm" text:min-label-width="0.6cm"/>
        <style:text-properties fo:font-family="Wingdings" style:font-pitch="variable" style:font-charset="x-symbol" fo:color="#e6e6e6" fo:font-size="45%"/>
      </text:list-level-style-bullet>
      <text:list-level-style-bullet text:level="7" text:bullet-char="">
        <style:list-level-properties text:space-before="5.397cm" text:min-label-width="0.6cm"/>
        <style:text-properties fo:font-family="Wingdings" style:font-pitch="variable" style:font-charset="x-symbol" fo:color="#e6e6e6" fo:font-size="45%"/>
      </text:list-level-style-bullet>
      <text:list-level-style-bullet text:level="8" text:bullet-char="">
        <style:list-level-properties text:space-before="5.397cm" text:min-label-width="0.6cm"/>
        <style:text-properties fo:font-family="Wingdings" style:font-pitch="variable" style:font-charset="x-symbol" fo:color="#e6e6e6"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8">
      <text:list-level-style-bullet text:level="1" text:bullet-char="•">
        <style:list-level-properties text:min-label-width="0.454cm"/>
        <style:text-properties fo:font-family="'Bitstream Vera Sans'" style:font-family-generic="swiss" style:font-pitch="variable" fo:color="#e6e6e6" fo:font-size="100%"/>
      </text:list-level-style-bullet>
      <text:list-level-style-bullet text:level="2" text:bullet-char="•">
        <style:list-level-properties text:space-before="1.6cm" text:min-label-width="0.798cm"/>
        <style:text-properties fo:font-family="Tahoma" style:font-family-generic="swiss" style:font-pitch="variable" fo:color="#e6e6e6" fo:font-size="45%"/>
      </text:list-level-style-bullet>
      <text:list-level-style-bullet text:level="3" text:bullet-char="">
        <style:list-level-properties text:space-before="2.998cm" text:min-label-width="0.6cm"/>
        <style:text-properties fo:font-family="Wingdings" style:font-pitch="variable" style:font-charset="x-symbol" fo:color="#e6e6e6" fo:font-size="45%"/>
      </text:list-level-style-bullet>
      <text:list-level-style-bullet text:level="4" text:bullet-char="">
        <style:list-level-properties text:space-before="4.198cm" text:min-label-width="0.599cm"/>
        <style:text-properties fo:font-family="Symbol" style:font-pitch="variable" style:font-charset="x-symbol" fo:color="#e6e6e6" fo:font-size="75%"/>
      </text:list-level-style-bullet>
      <text:list-level-style-bullet text:level="5" text:bullet-char="">
        <style:list-level-properties text:space-before="5.397cm" text:min-label-width="0.6cm"/>
        <style:text-properties fo:font-family="Wingdings" style:font-pitch="variable" style:font-charset="x-symbol" fo:color="#e6e6e6" fo:font-size="45%"/>
      </text:list-level-style-bullet>
      <text:list-level-style-bullet text:level="6" text:bullet-char="">
        <style:list-level-properties text:space-before="5.397cm" text:min-label-width="0.6cm"/>
        <style:text-properties fo:font-family="Wingdings" style:font-pitch="variable" style:font-charset="x-symbol" fo:color="#e6e6e6" fo:font-size="45%"/>
      </text:list-level-style-bullet>
      <text:list-level-style-bullet text:level="7" text:bullet-char="">
        <style:list-level-properties text:space-before="5.397cm" text:min-label-width="0.6cm"/>
        <style:text-properties fo:font-family="Wingdings" style:font-pitch="variable" style:font-charset="x-symbol" fo:color="#e6e6e6" fo:font-size="45%"/>
      </text:list-level-style-bullet>
      <text:list-level-style-bullet text:level="8" text:bullet-char="">
        <style:list-level-properties text:space-before="5.397cm" text:min-label-width="0.6cm"/>
        <style:text-properties fo:font-family="Wingdings" style:font-pitch="variable" style:font-charset="x-symbol" fo:color="#e6e6e6"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9">
      <text:list-level-style-bullet text:level="1" text:bullet-char="•">
        <style:list-level-properties text:min-label-width="0.454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Tahoma" style:font-family-generic="swiss" style:font-pitch="variable" fo:color="#c0c0c0" fo:font-size="45%"/>
      </text:list-level-style-bullet>
      <text:list-level-style-bullet text:level="3" text:bullet-char="">
        <style:list-level-properties text:space-before="2.998cm" text:min-label-width="0.6cm"/>
        <style:text-properties fo:font-family="Wingdings" style:font-pitch="variable" style:font-charset="x-symbol" fo:color="#c0c0c0" fo:font-size="45%"/>
      </text:list-level-style-bullet>
      <text:list-level-style-bullet text:level="4" text:bullet-char="">
        <style:list-level-properties text:space-before="4.198cm" text:min-label-width="0.599cm"/>
        <style:text-properties fo:font-family="Symbol" style:font-pitch="variable" style:font-charset="x-symbol" fo:color="#c0c0c0" fo:font-size="75%"/>
      </text:list-level-style-bullet>
      <text:list-level-style-bullet text:level="5" text:bullet-char="">
        <style:list-level-properties text:space-before="5.397cm" text:min-label-width="0.6cm"/>
        <style:text-properties fo:font-family="Wingdings" style:font-pitch="variable" style:font-charset="x-symbol" fo:color="#c0c0c0" fo:font-size="45%"/>
      </text:list-level-style-bullet>
      <text:list-level-style-bullet text:level="6" text:bullet-char="">
        <style:list-level-properties text:space-before="5.397cm" text:min-label-width="0.6cm"/>
        <style:text-properties fo:font-family="Wingdings" style:font-pitch="variable" style:font-charset="x-symbol" fo:color="#c0c0c0" fo:font-size="45%"/>
      </text:list-level-style-bullet>
      <text:list-level-style-bullet text:level="7" text:bullet-char="">
        <style:list-level-properties text:space-before="5.397cm" text:min-label-width="0.6cm"/>
        <style:text-properties fo:font-family="Wingdings" style:font-pitch="variable" style:font-charset="x-symbol" fo:color="#c0c0c0" fo:font-size="45%"/>
      </text:list-level-style-bullet>
      <text:list-level-style-bullet text:level="8" text:bullet-char="">
        <style:list-level-properties text:space-before="5.397cm" text:min-label-width="0.6cm"/>
        <style:text-properties fo:font-family="Wingdings" style:font-pitch="variable" style:font-charset="x-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20">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299cm" text:min-label-width="0.9cm"/>
        <style:text-properties fo:font-family="'Luxi Sans'" style:font-style-name="Regular" style:font-family-generic="swiss" style:font-pitch="variable" fo:color="#c0c0c0" fo:font-size="100%"/>
      </text:list-level-style-bullet>
      <text:list-level-style-bullet text:level="2" text:bullet-char="•">
        <style:list-level-properties text:space-before="1.6cm" text:min-label-width="0.798cm"/>
        <style:text-properties fo:font-family="'Luxi Sans'" style:font-style-name="Regular" style:font-family-generic="swiss" style:font-pitch="variable" fo:color="#c0c0c0" fo:font-size="100%"/>
      </text:list-level-style-bullet>
      <text:list-level-style-bullet text:level="3" text:bullet-char="•">
        <style:list-level-properties text:space-before="2.998cm" text:min-label-width="0.6cm"/>
        <style:text-properties fo:font-family="'Luxi Sans'" style:font-style-name="Regular" style:font-family-generic="swiss" style:font-pitch="variable" fo:color="#c0c0c0" fo:font-size="100%"/>
      </text:list-level-style-bullet>
      <text:list-level-style-bullet text:level="4" text:bullet-char="•">
        <style:list-level-properties text:space-before="4.198cm" text:min-label-width="0.599cm"/>
        <style:text-properties fo:font-family="'Luxi Sans'" style:font-style-name="Regular" style:font-family-generic="swiss" style:font-pitch="variable" fo:color="#c0c0c0" fo:font-size="100%"/>
      </text:list-level-style-bullet>
      <text:list-level-style-bullet text:level="5" text:bullet-char="•">
        <style:list-level-properties text:space-before="5.397cm" text:min-label-width="0.6cm"/>
        <style:text-properties fo:font-family="'Luxi Sans'" style:font-style-name="Regular" style:font-family-generic="swiss" style:font-pitch="variable" fo:color="#c0c0c0" fo:font-size="100%"/>
      </text:list-level-style-bullet>
      <text:list-level-style-bullet text:level="6" text:bullet-char="•">
        <style:list-level-properties text:space-before="5.397cm" text:min-label-width="0.6cm"/>
        <style:text-properties fo:font-family="'Luxi Sans'" style:font-style-name="Regular" style:font-family-generic="swiss" style:font-pitch="variable" fo:color="#c0c0c0" fo:font-size="100%"/>
      </text:list-level-style-bullet>
      <text:list-level-style-bullet text:level="7" text:bullet-char="•">
        <style:list-level-properties text:space-before="5.397cm" text:min-label-width="0.6cm"/>
        <style:text-properties fo:font-family="'Luxi Sans'" style:font-style-name="Regular" style:font-family-generic="swiss" style:font-pitch="variable" fo:color="#c0c0c0" fo:font-size="100%"/>
      </text:list-level-style-bullet>
      <text:list-level-style-bullet text:level="8" text:bullet-char="•">
        <style:list-level-properties text:space-before="5.397cm" text:min-label-width="0.6cm"/>
        <style:text-properties fo:font-family="'Luxi Sans'" style:font-style-name="Regular" style:font-family-generic="swiss" style:font-pitch="variable" fo:color="#c0c0c0" fo:font-size="100%"/>
      </text:list-level-style-bullet>
      <text:list-level-style-bullet text:level="9" text:bullet-char="•">
        <style:list-level-properties text:space-before="4.8cm" text:min-label-width="0.6cm"/>
        <style:text-properties fo:font-family="'Luxi Sans'" style:font-style-name="Regular" style:font-family-generic="swiss" style:font-pitch="variable" fo:color="#c0c0c0" fo:font-size="100%"/>
      </text:list-level-style-bullet>
    </text:list-style>
    <text:list-style style:name="L23">
      <text:list-level-style-bullet text:level="1" text:bullet-char="•">
        <style:list-level-properties text:space-before="0.299cm" text:min-label-width="0.9cm"/>
        <style:text-properties fo:font-family="'Luxi Sans'" style:font-style-name="Regular" style:font-family-generic="swiss" style:font-pitch="variable" fo:color="#c0c0c0" fo:font-size="100%"/>
      </text:list-level-style-bullet>
      <text:list-level-style-bullet text:level="2" text:bullet-char="•">
        <style:list-level-properties text:space-before="1.6cm" text:min-label-width="0.798cm"/>
        <style:text-properties fo:font-family="Tahoma" style:font-family-generic="swiss" style:font-pitch="variable" fo:color="#e6e6e6" fo:font-size="45%"/>
      </text:list-level-style-bullet>
      <text:list-level-style-bullet text:level="3" text:bullet-char="">
        <style:list-level-properties text:space-before="2.998cm" text:min-label-width="0.6cm"/>
        <style:text-properties fo:font-family="Wingdings" style:font-pitch="variable" style:font-charset="x-symbol" fo:color="#e6e6e6" fo:font-size="45%"/>
      </text:list-level-style-bullet>
      <text:list-level-style-bullet text:level="4" text:bullet-char="">
        <style:list-level-properties text:space-before="4.198cm" text:min-label-width="0.599cm"/>
        <style:text-properties fo:font-family="Symbol" style:font-pitch="variable" style:font-charset="x-symbol" fo:color="#e6e6e6" fo:font-size="75%"/>
      </text:list-level-style-bullet>
      <text:list-level-style-bullet text:level="5" text:bullet-char="">
        <style:list-level-properties text:space-before="5.397cm" text:min-label-width="0.6cm"/>
        <style:text-properties fo:font-family="Wingdings" style:font-pitch="variable" style:font-charset="x-symbol" fo:color="#e6e6e6" fo:font-size="45%"/>
      </text:list-level-style-bullet>
      <text:list-level-style-bullet text:level="6" text:bullet-char="">
        <style:list-level-properties text:space-before="5.397cm" text:min-label-width="0.6cm"/>
        <style:text-properties fo:font-family="Wingdings" style:font-pitch="variable" style:font-charset="x-symbol" fo:color="#e6e6e6" fo:font-size="45%"/>
      </text:list-level-style-bullet>
      <text:list-level-style-bullet text:level="7" text:bullet-char="">
        <style:list-level-properties text:space-before="5.397cm" text:min-label-width="0.6cm"/>
        <style:text-properties fo:font-family="Wingdings" style:font-pitch="variable" style:font-charset="x-symbol" fo:color="#e6e6e6" fo:font-size="45%"/>
      </text:list-level-style-bullet>
      <text:list-level-style-bullet text:level="8" text:bullet-char="">
        <style:list-level-properties text:space-before="5.397cm" text:min-label-width="0.6cm"/>
        <style:text-properties fo:font-family="Wingdings" style:font-pitch="variable" style:font-charset="x-symbol" fo:color="#e6e6e6"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4">
      <text:list-level-style-bullet text:level="1" text:bullet-char="•">
        <style:list-level-properties text:space-before="0.299cm" text:min-label-width="0.9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Tahoma" style:font-family-generic="swiss" style:font-pitch="variable" fo:color="#c0c0c0" fo:font-size="45%"/>
      </text:list-level-style-bullet>
      <text:list-level-style-bullet text:level="3" text:bullet-char="">
        <style:list-level-properties text:space-before="2.998cm" text:min-label-width="0.6cm"/>
        <style:text-properties fo:font-family="Wingdings" style:font-pitch="variable" style:font-charset="x-symbol" fo:color="#c0c0c0" fo:font-size="45%"/>
      </text:list-level-style-bullet>
      <text:list-level-style-bullet text:level="4" text:bullet-char="">
        <style:list-level-properties text:space-before="4.198cm" text:min-label-width="0.599cm"/>
        <style:text-properties fo:font-family="Symbol" style:font-pitch="variable" style:font-charset="x-symbol" fo:color="#c0c0c0" fo:font-size="75%"/>
      </text:list-level-style-bullet>
      <text:list-level-style-bullet text:level="5" text:bullet-char="">
        <style:list-level-properties text:space-before="5.397cm" text:min-label-width="0.6cm"/>
        <style:text-properties fo:font-family="Wingdings" style:font-pitch="variable" style:font-charset="x-symbol" fo:color="#c0c0c0" fo:font-size="45%"/>
      </text:list-level-style-bullet>
      <text:list-level-style-bullet text:level="6" text:bullet-char="">
        <style:list-level-properties text:space-before="5.397cm" text:min-label-width="0.6cm"/>
        <style:text-properties fo:font-family="Wingdings" style:font-pitch="variable" style:font-charset="x-symbol" fo:color="#c0c0c0" fo:font-size="45%"/>
      </text:list-level-style-bullet>
      <text:list-level-style-bullet text:level="7" text:bullet-char="">
        <style:list-level-properties text:space-before="5.397cm" text:min-label-width="0.6cm"/>
        <style:text-properties fo:font-family="Wingdings" style:font-pitch="variable" style:font-charset="x-symbol" fo:color="#c0c0c0" fo:font-size="45%"/>
      </text:list-level-style-bullet>
      <text:list-level-style-bullet text:level="8" text:bullet-char="">
        <style:list-level-properties text:space-before="5.397cm" text:min-label-width="0.6cm"/>
        <style:text-properties fo:font-family="Wingdings" style:font-pitch="variable" style:font-charset="x-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19" presentation:use-date-time-name="dtd1">
        <draw:frame presentation:style-name="pr1" draw:text-style-name="P2" draw:layer="layout" svg:width="23.914cm" svg:height="7.242cm" svg:x="2.5cm" svg:y="6.08cm" presentation:class="title" presentation:user-transformed="true">
          <draw:text-box>
            <text:p text:style-name="P1"><text:span text:style-name="T1">CSL/CSLC</text:span><text:span text:style-name="T2"> </text:span><text:span text:style-name="T3"><text:line-break/></text:span><text:span text:style-name="T3"><text:line-break/></text:span><text:span text:style-name="T4">The Front End Chip Architecture, Design and Verification Productivity Solution</text:span></text:p>
          </draw:text-box>
        </draw:frame>
        <presentation:notes draw:style-name="dp2">
          <draw:page-thumbnail draw:layer="layout" svg:width="13.705cm" svg:height="10.279cm" svg:x="3.647cm" svg:y="2.853cm" draw:page-number="1"/>
          <draw:frame presentation:style-name="pr2" draw:text-style-name="P3" draw:layer="layout" svg:width="14.512cm" svg:height="11.41cm" svg:x="3.25cm" svg:y="14.129cm" presentation:class="notes" presentation:placeholder="true">
            <draw:text-box/>
          </draw:frame>
        </presentation:notes>
      </draw:page>
      <draw:page draw:name="page2"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Outline</text:span></text:p>
          </draw:text-box>
        </draw:frame>
        <draw:frame presentation:style-name="pr4" draw:text-style-name="P6" draw:layer="layout" svg:width="24.368cm" svg:height="15.444cm" svg:x="2.139cm" svg:y="3.725cm" presentation:class="outline" presentation:user-transformed="true">
          <draw:text-box>
            <text:list text:style-name="L2">
              <text:list-item>
                <text:p text:style-name="P5"><text:span text:style-name="T5"><text:s/></text:span><text:span text:style-name="T5">Overview</text:span></text:p>
              </text:list-item>
            </text:list>
            <text:list text:style-name="L2" text:continue-numbering="true">
              <text:list-item>
                <text:p text:style-name="P5"><text:span text:style-name="T5"><text:s/></text:span><text:span text:style-name="T5">Tools</text:span></text:p>
              </text:list-item>
            </text:list>
            <text:list text:style-name="L2" text:continue-numbering="true">
              <text:list-item>
                <text:p text:style-name="P5"><text:span text:style-name="T5"><text:s/></text:span><text:span text:style-name="T5">Syntax</text:span></text:p>
              </text:list-item>
            </text:list>
            <text:list text:style-name="L2" text:continue-numbering="true">
              <text:list-item>
                <text:p text:style-name="P5"><text:span text:style-name="T5"><text:s/></text:span><text:span text:style-name="T5">Design Examples</text:span></text:p>
              </text:list-item>
            </text:list>
          </draw:text-box>
        </draw:frame>
        <presentation:notes draw:style-name="dp2">
          <draw:page-thumbnail draw:layer="layout" svg:width="13.705cm" svg:height="10.279cm" svg:x="3.647cm" svg:y="2.853cm" draw:page-number="2"/>
          <draw:frame presentation:style-name="pr2" draw:text-style-name="P3" draw:layer="layout" svg:width="14.512cm" svg:height="11.41cm" svg:x="3.25cm" svg:y="14.129cm" presentation:class="notes" presentation:placeholder="true">
            <draw:text-box/>
          </draw:frame>
        </presentation:notes>
      </draw:page>
      <draw:page draw:name="page3"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Overview</text:span></text:p>
          </draw:text-box>
        </draw:frame>
        <draw:frame presentation:style-name="pr4" draw:text-style-name="P6" draw:layer="layout" svg:width="24.368cm" svg:height="15.444cm" svg:x="2.139cm" svg:y="3.725cm" presentation:class="outline" presentation:user-transformed="true">
          <draw:text-box>
            <text:list text:style-name="L2" text:continue-numbering="true">
              <text:list-item>
                <text:p text:style-name="P5"><text:span text:style-name="T6"><text:s/></text:span><text:span text:style-name="T6">Overview</text:span></text:p>
              </text:list-item>
            </text:list>
            <text:list text:style-name="L2" text:continue-numbering="true">
              <text:list-item>
                <text:p text:style-name="P5"><text:span text:style-name="T6">Design process problems</text:span></text:p>
              </text:list-item>
            </text:list>
            <text:list text:style-name="L2" text:continue-numbering="true">
              <text:list-item>
                <text:p text:style-name="P5"><text:span text:style-name="T5"><text:s/></text:span><text:span text:style-name="T5">Tools</text:span></text:p>
              </text:list-item>
            </text:list>
            <text:list text:style-name="L2" text:continue-numbering="true">
              <text:list-item>
                <text:p text:style-name="P5"><text:span text:style-name="T5"><text:s/></text:span><text:span text:style-name="T5">Syntax</text:span></text:p>
              </text:list-item>
            </text:list>
            <text:list text:style-name="L2" text:continue-numbering="true">
              <text:list-item>
                <text:p text:style-name="P5"><text:span text:style-name="T5"><text:s/></text:span><text:span text:style-name="T5">Design Examples</text:span></text:p>
              </text:list-item>
            </text:list>
          </draw:text-box>
        </draw:frame>
        <presentation:notes draw:style-name="dp2">
          <draw:page-thumbnail draw:layer="layout" svg:width="13.705cm" svg:height="10.279cm" svg:x="3.647cm" svg:y="2.853cm" draw:page-number="3"/>
          <draw:frame presentation:style-name="pr2" draw:text-style-name="P3" draw:layer="layout" svg:width="14.512cm" svg:height="11.41cm" svg:x="3.25cm" svg:y="14.129cm" presentation:class="notes" presentation:placeholder="true">
            <draw:text-box/>
          </draw:frame>
        </presentation:notes>
      </draw:page>
      <draw:page draw:name="page4"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Part 1</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7"><text:span text:style-name="T5"/></text:p>
              </text:list-item>
            </text:list>
            <text:list text:style-name="L3">
              <text:list-item>
                <text:p text:style-name="P7"><text:span text:style-name="T5"/></text:p>
              </text:list-item>
            </text:list>
            <text:list text:style-name="L3">
              <text:list-item>
                <text:p text:style-name="P7"><text:span text:style-name="T5"/></text:p>
              </text:list-item>
            </text:list>
            <text:list text:style-name="L3">
              <text:list-item>
                <text:p text:style-name="P7"><text:span text:style-name="T5"/></text:p>
              </text:list-item>
            </text:list>
            <text:list text:style-name="L3">
              <text:list-item>
                <text:p text:style-name="P7"><text:span text:style-name="T7"/></text:p>
              </text:list-item>
            </text:list>
            <text:list text:style-name="L3">
              <text:list-item>
                <text:p text:style-name="P7"><text:span text:style-name="T8"/></text:p>
              </text:list-item>
            </text:list>
            <text:list text:style-name="L3">
              <text:list-item>
                <text:p text:style-name="P7"><text:span text:style-name="T8">Overview</text:span></text:p>
              </text:list-item>
            </text:list>
          </draw:text-box>
        </draw:frame>
        <presentation:notes draw:style-name="dp2">
          <draw:page-thumbnail draw:layer="layout" svg:width="13.705cm" svg:height="10.279cm" svg:x="3.647cm" svg:y="2.853cm" draw:page-number="4"/>
          <draw:frame presentation:style-name="pr2" draw:text-style-name="P3" draw:layer="layout" svg:width="14.512cm" svg:height="11.41cm" svg:x="3.25cm" svg:y="14.129cm" presentation:class="notes" presentation:placeholder="true">
            <draw:text-box/>
          </draw:frame>
        </presentation:notes>
      </draw:page>
      <draw:page draw:name="page5" draw:style-name="dp3" draw:master-page-name="Default" presentation:presentation-page-layout-name="AL2T1" presentation:use-date-time-name="dtd1">
        <draw:frame presentation:style-name="pr5" draw:text-style-name="P3" draw:layer="layout" svg:width="23.91cm" svg:height="3.005cm" svg:x="2.002cm" svg:y="0.7cm" presentation:class="title">
          <draw:text-box>
            <text:p text:style-name="P3">Overview outline</text:p>
          </draw:text-box>
        </draw:frame>
        <draw:frame presentation:style-name="pr6" draw:text-style-name="P8" draw:layer="layout" svg:width="24.363cm" svg:height="15.441cm" svg:x="2.138cm" svg:y="3.725cm" presentation:class="outline">
          <draw:text-box>
            <text:list text:style-name="L3">
              <text:list-item>
                <text:p text:style-name="P8">Introduction</text:p>
              </text:list-item>
            </text:list>
            <text:list text:style-name="L3">
              <text:list-item>
                <text:p text:style-name="P8">Background</text:p>
              </text:list-item>
            </text:list>
            <text:list text:style-name="L3">
              <text:list-item>
                <text:p text:style-name="P8">Current design process problem</text:p>
              </text:list-item>
            </text:list>
            <text:list text:style-name="L3">
              <text:list-item>
                <text:p text:style-name="P8">CSL language</text:p>
              </text:list-item>
            </text:list>
            <text:list text:style-name="L3">
              <text:list-item>
                <text:p text:style-name="P8">CSLC – the CSL compiler</text:p>
              </text:list-item>
            </text:list>
            <text:list text:style-name="L3">
              <text:list-item>
                <text:p text:style-name="P8">CSLC features</text:p>
              </text:list-item>
            </text:list>
            <text:list text:style-name="L3">
              <text:list-item>
                <text:p text:style-name="P8">CSLC benefits</text:p>
              </text:list-item>
            </text:list>
            <text:list text:style-name="L3">
              <text:list-item>
                <text:p text:style-name="P8">Reasons to use CSL</text:p>
              </text:list-item>
            </text:list>
          </draw:text-box>
        </draw:frame>
        <presentation:notes draw:style-name="dp2">
          <draw:page-thumbnail draw:style-name="gr1" draw:layer="layout" svg:width="13.701cm" svg:height="10.276cm" svg:x="3.646cm" svg:y="2.852cm" draw:page-number="5" presentation:class="page"/>
          <draw:frame presentation:style-name="pr7" draw:text-style-name="P3" draw:layer="layout" svg:width="14.512cm" svg:height="11.159cm" svg:x="3.25cm" svg:y="14.129cm" presentation:class="notes" presentation:placeholder="true">
            <draw:text-box/>
          </draw:frame>
        </presentation:notes>
      </draw:page>
      <draw:page draw:name="page6"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New Idea</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5"><text:span text:style-name="T5">Describe the architecture, design and verification environment with a high level language. The high level language is the specification for the above components. Find the bugs in the interdependent components sooner, resulting in a significant development time, cost savings and faster time to market.</text:span></text:p>
              </text:list-item>
            </text:list>
          </draw:text-box>
        </draw:frame>
        <presentation:notes draw:style-name="dp2">
          <draw:page-thumbnail draw:layer="layout" svg:width="13.705cm" svg:height="10.279cm" svg:x="3.647cm" svg:y="2.853cm" draw:page-number="6"/>
          <draw:frame presentation:style-name="pr2" draw:text-style-name="P3" draw:layer="layout" svg:width="14.512cm" svg:height="11.41cm" svg:x="3.25cm" svg:y="14.129cm" presentation:class="notes" presentation:placeholder="true">
            <draw:text-box/>
          </draw:frame>
        </presentation:notes>
      </draw:page>
      <draw:page draw:name="page7"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Introduction</text:span></text:p>
          </draw:text-box>
        </draw:frame>
        <draw:frame presentation:style-name="pr4" draw:text-style-name="P6" draw:layer="layout" svg:width="24.368cm" svg:height="15.444cm" svg:x="2.059cm" svg:y="3.725cm" presentation:class="outline" presentation:user-transformed="true">
          <draw:text-box>
            <text:list text:style-name="L3">
              <text:list-item>
                <text:p text:style-name="P5"><text:span text:style-name="T5">CSL which stands for Chip Specification Language is the language developed by Fastpath Inc.</text:span></text:p>
              </text:list-item>
            </text:list>
            <text:list text:style-name="L3">
              <text:list-item>
                <text:p text:style-name="P5"><text:span text:style-name="T9">CSL is used to specify some of the architectural</text:span><text:span text:style-name="T10">, implementation, simulation (C++), and verification components that are used or created by the architecture, design, simulation, and verification teams during the life of a project.</text:span></text:p>
              </text:list-item>
            </text:list>
          </draw:text-box>
        </draw:frame>
        <presentation:notes draw:style-name="dp2">
          <draw:page-thumbnail draw:layer="layout" svg:width="13.705cm" svg:height="10.279cm" svg:x="3.647cm" svg:y="2.853cm" draw:page-number="7"/>
          <draw:frame presentation:style-name="pr2" draw:text-style-name="P3" draw:layer="layout" svg:width="14.512cm" svg:height="11.41cm" svg:x="3.25cm" svg:y="14.129cm" presentation:class="notes" presentation:placeholder="true">
            <draw:text-box/>
          </draw:frame>
        </presentation:notes>
      </draw:page>
      <draw:page draw:name="page8"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Background</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5"><text:span text:style-name="T5">HDL's are like a netlisting language</text:span></text:p>
              </text:list-item>
            </text:list>
            <text:list text:style-name="L3">
              <text:list-item>
                <text:p text:style-name="P5"><text:span text:style-name="T5">HDL's have not progressed much in 20 years</text:span></text:p>
              </text:list-item>
            </text:list>
            <text:list text:style-name="L3">
              <text:list-item>
                <text:p text:style-name="P5"><text:span text:style-name="T5">System Verilog and SystemC are updated HDL's which introduce evolutionary <text:s/>changes</text:span></text:p>
              </text:list-item>
            </text:list>
            <text:list text:style-name="L3">
              <text:list-item>
                <text:p text:style-name="P5"><text:span text:style-name="T5">Companies have many in house tools which generate equivalent "views" of the specification in C++, RTL, and docs.</text:span></text:p>
              </text:list-item>
            </text:list>
          </draw:text-box>
        </draw:frame>
        <presentation:notes draw:style-name="dp2">
          <draw:page-thumbnail draw:layer="layout" svg:width="13.705cm" svg:height="10.279cm" svg:x="3.647cm" svg:y="2.853cm" draw:page-number="8"/>
          <draw:frame presentation:style-name="pr2" draw:text-style-name="P3" draw:layer="layout" svg:width="14.512cm" svg:height="11.41cm" svg:x="3.25cm" svg:y="14.129cm" presentation:class="notes" presentation:placeholder="true">
            <draw:text-box/>
          </draw:frame>
        </presentation:notes>
      </draw:page>
      <draw:page draw:name="page9" draw:style-name="dp3" draw:master-page-name="Default" presentation:presentation-page-layout-name="AL2T1" presentation:use-date-time-name="dtd1">
        <draw:frame presentation:style-name="pr5" draw:text-style-name="P4" draw:layer="layout" svg:width="23.91cm" svg:height="3.005cm" svg:x="2.002cm" svg:y="0.7cm" presentation:class="title">
          <draw:text-box>
            <text:p text:style-name="P4"><text:span text:style-name="T5">Current Design Process Problem</text:span></text:p>
          </draw:text-box>
        </draw:frame>
        <draw:frame presentation:style-name="pr6" draw:text-style-name="P8" draw:layer="layout" svg:width="24.363cm" svg:height="15.441cm" svg:x="2.138cm" svg:y="3.725cm" presentation:class="outline">
          <draw:text-box>
            <text:list text:style-name="L3">
              <text:list-item>
                <text:p text:style-name="P8">From a design capture representation to the final silicon artwork, the main design companies had created <text:s/>integrated systems with different views on the circuit: the schematic view, the timing view, the layout view, etc. </text:p>
              </text:list-item>
            </text:list>
            <text:list text:style-name="L3">
              <text:list-item>
                <text:p text:style-name="P8">Consistency was supposed to be assured through transformation and checking routines. Parts of this procedure are still in use in the design flows but because the whole system is integrated out of different design domains, consistency remains a desired goal.</text:p>
              </text:list-item>
            </text:list>
            <text:list text:style-name="L3">
              <text:list-item>
                <text:p text:style-name="P5"><text:span text:style-name="T5">Code generation tools do not co-exist in a single compilation environment. </text:span></text:p>
              </text:list-item>
            </text:list>
            <text:list text:style-name="L3">
              <text:list-item>
                <text:p text:style-name="P5"><text:span text:style-name="T5">Rather the tools must generate code which is then compiled by C++ and RTL compilers and is then simulated. </text:span></text:p>
              </text:list-item>
            </text:list>
            <text:list text:style-name="L3">
              <text:list-item>
                <text:p text:style-name="P5"><text:span text:style-name="T5">Design engineers spend too much time involved in “book keeping” activities to maintain duplicate information in different files.</text:span></text:p>
              </text:list-item>
            </text:list>
          </draw:text-box>
        </draw:frame>
        <presentation:notes draw:style-name="dp2">
          <draw:page-thumbnail draw:style-name="gr1" draw:layer="layout" svg:width="13.701cm" svg:height="10.276cm" svg:x="3.646cm" svg:y="2.852cm" draw:page-number="9" presentation:class="page"/>
          <draw:frame presentation:style-name="pr7" draw:text-style-name="P3" draw:layer="layout" svg:width="14.512cm" svg:height="11.159cm" svg:x="3.25cm" svg:y="14.129cm" presentation:class="notes" presentation:placeholder="true">
            <draw:text-box/>
          </draw:frame>
        </presentation:notes>
      </draw:page>
      <draw:page draw:name="page10"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Current Design Process Problem</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5"><text:span text:style-name="T11">Currently chip design process is broken. </text:span></text:p>
              </text:list-item>
            </text:list>
            <text:list text:style-name="L3">
              <text:list-item>
                <text:p text:style-name="P5"><text:span text:style-name="T11">Many bugs are introduced into the design and verification flows simply because information is replicated across different files instead of using specification file(s). </text:span></text:p>
              </text:list-item>
            </text:list>
            <text:list text:style-name="L3">
              <text:list-item>
                <text:p text:style-name="P5"><text:span text:style-name="T11">Hierarchical relationships between objects such as instruction formats, instructions and fields are also lost. </text:span></text:p>
              </text:list-item>
            </text:list>
            <text:list text:style-name="L3">
              <text:list-item>
                <text:p text:style-name="P5"><text:span text:style-name="T11">The relationship between simulation objects, design components and verification components is also lost. </text:span></text:p>
              </text:list-item>
            </text:list>
            <text:list text:style-name="L3">
              <text:list-item>
                <text:p text:style-name="P5"><text:span text:style-name="T11">CSL is used to unify the specification of these different components and the cslc checks the relationships between these components.</text:span><text:span text:style-name="T11"><text:line-break/></text:span><text:span text:style-name="T11"/></text:p>
              </text:list-item>
            </text:list>
          </draw:text-box>
        </draw:frame>
        <presentation:notes draw:style-name="dp2">
          <draw:page-thumbnail draw:layer="layout" svg:width="13.705cm" svg:height="10.279cm" svg:x="3.647cm" svg:y="2.853cm" draw:page-number="10"/>
          <draw:frame presentation:style-name="pr2" draw:text-style-name="P3" draw:layer="layout" svg:width="14.512cm" svg:height="11.41cm" svg:x="3.25cm" svg:y="14.129cm" presentation:class="notes" presentation:placeholder="true">
            <draw:text-box/>
          </draw:frame>
        </presentation:notes>
      </draw:page>
      <draw:page draw:name="page11" draw:style-name="dp3" draw:master-page-name="Default" presentation:presentation-page-layout-name="AL2T1" presentation:use-date-time-name="dtd1">
        <draw:frame presentation:style-name="pr5" draw:text-style-name="P4" draw:layer="layout" svg:width="23.91cm" svg:height="3.005cm" svg:x="2.002cm" svg:y="0.7cm" presentation:class="title">
          <draw:text-box>
            <text:p text:style-name="P4"><text:span text:style-name="T5">Current Design Process Problem</text:span></text:p>
          </draw:text-box>
        </draw:frame>
        <draw:frame presentation:style-name="pr6" draw:text-style-name="P8" draw:layer="layout" svg:width="24.363cm" svg:height="15.441cm" svg:x="2.138cm" svg:y="3.725cm" presentation:class="outline">
          <draw:text-box>
            <text:list text:style-name="L3">
              <text:list-item>
                <text:p text:style-name="P8">Engineers found it difficult to navigate through the generated code from one hierarchical level to the next to find a function specified in the input specification when code is generated from different individual tools.</text:p>
              </text:list-item>
            </text:list>
            <text:list text:style-name="L3">
              <text:list-item>
                <text:p text:style-name="P8">Deep nesting makes difficult to determine where code should be modified in order to comply with the specification.</text:p>
              </text:list-item>
            </text:list>
            <text:list text:style-name="L3">
              <text:list-item>
                <text:p text:style-name="P8">Maintenance proves to be difficult for code with multiple generation sources.</text:p>
              </text:list-item>
            </text:list>
          </draw:text-box>
        </draw:frame>
        <presentation:notes draw:style-name="dp2">
          <draw:page-thumbnail draw:style-name="gr1" draw:layer="layout" svg:width="13.701cm" svg:height="10.276cm" svg:x="3.646cm" svg:y="2.852cm" draw:page-number="11" presentation:class="page"/>
          <draw:frame presentation:style-name="pr7" draw:text-style-name="P3" draw:layer="layout" svg:width="14.512cm" svg:height="11.159cm" svg:x="3.25cm" svg:y="14.129cm" presentation:class="notes" presentation:placeholder="true">
            <draw:text-box/>
          </draw:frame>
        </presentation:notes>
      </draw:page>
      <draw:page draw:name="page12"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11">Problems with current design and verification environments</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5"><text:span text:style-name="T5">Bugs which could and should be found statically at the compilation step are found much later in the design and verification process, resulting in longer and more expensive development times and requiring additional expensive EDA tool licenses and computers.</text:span></text:p>
              </text:list-item>
            </text:list>
          </draw:text-box>
        </draw:frame>
        <presentation:notes draw:style-name="dp2">
          <draw:page-thumbnail draw:layer="layout" svg:width="13.705cm" svg:height="10.279cm" svg:x="3.647cm" svg:y="2.853cm" draw:page-number="12"/>
          <draw:frame presentation:style-name="pr2" draw:text-style-name="P3" draw:layer="layout" svg:width="14.512cm" svg:height="11.41cm" svg:x="3.25cm" svg:y="14.129cm" presentation:class="notes" presentation:placeholder="true">
            <draw:text-box/>
          </draw:frame>
        </presentation:notes>
      </draw:page>
      <draw:page draw:name="page13"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CSL in a few sentences</text:span></text:p>
          </draw:text-box>
        </draw:frame>
        <draw:frame presentation:style-name="pr4" draw:text-style-name="P6" draw:layer="layout" svg:width="24.368cm" svg:height="15.444cm" svg:x="2.059cm" svg:y="3.725cm" presentation:class="outline" presentation:user-transformed="true">
          <draw:text-box>
            <text:list text:style-name="L3">
              <text:list-item>
                <text:p text:style-name="P5"><text:span text:style-name="T5">The basic idea behind CSL is that there are many shared "things" between RTL and C++ simulation, driver, and application code and test benches and docs.</text:span></text:p>
              </text:list-item>
            </text:list>
            <text:list text:style-name="L3">
              <text:list-item>
                <text:p text:style-name="P5"><text:span text:style-name="T5">The shared “things” are mainly the following:</text:span></text:p>
              </text:list-item>
            </text:list>
            <text:list text:style-name="L3">
              <text:list-item>
                <text:list>
                  <text:list-item>
                    <text:p text:style-name="P9"><text:span text:style-name="T5">memory maps</text:span></text:p>
                  </text:list-item>
                </text:list>
              </text:list-item>
            </text:list>
            <text:list text:style-name="L3">
              <text:list-item>
                <text:list>
                  <text:list-item>
                    <text:p text:style-name="P9"><text:span text:style-name="T5">ISA constants</text:span></text:p>
                  </text:list-item>
                </text:list>
              </text:list-item>
            </text:list>
            <text:list text:style-name="L3">
              <text:list-item>
                <text:list>
                  <text:list-item>
                    <text:p text:style-name="P9"><text:span text:style-name="T5">interconnect hierarchies</text:span></text:p>
                  </text:list-item>
                </text:list>
              </text:list-item>
            </text:list>
            <text:list text:style-name="L3">
              <text:list-item>
                <text:list>
                  <text:list-item>
                    <text:p text:style-name="P9"><text:span text:style-name="T5">testbenches, </text:span></text:p>
                  </text:list-item>
                </text:list>
              </text:list-item>
            </text:list>
            <text:list text:style-name="L3">
              <text:list-item>
                <text:list>
                  <text:list-item>
                    <text:p text:style-name="P9"><text:span text:style-name="T5">decoders, </text:span></text:p>
                  </text:list-item>
                </text:list>
              </text:list-item>
            </text:list>
            <text:list text:style-name="L3">
              <text:list-item>
                <text:list>
                  <text:list-item>
                    <text:p text:style-name="P9"><text:span text:style-name="T5">FIFO's, </text:span></text:p>
                  </text:list-item>
                </text:list>
              </text:list-item>
            </text:list>
            <text:list text:style-name="L3">
              <text:list-item>
                <text:list>
                  <text:list-item>
                    <text:p text:style-name="P9"><text:span text:style-name="T5">register files </text:span></text:p>
                  </text:list-item>
                </text:list>
              </text:list-item>
            </text:list>
            <text:list text:style-name="L3">
              <text:list-item>
                <text:list>
                  <text:list-item>
                    <text:p text:style-name="P9"><text:span text:style-name="T5">other hardware constructs.</text:span></text:p>
                  </text:list-item>
                </text:list>
              </text:list-item>
            </text:list>
          </draw:text-box>
        </draw:frame>
        <presentation:notes draw:style-name="dp2">
          <draw:page-thumbnail draw:layer="layout" svg:width="13.705cm" svg:height="10.279cm" svg:x="3.647cm" svg:y="2.853cm" draw:page-number="13"/>
          <draw:frame presentation:style-name="pr2" draw:text-style-name="P3" draw:layer="layout" svg:width="14.512cm" svg:height="11.41cm" svg:x="3.25cm" svg:y="14.129cm" presentation:class="notes" presentation:placeholder="true">
            <draw:text-box/>
          </draw:frame>
        </presentation:notes>
      </draw:page>
      <draw:page draw:name="page14"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CSL in a few sentences</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5"><text:span text:style-name="T5">CSL unifies the specification of the above shared "things", provide support for the the auto generation of ISA's, memory maps, testbenches, decoders, FIFO's, register files and other hardware constructs which the simulation and verification environments need to "know" <text:s/>about.</text:span></text:p>
              </text:list-item>
            </text:list>
          </draw:text-box>
        </draw:frame>
        <presentation:notes draw:style-name="dp2">
          <draw:page-thumbnail draw:layer="layout" svg:width="13.705cm" svg:height="10.279cm" svg:x="3.647cm" svg:y="2.853cm" draw:page-number="14"/>
          <draw:frame presentation:style-name="pr2" draw:text-style-name="P3" draw:layer="layout" svg:width="14.512cm" svg:height="11.41cm" svg:x="3.25cm" svg:y="14.129cm" presentation:class="notes" presentation:placeholder="true">
            <draw:text-box/>
          </draw:frame>
        </presentation:notes>
      </draw:page>
      <draw:page draw:name="page15"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12">CSLC (CSL language compiler)‏</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10"><text:span text:style-name="T13">CSLC (CSL language compiler) is</text:span></text:p>
              </text:list-item>
            </text:list>
            <text:list text:style-name="L3">
              <text:list-item>
                <text:list>
                  <text:list-item>
                    <text:p text:style-name="P11"><text:span text:style-name="T13">a high level compiler </text:span></text:p>
                  </text:list-item>
                </text:list>
              </text:list-item>
            </text:list>
            <text:list text:style-name="L3">
              <text:list-item>
                <text:list>
                  <text:list-item>
                    <text:p text:style-name="P11"><text:span text:style-name="T13">analyzer</text:span></text:p>
                  </text:list-item>
                </text:list>
              </text:list-item>
            </text:list>
            <text:list text:style-name="L3">
              <text:list-item>
                <text:list>
                  <text:list-item>
                    <text:p text:style-name="P11"><text:span text:style-name="T13">RTL/C++ code generator</text:span></text:p>
                  </text:list-item>
                </text:list>
              </text:list-item>
            </text:list>
            <text:list text:style-name="L3">
              <text:list-item>
                <text:list>
                  <text:list-item>
                    <text:p text:style-name="P11"><text:span text:style-name="T13">design component generator</text:span></text:p>
                  </text:list-item>
                </text:list>
              </text:list-item>
            </text:list>
            <text:list text:style-name="L3">
              <text:list-item>
                <text:list>
                  <text:list-item>
                    <text:p text:style-name="P11"><text:span text:style-name="T13">report generator</text:span></text:p>
                  </text:list-item>
                </text:list>
              </text:list-item>
            </text:list>
          </draw:text-box>
        </draw:frame>
        <presentation:notes draw:style-name="dp2">
          <draw:page-thumbnail draw:layer="layout" svg:width="13.705cm" svg:height="10.279cm" svg:x="3.647cm" svg:y="2.853cm" draw:page-number="15"/>
          <draw:frame presentation:style-name="pr2" draw:text-style-name="P3" draw:layer="layout" svg:width="14.512cm" svg:height="11.41cm" svg:x="3.25cm" svg:y="14.129cm" presentation:class="notes" presentation:placeholder="true">
            <draw:text-box/>
          </draw:frame>
        </presentation:notes>
      </draw:page>
      <draw:page draw:name="page16" draw:style-name="dp3" draw:master-page-name="Default" presentation:presentation-page-layout-name="AL3T3" presentation:use-date-time-name="dtd1">
        <draw:frame presentation:style-name="pr5" draw:text-style-name="P3" draw:layer="layout" svg:width="23.91cm" svg:height="3.005cm" svg:x="2.002cm" svg:y="0.7cm" presentation:class="title">
          <draw:text-box>
            <text:p text:style-name="P3">Features and benefits</text:p>
          </draw:text-box>
        </draw:frame>
        <draw:frame presentation:style-name="pr6" draw:text-style-name="P12" draw:layer="layout" svg:width="11.888cm" svg:height="15.441cm" svg:x="2.138cm" svg:y="3.725cm" presentation:class="outline">
          <draw:text-box>
            <text:list text:style-name="L3">
              <text:list-item>
                <text:p text:style-name="P12">Features</text:p>
              </text:list-item>
            </text:list>
            <text:list text:style-name="L3">
              <text:list-item>
                <text:p text:style-name="P12"/>
              </text:list-item>
            </text:list>
            <text:list text:style-name="L3">
              <text:list-item>
                <text:p text:style-name="P8">High level specification language<text:tab/></text:p>
              </text:list-item>
            </text:list>
            <text:list text:style-name="L3">
              <text:list-item>
                <text:p text:style-name="P12"/>
              </text:list-item>
            </text:list>
            <text:list text:style-name="L3">
              <text:list-item>
                <text:p text:style-name="P12"/>
              </text:list-item>
            </text:list>
            <text:list text:style-name="L3">
              <text:list-item>
                <text:p text:style-name="P8">Fast turnaround time for large systems<text:tab/></text:p>
              </text:list-item>
            </text:list>
            <text:list text:style-name="L3">
              <text:list-item>
                <text:p text:style-name="P12"/>
              </text:list-item>
            </text:list>
            <text:list text:style-name="L3">
              <text:list-item>
                <text:p text:style-name="P8">Multiple design methodology support<text:tab/></text:p>
              </text:list-item>
            </text:list>
          </draw:text-box>
        </draw:frame>
        <draw:frame presentation:style-name="pr6" draw:text-style-name="P12" draw:layer="layout" svg:width="11.888cm" svg:height="15.441cm" svg:x="14.621cm" svg:y="3.725cm" presentation:class="outline">
          <draw:text-box>
            <text:list text:style-name="L3">
              <text:list-item>
                <text:p text:style-name="P12">Benefits</text:p>
              </text:list-item>
            </text:list>
            <text:list text:style-name="L3">
              <text:list-item>
                <text:p text:style-name="P12"/>
              </text:list-item>
            </text:list>
            <text:list text:style-name="L3">
              <text:list-item>
                <text:p text:style-name="P8">Unparalleled ease of use and wide range of supported platforms</text:p>
              </text:list-item>
            </text:list>
            <text:list text:style-name="L3">
              <text:list-item>
                <text:p text:style-name="P12"/>
              </text:list-item>
            </text:list>
            <text:list text:style-name="L3">
              <text:list-item>
                <text:p text:style-name="P8">Possibility to develop very complex designs</text:p>
              </text:list-item>
            </text:list>
            <text:list text:style-name="L3">
              <text:list-item>
                <text:p text:style-name="P12"/>
              </text:list-item>
            </text:list>
            <text:list text:style-name="L3">
              <text:list-item>
                <text:p text:style-name="P8">Ability to develop different application specific designs</text:p>
              </text:list-item>
            </text:list>
          </draw:text-box>
        </draw:frame>
        <presentation:notes draw:style-name="dp2">
          <draw:page-thumbnail draw:style-name="gr1" draw:layer="layout" svg:width="13.701cm" svg:height="10.276cm" svg:x="3.646cm" svg:y="2.852cm" draw:page-number="16" presentation:class="page"/>
          <draw:frame presentation:style-name="pr7" draw:text-style-name="P3" draw:layer="layout" svg:width="14.512cm" svg:height="11.159cm" svg:x="3.25cm" svg:y="14.129cm" presentation:class="notes" presentation:placeholder="true">
            <draw:text-box/>
          </draw:frame>
        </presentation:notes>
      </draw:page>
      <draw:page draw:name="page17" draw:style-name="dp3" draw:master-page-name="Default" presentation:presentation-page-layout-name="AL3T3" presentation:use-date-time-name="dtd1">
        <draw:frame presentation:style-name="pr5" draw:text-style-name="P3" draw:layer="layout" svg:width="23.91cm" svg:height="3.005cm" svg:x="2.002cm" svg:y="0.7cm" presentation:class="title">
          <draw:text-box>
            <text:p text:style-name="P3">Features and benefits</text:p>
          </draw:text-box>
        </draw:frame>
        <draw:frame presentation:style-name="pr8" draw:text-style-name="P12" draw:layer="layout" svg:width="11.888cm" svg:height="14.894cm" svg:x="2.138cm" svg:y="3.725cm" presentation:class="outline" presentation:user-transformed="true">
          <draw:text-box>
            <text:list text:style-name="L3">
              <text:list-item>
                <text:p text:style-name="P12">Features</text:p>
              </text:list-item>
            </text:list>
            <text:list text:style-name="L3">
              <text:list-item>
                <text:p text:style-name="P12"><text:span text:style-name="T14"/></text:p>
              </text:list-item>
            </text:list>
            <text:list text:style-name="L3">
              <text:list-item>
                <text:p text:style-name="P12">Multiple I/O support<text:tab/></text:p>
              </text:list-item>
            </text:list>
            <text:list text:style-name="L3">
              <text:list-item>
                <text:p text:style-name="P12"/>
              </text:list-item>
            </text:list>
            <text:list text:style-name="L3">
              <text:list-item>
                <text:p text:style-name="P12"/>
              </text:list-item>
            </text:list>
            <text:list text:style-name="L3">
              <text:list-item>
                <text:p text:style-name="P12"><text:span text:style-name="T14"/></text:p>
              </text:list-item>
            </text:list>
            <text:list text:style-name="L3">
              <text:list-item>
                <text:p text:style-name="P12">Advanced configurable autorouter using different interconnect strategies<text:tab/></text:p>
              </text:list-item>
            </text:list>
            <text:list text:style-name="L3">
              <text:list-item>
                <text:p text:style-name="P12"/>
              </text:list-item>
            </text:list>
            <text:list text:style-name="L3">
              <text:list-item>
                <text:p text:style-name="P12">Large set of commands for hierarchical design support</text:p>
              </text:list-item>
            </text:list>
            <text:list text:style-name="L3">
              <text:list-item>
                <text:p text:style-name="P12"><text:span text:style-name="T15"/></text:p>
              </text:list-item>
            </text:list>
            <text:list text:style-name="L3">
              <text:list-item>
                <text:p text:style-name="P12"><text:span text:style-name="T15">Standard language support (Verilog, VHDL)‏</text:span><text:span text:style-name="T15"><text:tab/></text:span></text:p>
              </text:list-item>
            </text:list>
          </draw:text-box>
        </draw:frame>
        <draw:frame presentation:style-name="pr9" draw:text-style-name="P12" draw:layer="layout" svg:width="11.888cm" svg:height="14.952cm" svg:x="14.621cm" svg:y="3.725cm" presentation:class="outline" presentation:user-transformed="true">
          <draw:text-box>
            <text:list text:style-name="L3">
              <text:list-item>
                <text:p text:style-name="P12">Benefits</text:p>
              </text:list-item>
            </text:list>
            <text:list text:style-name="L3">
              <text:list-item>
                <text:p text:style-name="P12"><text:span text:style-name="T14"/></text:p>
              </text:list-item>
            </text:list>
            <text:list text:style-name="L3">
              <text:list-item>
                <text:p text:style-name="P12">Ability to combine design components specified in different HDLs</text:p>
              </text:list-item>
            </text:list>
            <text:list text:style-name="L3">
              <text:list-item>
                <text:p text:style-name="P12"><text:span text:style-name="T14"/></text:p>
              </text:list-item>
            </text:list>
            <text:list text:style-name="L3">
              <text:list-item>
                <text:p text:style-name="P12">Eliminates tedious tasks of generating all interconnects</text:p>
              </text:list-item>
            </text:list>
            <text:list text:style-name="L3">
              <text:list-item>
                <text:p text:style-name="P12"/>
              </text:list-item>
            </text:list>
            <text:list text:style-name="L3">
              <text:list-item>
                <text:p text:style-name="P12">Hierarchies are easily handled along all the design process</text:p>
              </text:list-item>
            </text:list>
            <text:list text:style-name="L3">
              <text:list-item>
                <text:p text:style-name="P12"/>
              </text:list-item>
            </text:list>
            <text:list text:style-name="L3">
              <text:list-item>
                <text:p text:style-name="P12"><text:span text:style-name="T15">Easy to integrate standard input and output formats resulting in a low learning curve of the new design tools</text:span></text:p>
              </text:list-item>
            </text:list>
          </draw:text-box>
        </draw:frame>
        <presentation:notes draw:style-name="dp2">
          <draw:page-thumbnail draw:style-name="gr1" draw:layer="layout" svg:width="13.701cm" svg:height="10.276cm" svg:x="3.646cm" svg:y="2.852cm" draw:page-number="17" presentation:class="page"/>
          <draw:frame presentation:style-name="pr7" draw:text-style-name="P13" draw:layer="layout" svg:width="14.512cm" svg:height="11.159cm" svg:x="3.25cm" svg:y="14.129cm" presentation:class="notes" presentation:placeholder="true">
            <draw:text-box/>
          </draw:frame>
        </presentation:notes>
      </draw:page>
      <draw:page draw:name="page18" draw:style-name="dp3" draw:master-page-name="Default" presentation:presentation-page-layout-name="AL1T19" presentation:use-date-time-name="dtd1">
        <draw:frame presentation:style-name="pr5" draw:text-style-name="P3" draw:layer="layout" svg:width="23.91cm" svg:height="3.005cm" svg:x="2.002cm" svg:y="0.7cm" presentation:class="title">
          <draw:text-box>
            <text:p text:style-name="P3">Features and benefits (1)</text:p>
          </draw:text-box>
        </draw:frame>
        <draw:frame draw:style-name="standard" draw:layer="layout" svg:width="23.898cm" svg:height="13.359cm" svg:x="2.126cm" svg:y="5.118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701cm" svg:height="10.276cm" svg:x="3.646cm" svg:y="2.852cm" draw:page-number="18" presentation:class="page"/>
          <draw:frame presentation:style-name="pr7" draw:text-style-name="P3" draw:layer="layout" svg:width="14.512cm" svg:height="11.159cm" svg:x="3.25cm" svg:y="14.129cm" presentation:class="notes" presentation:placeholder="true">
            <draw:text-box/>
          </draw:frame>
        </presentation:notes>
      </draw:page>
      <draw:page draw:name="page19" draw:style-name="dp3" draw:master-page-name="Default" presentation:presentation-page-layout-name="AL1T19" presentation:use-date-time-name="dtd1">
        <draw:frame presentation:style-name="pr5" draw:text-style-name="P3" draw:layer="layout" svg:width="23.91cm" svg:height="3.005cm" svg:x="2.002cm" svg:y="0.7cm" presentation:class="title">
          <draw:text-box>
            <text:p text:style-name="P3">Features and benefits (2)</text:p>
          </draw:text-box>
        </draw:frame>
        <draw:frame draw:style-name="standard" draw:layer="layout" svg:width="23.916cm" svg:height="13.317cm" svg:x="2.213cm" svg:y="5.118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701cm" svg:height="10.276cm" svg:x="3.646cm" svg:y="2.852cm" draw:page-number="19" presentation:class="page"/>
          <draw:frame presentation:style-name="pr7" draw:text-style-name="P13" draw:layer="layout" svg:width="14.512cm" svg:height="11.159cm" svg:x="3.25cm" svg:y="14.129cm" presentation:class="notes" presentation:placeholder="true">
            <draw:text-box/>
          </draw:frame>
        </presentation:notes>
      </draw:page>
      <draw:page draw:name="page20" draw:style-name="dp3" draw:master-page-name="Default" presentation:presentation-page-layout-name="AL1T19" presentation:use-date-time-name="dtd1">
        <draw:frame presentation:style-name="pr5" draw:text-style-name="P3" draw:layer="layout" svg:width="23.91cm" svg:height="3.005cm" svg:x="2.002cm" svg:y="0.7cm" presentation:class="title">
          <draw:text-box>
            <text:p text:style-name="P3">Features and benefits (3)</text:p>
          </draw:text-box>
        </draw:frame>
        <draw:frame draw:style-name="standard" draw:layer="layout" svg:width="23.916cm" svg:height="13.317cm" svg:x="2.213cm" svg:y="5.11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701cm" svg:height="10.276cm" svg:x="3.646cm" svg:y="2.852cm" draw:page-number="20" presentation:class="page"/>
          <draw:frame presentation:style-name="pr7" draw:text-style-name="P13" draw:layer="layout" svg:width="14.512cm" svg:height="11.159cm" svg:x="3.25cm" svg:y="14.129cm" presentation:class="notes" presentation:placeholder="true">
            <draw:text-box/>
          </draw:frame>
        </presentation:notes>
      </draw:page>
      <draw:page draw:name="page21" draw:style-name="dp3" draw:master-page-name="Default" presentation:presentation-page-layout-name="AL1T19" presentation:use-date-time-name="dtd1">
        <draw:frame presentation:style-name="pr5" draw:text-style-name="P3" draw:layer="layout" svg:width="23.91cm" svg:height="3.005cm" svg:x="2.002cm" svg:y="0.7cm" presentation:class="title">
          <draw:text-box>
            <text:p text:style-name="P3">Features and benefits (4)</text:p>
          </draw:text-box>
        </draw:frame>
        <draw:frame draw:style-name="standard" draw:layer="layout" svg:width="23.916cm" svg:height="13.317cm" svg:x="2.213cm" svg:y="5.118cm">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701cm" svg:height="10.276cm" svg:x="3.646cm" svg:y="2.852cm" draw:page-number="21" presentation:class="page"/>
          <draw:frame presentation:style-name="pr7" draw:text-style-name="P13" draw:layer="layout" svg:width="14.512cm" svg:height="11.159cm" svg:x="3.25cm" svg:y="14.129cm" presentation:class="notes" presentation:placeholder="true">
            <draw:text-box/>
          </draw:frame>
        </presentation:notes>
      </draw:page>
      <draw:page draw:name="page22"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13">CSLC Features</text:span></text:p>
          </draw:text-box>
        </draw:frame>
        <draw:frame presentation:style-name="pr4" draw:text-style-name="P6" draw:layer="layout" svg:width="24.368cm" svg:height="15.444cm" svg:x="2.059cm" svg:y="3.725cm" presentation:class="outline" presentation:user-transformed="true">
          <draw:text-box>
            <text:list text:style-name="L3">
              <text:list-item>
                <text:p text:style-name="P10"><text:span text:style-name="T13">High level specification language</text:span></text:p>
              </text:list-item>
            </text:list>
            <text:list text:style-name="L3">
              <text:list-item>
                <text:p text:style-name="P10"><text:span text:style-name="T13">Fast turnaround time for large systems</text:span></text:p>
              </text:list-item>
            </text:list>
            <text:list text:style-name="L3">
              <text:list-item>
                <text:p text:style-name="P10"><text:span text:style-name="T13">Multiple design methodology support</text:span></text:p>
              </text:list-item>
            </text:list>
            <text:list text:style-name="L3">
              <text:list-item>
                <text:p text:style-name="P10"><text:span text:style-name="T13">Multiple I/O support</text:span></text:p>
              </text:list-item>
            </text:list>
            <text:list text:style-name="L3">
              <text:list-item>
                <text:p text:style-name="P10"><text:span text:style-name="T13">Advanced configurable autorouter using different interconnect strategies</text:span></text:p>
              </text:list-item>
            </text:list>
            <text:list text:style-name="L3">
              <text:list-item>
                <text:p text:style-name="P10"><text:span text:style-name="T13">Large set of commands for hierarchical design support</text:span></text:p>
              </text:list-item>
            </text:list>
          </draw:text-box>
        </draw:frame>
        <presentation:notes draw:style-name="dp2">
          <draw:page-thumbnail draw:layer="layout" svg:width="13.705cm" svg:height="10.279cm" svg:x="3.647cm" svg:y="2.853cm" draw:page-number="22"/>
          <draw:frame presentation:style-name="pr2" draw:text-style-name="P3" draw:layer="layout" svg:width="14.512cm" svg:height="11.41cm" svg:x="3.25cm" svg:y="14.129cm" presentation:class="notes" presentation:placeholder="true">
            <draw:text-box/>
          </draw:frame>
        </presentation:notes>
      </draw:page>
      <draw:page draw:name="page23"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13">CSLC Features (2)‏</text:span></text:p>
          </draw:text-box>
        </draw:frame>
        <draw:frame presentation:style-name="pr4" draw:text-style-name="P6" draw:layer="layout" svg:width="24.368cm" svg:height="15.444cm" svg:x="2.059cm" svg:y="3.725cm" presentation:class="outline" presentation:user-transformed="true">
          <draw:text-box>
            <text:list text:style-name="L3">
              <text:list-item>
                <text:p text:style-name="P10"><text:span text:style-name="T13">Standard language support (Verilog, VHDL)‏</text:span></text:p>
              </text:list-item>
            </text:list>
            <text:list text:style-name="L3">
              <text:list-item>
                <text:p text:style-name="P10"><text:span text:style-name="T13">Intuitive command set and familiar use model</text:span></text:p>
              </text:list-item>
            </text:list>
            <text:list text:style-name="L3">
              <text:list-item>
                <text:p text:style-name="P10"><text:span text:style-name="T13">Powerful generators for repetitive structures</text:span></text:p>
              </text:list-item>
            </text:list>
            <text:list text:style-name="L3">
              <text:list-item>
                <text:p text:style-name="P10"><text:span text:style-name="T13">Large set of configurable templates that cover the most used components in SoC Design</text:span></text:p>
              </text:list-item>
            </text:list>
          </draw:text-box>
        </draw:frame>
        <presentation:notes draw:style-name="dp2">
          <draw:page-thumbnail draw:layer="layout" svg:width="13.705cm" svg:height="10.279cm" svg:x="3.647cm" svg:y="2.853cm" draw:page-number="23"/>
          <draw:frame presentation:style-name="pr2" draw:text-style-name="P3" draw:layer="layout" svg:width="14.512cm" svg:height="11.41cm" svg:x="3.25cm" svg:y="14.129cm" presentation:class="notes" presentation:placeholder="true">
            <draw:text-box/>
          </draw:frame>
        </presentation:notes>
      </draw:page>
      <draw:page draw:name="page24"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13">CSL Features (3)‏</text:span></text:p>
          </draw:text-box>
        </draw:frame>
        <draw:frame presentation:style-name="pr4" draw:text-style-name="P6" draw:layer="layout" svg:width="24.368cm" svg:height="15.444cm" svg:x="2.059cm" svg:y="3.725cm" presentation:class="outline" presentation:user-transformed="true">
          <draw:text-box>
            <text:list text:style-name="L3">
              <text:list-item>
                <text:p text:style-name="P10"><text:span text:style-name="T13">Easy to use IDE interface</text:span></text:p>
              </text:list-item>
            </text:list>
            <text:list text:style-name="L3">
              <text:list-item>
                <text:p text:style-name="P10"><text:span text:style-name="T13">Facilitates incremental design techniques, IP integration, SoC design, rapid verification environment construction</text:span></text:p>
              </text:list-item>
            </text:list>
            <text:list text:style-name="L3">
              <text:list-item>
                <text:p text:style-name="P10"><text:span text:style-name="T13">100% Verilog IEEE 1384 coverage and has support for all Cadence, Mentor Graphics and Synopsis programs</text:span></text:p>
              </text:list-item>
            </text:list>
          </draw:text-box>
        </draw:frame>
        <presentation:notes draw:style-name="dp2">
          <draw:page-thumbnail draw:layer="layout" svg:width="13.705cm" svg:height="10.279cm" svg:x="3.647cm" svg:y="2.853cm" draw:page-number="24"/>
          <draw:frame presentation:style-name="pr2" draw:text-style-name="P3" draw:layer="layout" svg:width="14.512cm" svg:height="11.41cm" svg:x="3.25cm" svg:y="14.129cm" presentation:class="notes" presentation:placeholder="true">
            <draw:text-box/>
          </draw:frame>
        </presentation:notes>
      </draw:page>
      <draw:page draw:name="page25"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13">Benefits</text:span></text:p>
          </draw:text-box>
        </draw:frame>
        <draw:frame presentation:style-name="pr10" draw:text-style-name="P6" draw:layer="layout" svg:width="24.368cm" svg:height="15.193cm" svg:x="2.059cm" svg:y="3.726cm" presentation:class="outline" presentation:user-transformed="true">
          <draw:text-box>
            <text:list text:style-name="L3">
              <text:list-item>
                <text:p text:style-name="P10"><text:span text:style-name="T13">Generates automatically:</text:span></text:p>
              </text:list-item>
            </text:list>
            <text:list text:style-name="L3">
              <text:list-item>
                <text:list>
                  <text:list-item>
                    <text:p text:style-name="P11"><text:span text:style-name="T13">modules with correct interfaces</text:span></text:p>
                  </text:list-item>
                </text:list>
              </text:list-item>
            </text:list>
            <text:list text:style-name="L3">
              <text:list-item>
                <text:list>
                  <text:list-item>
                    <text:p text:style-name="P11"><text:span text:style-name="T13">common components</text:span></text:p>
                  </text:list-item>
                </text:list>
              </text:list-item>
            </text:list>
            <text:list text:style-name="L3">
              <text:list-item>
                <text:p text:style-name="P10"><text:span text:style-name="T13">Generates consistent interfaces between software verification components and hardware design components</text:span></text:p>
              </text:list-item>
            </text:list>
            <text:list text:style-name="L3">
              <text:list-item>
                <text:p text:style-name="P10"><text:span text:style-name="T13">Well balanced structure of generated components resulting in an optimized solution that reduces critical path, area, power and congestion of interconnects</text:span></text:p>
              </text:list-item>
            </text:list>
          </draw:text-box>
        </draw:frame>
        <presentation:notes draw:style-name="dp2">
          <draw:page-thumbnail draw:layer="layout" svg:width="13.705cm" svg:height="10.279cm" svg:x="3.647cm" svg:y="2.853cm" draw:page-number="25"/>
          <draw:frame presentation:style-name="pr2" draw:text-style-name="P3" draw:layer="layout" svg:width="14.512cm" svg:height="11.41cm" svg:x="3.25cm" svg:y="14.129cm" presentation:class="notes" presentation:placeholder="true">
            <draw:text-box/>
          </draw:frame>
        </presentation:notes>
      </draw:page>
      <draw:page draw:name="page26"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13">Benefits (2)‏</text:span></text:p>
          </draw:text-box>
        </draw:frame>
        <draw:frame presentation:style-name="pr10" draw:text-style-name="P6" draw:layer="layout" svg:width="24.368cm" svg:height="15.193cm" svg:x="2.059cm" svg:y="3.726cm" presentation:class="outline" presentation:user-transformed="true">
          <draw:text-box>
            <text:list text:style-name="L3">
              <text:list-item>
                <text:p text:style-name="P10"><text:span text:style-name="T13">Reduces system code size by integrating multiple optimization objectives and strategies.</text:span></text:p>
              </text:list-item>
            </text:list>
            <text:list text:style-name="L3">
              <text:list-item>
                <text:p text:style-name="P10"><text:span text:style-name="T13">Unparalleled ease of use and wide range of supported platforms</text:span></text:p>
              </text:list-item>
            </text:list>
            <text:list text:style-name="L3">
              <text:list-item>
                <text:p text:style-name="P10"><text:span text:style-name="T16">Easy to integrate standard input and output formats resulting in a low learning curve of the new design tools</text:span></text:p>
              </text:list-item>
            </text:list>
          </draw:text-box>
        </draw:frame>
        <presentation:notes draw:style-name="dp2">
          <draw:page-thumbnail draw:layer="layout" svg:width="13.705cm" svg:height="10.279cm" svg:x="3.647cm" svg:y="2.853cm" draw:page-number="26"/>
          <draw:frame presentation:style-name="pr2" draw:text-style-name="P3" draw:layer="layout" svg:width="14.512cm" svg:height="11.41cm" svg:x="3.25cm" svg:y="14.129cm" presentation:class="notes" presentation:placeholder="true">
            <draw:text-box/>
          </draw:frame>
        </presentation:notes>
      </draw:page>
      <draw:page draw:name="page27"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13">Benefits (3)‏</text:span></text:p>
          </draw:text-box>
        </draw:frame>
        <draw:frame presentation:style-name="pr4" draw:text-style-name="P6" draw:layer="layout" svg:width="24.368cm" svg:height="15.444cm" svg:x="2.015cm" svg:y="3.809cm" presentation:class="outline" presentation:user-transformed="true">
          <draw:text-box>
            <text:list text:style-name="L3">
              <text:list-item>
                <text:p text:style-name="P10"><text:span text:style-name="T13">Increased productivity by </text:span></text:p>
              </text:list-item>
            </text:list>
            <text:list text:style-name="L3">
              <text:list-item>
                <text:list>
                  <text:list-item>
                    <text:p text:style-name="P11"><text:span text:style-name="T13">manipulating high level constructs, </text:span></text:p>
                  </text:list-item>
                </text:list>
              </text:list-item>
            </text:list>
            <text:list text:style-name="L3">
              <text:list-item>
                <text:list>
                  <text:list-item>
                    <text:p text:style-name="P11"><text:span text:style-name="T13">using powerful commands that act on aggregate structures </text:span></text:p>
                  </text:list-item>
                </text:list>
              </text:list-item>
            </text:list>
            <text:list text:style-name="L3">
              <text:list-item>
                <text:list>
                  <text:list-item>
                    <text:p text:style-name="P11"><text:span text:style-name="T13">eliminating manual operations like connections, partitioning, mapping </text:span></text:p>
                  </text:list-item>
                </text:list>
              </text:list-item>
            </text:list>
            <text:list text:style-name="L3">
              <text:list-item>
                <text:list>
                  <text:list-item>
                    <text:p text:style-name="P11"><text:span text:style-name="T13">updating modification throughout all design file structur</text:span><text:span text:style-name="T17">e</text:span></text:p>
                  </text:list-item>
                </text:list>
              </text:list-item>
            </text:list>
          </draw:text-box>
        </draw:frame>
        <presentation:notes draw:style-name="dp2">
          <draw:page-thumbnail draw:layer="layout" svg:width="13.705cm" svg:height="10.279cm" svg:x="3.647cm" svg:y="2.853cm" draw:page-number="27"/>
          <draw:frame presentation:style-name="pr2" draw:text-style-name="P3" draw:layer="layout" svg:width="14.512cm" svg:height="11.41cm" svg:x="3.25cm" svg:y="14.129cm" presentation:class="notes" presentation:placeholder="true">
            <draw:text-box/>
          </draw:frame>
        </presentation:notes>
      </draw:page>
      <draw:page draw:name="page28"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5"><text:span text:style-name="T13">Using CSL, consistency problems between compilers and assemblers, csim (C++ simulator), vsim (RTL simulator), testbeches are eliminated</text:span></text:p>
              </text:list-item>
            </text:list>
            <text:list text:style-name="L3">
              <text:list-item>
                <text:p text:style-name="P5"><text:span text:style-name="T13">Designers can make changes quickly</text:span></text:p>
              </text:list-item>
            </text:list>
            <text:list text:style-name="L3">
              <text:list-item>
                <text:p text:style-name="P5"><text:span text:style-name="T13">Companies get designs developed faster</text:span></text:p>
              </text:list-item>
            </text:list>
            <text:list text:style-name="L3">
              <text:list-item>
                <text:p text:style-name="P5"><text:span text:style-name="T13">Testing teams get verification environment developed faster</text:span></text:p>
              </text:list-item>
            </text:list>
            <text:list text:style-name="L3">
              <text:list-item>
                <text:p text:style-name="P5"><text:span text:style-name="T13">The design is specified in one language and the specification is checked with CSL compiler (cslc)‏</text:span></text:p>
              </text:list-item>
            </text:list>
            <text:list text:style-name="L3">
              <text:list-item>
                <text:p text:style-name="P5"><text:span text:style-name="T13">Generated code has 10x-30x more lines of code than the specification files</text:span></text:p>
              </text:list-item>
            </text:list>
          </draw:text-box>
        </draw:frame>
        <presentation:notes draw:style-name="dp2">
          <draw:page-thumbnail draw:layer="layout" svg:width="13.705cm" svg:height="10.279cm" svg:x="3.647cm" svg:y="2.853cm" draw:page-number="28"/>
          <draw:frame presentation:style-name="pr2" draw:text-style-name="P3" draw:layer="layout" svg:width="14.512cm" svg:height="11.41cm" svg:x="3.25cm" svg:y="14.129cm" presentation:class="notes" presentation:placeholder="true">
            <draw:text-box/>
          </draw:frame>
        </presentation:notes>
      </draw:page>
      <draw:page draw:name="page29"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5"><text:span text:style-name="T13">Designers can quickly modify existing CSL designs and create proliferation designs</text:span></text:p>
              </text:list-item>
            </text:list>
            <text:list text:style-name="L3">
              <text:list-item>
                <text:p text:style-name="P5"><text:span text:style-name="T13">The compiler generates documentation files which are synchronized with the specification (CSL)‏</text:span></text:p>
              </text:list-item>
            </text:list>
            <text:list text:style-name="L3">
              <text:list-item>
                <text:p text:style-name="P5"><text:span text:style-name="T13">Using CSL designers have a hierarchical view of the design and language constructs preserve consistency when traversing different hierarchy levels.</text:span></text:p>
              </text:list-item>
            </text:list>
          </draw:text-box>
        </draw:frame>
        <presentation:notes draw:style-name="dp2">
          <draw:page-thumbnail draw:layer="layout" svg:width="13.705cm" svg:height="10.279cm" svg:x="3.647cm" svg:y="2.853cm" draw:page-number="29"/>
          <draw:frame presentation:style-name="pr2" draw:text-style-name="P3" draw:layer="layout" svg:width="14.512cm" svg:height="11.41cm" svg:x="3.25cm" svg:y="14.129cm" presentation:class="notes" presentation:placeholder="true">
            <draw:text-box/>
          </draw:frame>
        </presentation:notes>
      </draw:page>
      <draw:page draw:name="page30" draw:style-name="dp1" draw:master-page-name="Default" presentation:presentation-page-layout-name="AL4T6"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11.893cm" svg:height="15.444cm" svg:x="2.138cm" svg:y="3.725cm" presentation:class="outline" presentation:user-transformed="true">
          <draw:text-box>
            <text:list text:style-name="L4">
              <text:list-item>
                <text:p text:style-name="P4"><text:span text:style-name="T5">ISA Consistency Problem</text:span></text:p>
              </text:list-item>
            </text:list>
            <text:list text:style-name="L5">
              <text:list-item>
                <text:p text:style-name="P14"><text:span text:style-name="T11">3 software packages need the same ISA constants</text:span></text:p>
              </text:list-item>
            </text:list>
          </draw:text-box>
        </draw:frame>
        <draw:g draw:id="id1">
          <draw:custom-shape draw:style-name="gr2" draw:text-style-name="P16" draw:layer="layout" svg:width="3.036cm" svg:height="1.26cm" svg:x="22.658cm" svg:y="4.361cm">
            <text:p text:style-name="P15"><text:span text:style-name="T18">ISA.spec</text:span></text:p>
            <draw:enhanced-geometry svg:viewBox="0 0 21600 21600" draw:path-stretchpoint-x="10800" draw:path-stretchpoint-y="10800" draw:text-areas="?f3 ?f4 ?f5 ?f6" draw:type="round-rectangle" draw:modifiers="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4">
          <draw:custom-shape draw:style-name="gr2" draw:text-style-name="P16" draw:layer="layout" svg:width="3.036cm" svg:height="1.26cm" svg:x="18.358cm" svg:y="10.92cm">
            <text:p text:style-name="P15"><text:span text:style-name="T18">binary file</text:span></text:p>
            <draw:enhanced-geometry svg:viewBox="0 0 21600 21600" draw:path-stretchpoint-x="10800" draw:path-stretchpoint-y="10800" draw:text-areas="?f3 ?f4 ?f5 ?f6" draw:type="round-rectangle" draw:modifiers="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6">
          <draw:custom-shape draw:style-name="gr2" draw:text-style-name="P18" draw:layer="layout" svg:width="3.036cm" svg:height="1.259cm" svg:x="12.256cm" svg:y="8.39cm">
            <text:p text:style-name="P17"><text:span text:style-name="T18">program</text:span></text:p>
            <draw:enhanced-geometry svg:viewBox="0 0 21600 21600" draw:path-stretchpoint-x="10800" draw:path-stretchpoint-y="10800" draw:text-areas="?f3 ?f4 ?f5 ?f6" draw:type="round-rectangle" draw:modifiers="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9" draw:layer="layout" svg:width="4.825cm" svg:height="1.102cm" svg:x="14.274cm" svg:y="6.525cm">
          <text:p text:style-name="P15"><text:span text:style-name="T19">c++ constants</text:span></text:p>
          <draw:enhanced-geometry svg:viewBox="0 0 21600 21600" draw:type="mso-spt202" draw:enhanced-path="M 0 0 L 21600 0 21600 21600 0 21600 0 0 Z N"/>
        </draw:custom-shape>
        <draw:custom-shape draw:style-name="gr4" draw:text-style-name="P16" draw:layer="layout" svg:width="5.4cm" svg:height="2.24cm" svg:x="13.502cm" svg:y="15.118cm">
          <text:p text:style-name="P3"/>
          <draw:enhanced-geometry svg:viewBox="0 0 21600 21600"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9" draw:layer="layout" svg:width="2cm" svg:height="0.933cm" svg:x="15.174cm" svg:y="14.129cm">
          <text:p text:style-name="P15"><text:span text:style-name="T19">csim</text:span></text:p>
          <draw:enhanced-geometry svg:viewBox="0 0 21600 21600" draw:type="mso-spt202" draw:enhanced-path="M 0 0 L 21600 0 21600 21600 0 21600 0 0 Z N"/>
        </draw:custom-shape>
        <draw:custom-shape draw:style-name="gr4" draw:text-style-name="P16" draw:layer="layout" svg:width="1.651cm" svg:height="0.896cm" svg:x="13.888cm" svg:y="15.874cm">
          <text:p text:style-name="P3"/>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0" draw:layer="layout" svg:width="2.451cm" svg:height="0.896cm" svg:x="16.179cm" svg:y="15.874cm">
          <text:p text:style-name="P15"><text:span text:style-name="T18">decoder</text:span></text:p>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6" draw:id="id5" draw:layer="layout" svg:width="1.921cm" svg:height="1.039cm" svg:x="13.771cm" svg:y="15.8cm">
          <text:p text:style-name="P15"><text:span text:style-name="T18">mem</text:span></text:p>
          <draw:enhanced-geometry svg:viewBox="0 0 21600 21600" draw:type="mso-spt202" draw:enhanced-path="M 0 0 L 21600 0 21600 21600 0 21600 0 0 Z N"/>
        </draw:custom-shape>
        <draw:line draw:style-name="gr6" draw:text-style-name="P21" draw:layer="layout" svg:x1="15.539cm" svg:y1="16.326cm" svg:x2="16.173cm" svg:y2="16.331cm">
          <text:p text:style-name="P3"/>
        </draw:line>
        <draw:custom-shape draw:style-name="gr5" draw:text-style-name="P16" draw:id="id2" draw:layer="layout" svg:width="3.459cm" svg:height="1.82cm" svg:x="18.141cm" svg:y="8.097cm">
          <text:p text:style-name="P17"><text:span text:style-name="T18">assembler</text:span></text:p>
          <text:p text:style-name="P17"><text:span text:style-name="T18">compiler</text:span></text:p>
          <draw:enhanced-geometry svg:viewBox="0 0 21600 21600" draw:path-stretchpoint-x="10800" draw:path-stretchpoint-y="10800" draw:text-areas="?f3 ?f4 ?f5 ?f6" draw:type="round-rectangle" draw:modifiers="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1" draw:layer="layout" svg:x1="19.855cm" svg:y1="9.936cm" svg:x2="19.86cm" svg:y2="10.916cm">
          <text:p text:style-name="P3"/>
        </draw:line>
        <draw:custom-shape draw:style-name="gr4" draw:text-style-name="P16" draw:id="id3" draw:layer="layout" svg:width="5.647cm" svg:height="2.239cm" svg:x="21.357cm" svg:y="15.142cm">
          <text:p text:style-name="P3"/>
          <draw:enhanced-geometry svg:viewBox="0 0 21600 21600" draw:mirror-horizontal="false" draw:mirror-vertical="false"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0" draw:layer="layout" svg:width="1.846cm" svg:height="0.896cm" svg:x="21.657cm" svg:y="15.893cm">
          <text:p text:style-name="P15"><text:span text:style-name="T18">mem</text:span></text:p>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0" draw:layer="layout" svg:width="2.587cm" svg:height="0.896cm" svg:x="24.144cm" svg:y="15.893cm">
          <text:p text:style-name="P15"><text:span text:style-name="T18">decoder</text:span></text:p>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21" draw:layer="layout" svg:x1="23.503cm" svg:y1="16.345cm" svg:x2="24.139cm" svg:y2="16.349cm">
          <text:p text:style-name="P3"/>
        </draw:line>
        <draw:connector draw:style-name="gr8" draw:text-style-name="P21" draw:layer="layout" svg:x1="24.176cm" svg:y1="5.621cm" svg:x2="19.87cm" svg:y2="8.097cm" draw:start-shape="id1" draw:start-glue-point="2" draw:end-shape="id2" draw:end-glue-point="0">
          <text:p text:style-name="P3"/>
        </draw:connector>
        <draw:connector draw:style-name="gr8" draw:text-style-name="P21" draw:layer="layout" svg:x1="24.176cm" svg:y1="5.621cm" svg:x2="24.18cm" svg:y2="15.142cm" draw:start-shape="id1" draw:start-glue-point="2" draw:end-shape="id3" draw:end-glue-point="0">
          <text:p text:style-name="P3"/>
        </draw:connector>
        <draw:connector draw:style-name="gr8" draw:text-style-name="P21" draw:layer="layout" svg:x1="19.876cm" svg:y1="12.18cm" svg:x2="14.731cm" svg:y2="15.8cm" draw:start-shape="id4" draw:start-glue-point="2" draw:end-shape="id5" draw:end-glue-point="0">
          <text:p text:style-name="P3"/>
        </draw:connector>
        <draw:connector draw:style-name="gr8" draw:text-style-name="P21" draw:layer="layout" draw:line-skew="-0.289cm" svg:x1="19.876cm" svg:y1="12.18cm" svg:x2="22.694cm" svg:y2="15.771cm" draw:start-shape="id4" draw:start-glue-point="2">
          <text:p text:style-name="P3"/>
        </draw:connector>
        <draw:connector draw:style-name="gr9" draw:text-style-name="P21" draw:layer="layout" draw:type="line" svg:x1="15.292cm" svg:y1="9.019cm" svg:x2="18.141cm" svg:y2="9.007cm" draw:start-shape="id6" draw:start-glue-point="1" draw:end-shape="id2" draw:end-glue-point="3">
          <text:p text:style-name="P3"/>
        </draw:connector>
        <draw:frame draw:style-name="gr10" draw:layer="layout" svg:width="1.742cm" svg:height="0.903cm" svg:x="24.602cm" svg:y="14.159cm">
          <draw:text-box>
            <text:p text:style-name="P15"><text:span text:style-name="T19">vsim</text:span></text:p>
          </draw:text-box>
        </draw:frame>
        <presentation:notes draw:style-name="dp2">
          <draw:page-thumbnail draw:layer="layout" svg:width="13.705cm" svg:height="10.279cm" svg:x="3.647cm" svg:y="2.853cm" draw:page-number="30"/>
          <draw:frame presentation:style-name="pr2" draw:text-style-name="P3" draw:layer="layout" svg:width="14.512cm" svg:height="11.41cm" svg:x="3.25cm" svg:y="14.129cm" presentation:class="notes" presentation:placeholder="true">
            <draw:text-box/>
          </draw:frame>
        </presentation:notes>
      </draw:page>
      <draw:page draw:name="page31"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5"><text:span text:style-name="T5">Memory Map consistency problem</text:span></text:p>
              </text:list-item>
            </text:list>
            <text:list text:style-name="L3">
              <text:list-item>
                <text:list>
                  <text:list-item>
                    <text:p text:style-name="P9"><text:span text:style-name="T20">Both files contain the same values generated from the same CSL specification file</text:span></text:p>
                  </text:list-item>
                </text:list>
              </text:list-item>
            </text:list>
          </draw:text-box>
        </draw:frame>
        <draw:custom-shape draw:style-name="gr11" draw:text-style-name="P16" draw:layer="layout" svg:width="5.56cm" svg:height="6.461cm" svg:x="3.678cm" svg:y="7.742cm">
          <text:p text:style-name="P15"><text:span text:style-name="T21">#define mem0 0</text:span></text:p>
          <text:p text:style-name="P15"><text:span text:style-name="T21">#define mem1 256</text:span></text:p>
          <text:p text:style-name="P15"><text:span text:style-name="T21">#define mem2 512</text:span></text:p>
          <text:p text:style-name="P15"><text:span text:style-name="T21">#define regf 1024</text:span></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6" draw:layer="layout" svg:width="5.561cm" svg:height="6.46cm" svg:x="17.224cm" svg:y="7.738cm">
          <text:p text:style-name="P15"><text:span text:style-name="T21">'define mem0 0</text:span></text:p>
          <text:p text:style-name="P15"><text:span text:style-name="T21">'define mem1 256</text:span></text:p>
          <text:p text:style-name="P15"><text:span text:style-name="T21">'define mem2 512</text:span></text:p>
          <text:p text:style-name="P15"><text:span text:style-name="T21">'define regf 1024</text:span></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9" draw:layer="layout" svg:width="3.392cm" svg:height="1.402cm" svg:x="4.934cm" svg:y="6.486cm">
          <text:p text:style-name="P15"><text:span text:style-name="T22">C++ sim</text:span></text:p>
          <draw:enhanced-geometry svg:viewBox="0 0 21600 21600" draw:type="mso-spt202" draw:enhanced-path="M 0 0 L 21600 0 21600 21600 0 21600 0 0 Z N"/>
        </draw:custom-shape>
        <draw:custom-shape draw:style-name="gr3" draw:text-style-name="P19" draw:layer="layout" svg:width="2.227cm" svg:height="1.403cm" svg:x="18.702cm" svg:y="6.441cm">
          <text:p text:style-name="P15"><text:span text:style-name="T22">Vsim</text:span></text:p>
          <draw:enhanced-geometry svg:viewBox="0 0 21600 21600" draw:type="mso-spt202" draw:enhanced-path="M 0 0 L 21600 0 21600 21600 0 21600 0 0 Z N"/>
        </draw:custom-shape>
        <draw:custom-shape draw:style-name="gr3" draw:text-style-name="P16" draw:layer="layout" svg:width="21.696cm" svg:height="2.553cm" svg:x="3.796cm" svg:y="14.927cm">
          <text:p text:style-name="P15"><text:span text:style-name="T22">Objects need to load into the same memory locations</text:span></text:p>
          <text:p text:style-name="P15"><text:span text:style-name="T22">(C++ code, RTL code)</text:span><text:span text:style-name="T23">‏</text:span></text:p>
          <draw:enhanced-geometry svg:viewBox="0 0 21600 21600" draw:type="mso-spt202" draw:enhanced-path="M 0 0 L 21600 0 21600 21600 0 21600 0 0 Z N"/>
        </draw:custom-shape>
        <presentation:notes draw:style-name="dp2">
          <draw:page-thumbnail draw:layer="layout" svg:width="13.705cm" svg:height="10.279cm" svg:x="3.647cm" svg:y="2.853cm" draw:page-number="31"/>
          <draw:frame presentation:style-name="pr2" draw:text-style-name="P3" draw:layer="layout" svg:width="14.512cm" svg:height="11.41cm" svg:x="3.25cm" svg:y="14.129cm" presentation:class="notes" presentation:placeholder="true">
            <draw:text-box/>
          </draw:frame>
        </presentation:notes>
      </draw:page>
      <draw:page draw:name="page32"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24.368cm" svg:height="15.444cm" svg:x="2.139cm" svg:y="3.725cm" presentation:class="outline" presentation:user-transformed="true">
          <draw:text-box>
            <text:list text:style-name="L7">
              <text:list-item>
                <text:p text:style-name="P22"><text:span text:style-name="T5">Design interface consistency</text:span></text:p>
              </text:list-item>
            </text:list>
            <text:list text:style-name="L8">
              <text:list-item>
                <text:p text:style-name="P5"><text:span text:style-name="T5">Interfaces for the two modules have to match across hierarchical boundaries</text:span></text:p>
              </text:list-item>
            </text:list>
            <text:list text:style-name="L7">
              <text:list-item>
                <text:p text:style-name="P22"><text:span text:style-name="T5"/></text:p>
              </text:list-item>
            </text:list>
          </draw:text-box>
        </draw:frame>
        <draw:custom-shape draw:style-name="gr12" draw:text-style-name="P16" draw:layer="layout" svg:width="9.551cm" svg:height="6.681cm" svg:x="2.796cm" svg:y="8.647cm">
          <text:p text:style-name="P17"><text:span text:style-name="T24">module c</text:span></text:p>
          <draw:enhanced-geometry svg:viewBox="0 0 21600 21600" draw:type="rectangle" draw:enhanced-path="M 0 0 L 21600 0 21600 21600 0 21600 0 0 Z N"/>
        </draw:custom-shape>
        <draw:custom-shape draw:style-name="gr12" draw:text-style-name="P16" draw:layer="layout" svg:width="9.551cm" svg:height="6.681cm" svg:x="13.829cm" svg:y="8.647cm">
          <text:p text:style-name="P17"><text:span text:style-name="T24">module d</text:span></text:p>
          <draw:enhanced-geometry svg:viewBox="0 0 21600 21600" draw:type="rectangle" draw:enhanced-path="M 0 0 L 21600 0 21600 21600 0 21600 0 0 Z N"/>
        </draw:custom-shape>
        <draw:custom-shape draw:style-name="gr5" draw:text-style-name="P16" draw:id="id7" draw:layer="layout" svg:width="6.001cm" svg:height="4.503cm" svg:x="4cm" svg:y="9.798cm">
          <text:p text:style-name="P17"><text:span text:style-name="T24">module</text:span></text:p>
          <text:p text:style-name="P17"><text:span text:style-name="T24">a</text:span></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id="id8" draw:layer="layout" svg:width="6.001cm" svg:height="4.503cm" svg:x="16.312cm" svg:y="9.798cm">
          <text:p text:style-name="P17"><text:span text:style-name="T24">module</text:span></text:p>
          <text:p text:style-name="P17"><text:span text:style-name="T24">b</text:span></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21" draw:layer="layout" svg:x1="10.001cm" svg:y1="12.049cm" svg:x2="16.312cm" svg:y2="12.049cm" draw:start-shape="id7" draw:start-glue-point="1" draw:end-shape="id8" draw:end-glue-point="3">
          <text:p text:style-name="P3"/>
        </draw:connector>
        <draw:line draw:style-name="gr14" draw:text-style-name="P21" draw:layer="layout" svg:x1="13.167cm" svg:y1="11.972cm" svg:x2="10.993cm" svg:y2="15.822cm">
          <text:p text:style-name="P3"/>
        </draw:line>
        <draw:custom-shape draw:style-name="gr15" draw:text-style-name="P16" draw:layer="layout" svg:width="8.083cm" svg:height="0.727cm" svg:x="9.305cm" svg:y="15.906cm">
          <text:p text:style-name="P15"><text:span text:style-name="T25">clock, data, address, control signals,..</text:span><text:span text:style-name="T26">.</text:span></text:p>
          <draw:enhanced-geometry svg:viewBox="0 0 21600 21600" draw:type="mso-spt202" draw:enhanced-path="M 0 0 L 21600 0 21600 21600 0 21600 0 0 Z N"/>
        </draw:custom-shape>
        <presentation:notes draw:style-name="dp2">
          <draw:page-thumbnail draw:layer="layout" svg:width="13.705cm" svg:height="10.279cm" svg:x="3.647cm" svg:y="2.853cm" draw:page-number="32"/>
          <draw:frame presentation:style-name="pr2" draw:text-style-name="P3" draw:layer="layout" svg:width="14.512cm" svg:height="11.41cm" svg:x="3.25cm" svg:y="14.129cm" presentation:class="notes" presentation:placeholder="true">
            <draw:text-box/>
          </draw:frame>
        </presentation:notes>
      </draw:page>
      <draw:page draw:name="page33"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24.368cm" svg:height="15.444cm" svg:x="2.218cm" svg:y="3.725cm" presentation:class="outline" presentation:user-transformed="true">
          <draw:text-box>
            <text:list text:style-name="L7">
              <text:list-item>
                <text:p text:style-name="P22"><text:span text:style-name="T5">Consistency of inputs and outputs in the verification setup</text:span></text:p>
              </text:list-item>
            </text:list>
          </draw:text-box>
        </draw:frame>
        <draw:custom-shape draw:style-name="gr4" draw:text-style-name="P16" draw:layer="layout" svg:width="7.717cm" svg:height="5.816cm" svg:x="2.747cm" svg:y="7.285cm">
          <text:p text:style-name="P3"/>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6" draw:layer="layout" svg:width="7.717cm" svg:height="5.816cm" svg:x="15.447cm" svg:y="7.285cm">
          <text:p text:style-name="P3"/>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id="id10" draw:layer="layout" svg:width="2.61cm" svg:height="1.046cm" svg:x="17.648cm" svg:y="7.99cm">
          <text:p text:style-name="P17"><text:span text:style-name="T24">mem</text:span></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id="id11" draw:layer="layout" svg:width="2.906cm" svg:height="1.34cm" svg:x="17.52cm" svg:y="10.209cm">
          <text:p text:style-name="P17"><text:span text:style-name="T24">DUT</text:span></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id="id12" draw:layer="layout" svg:width="2.051cm" svg:height="1.045cm" svg:x="16.029cm" svg:y="11.756cm">
          <text:p text:style-name="P17"><text:span text:style-name="T24">==</text:span></text:p>
          <draw:enhanced-geometry svg:viewBox="0 0 21600 21600" draw:glue-points="10800 0 3160 3160 0 10800 3160 18440 10800 21600 18440 18440 21600 10800 18440 3160" draw:text-areas="3200 3200 18400 18400" draw:type="ellipse"/>
        </draw:custom-shape>
        <draw:custom-shape draw:style-name="gr4" draw:text-style-name="P16" draw:layer="layout" svg:width="3.055cm" svg:height="1.53cm" svg:x="3.956cm" svg:y="10.306cm">
          <text:p text:style-name="P3"/>
          <draw:enhanced-geometry svg:viewBox="0 0 21600 21600" draw:path-stretchpoint-x="10800" draw:path-stretchpoint-y="10800" draw:text-areas="?f3 ?f4 ?f5 ?f6" draw:type="round-rectangle" draw:modifiers="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6" draw:id="id9" draw:layer="layout" svg:width="2.461cm" svg:height="0.97cm" svg:x="7.307cm" svg:y="8.03cm">
          <text:p text:style-name="P3"/>
          <draw:enhanced-geometry svg:viewBox="0 0 21600 21600" draw:path-stretchpoint-x="10800" draw:path-stretchpoint-y="10800" draw:text-areas="?f3 ?f4 ?f5 ?f6" draw:type="round-rectangle" draw:modifiers="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21" draw:layer="layout" svg:x1="9.768cm" svg:y1="8.515cm" svg:x2="17.648cm" svg:y2="8.513cm" draw:start-shape="id9" draw:start-glue-point="1" draw:end-shape="id10" draw:end-glue-point="3">
          <text:p text:style-name="P3"/>
        </draw:connector>
        <draw:connector draw:style-name="gr16" draw:text-style-name="P21" draw:layer="layout" svg:x1="18.953cm" svg:y1="9.036cm" svg:x2="18.973cm" svg:y2="10.209cm" draw:start-shape="id10" draw:start-glue-point="2" draw:end-shape="id11" draw:end-glue-point="0">
          <text:p text:style-name="P3"/>
        </draw:connector>
        <draw:connector draw:style-name="gr16" draw:text-style-name="P21" draw:layer="layout" svg:x1="18.973cm" svg:y1="11.549cm" svg:x2="18.08cm" svg:y2="12.278cm" draw:start-shape="id11" draw:start-glue-point="2" draw:end-shape="id12" draw:end-glue-point="10">
          <text:p text:style-name="P3"/>
        </draw:connector>
        <draw:line draw:style-name="gr6" draw:text-style-name="P21" draw:layer="layout" svg:x1="5.521cm" svg:y1="6.315cm" svg:x2="5.525cm" svg:y2="10.266cm">
          <text:p text:style-name="P3"/>
        </draw:line>
        <draw:line draw:style-name="gr6" draw:text-style-name="P21" draw:layer="layout" svg:x1="5.486cm" svg:y1="8.59cm" svg:x2="7.347cm" svg:y2="8.595cm">
          <text:p text:style-name="P3"/>
        </draw:line>
        <draw:custom-shape draw:style-name="gr3" draw:text-style-name="P23" draw:layer="layout" svg:width="10.169cm" svg:height="3.708cm" svg:x="2.346cm" svg:y="14.098cm">
          <text:p text:style-name="P15"><text:span text:style-name="T27">1. input to csim module</text:span></text:p>
          <text:p text:style-name="P15"><text:span text:style-name="T27">2. input to csim vector writer</text:span></text:p>
          <text:p text:style-name="P15"><text:span text:style-name="T27">3. file format</text:span></text:p>
          <text:p text:style-name="P15"><text:span text:style-name="T27">4. memory format</text:span></text:p>
          <draw:enhanced-geometry svg:viewBox="0 0 21600 21600" draw:type="mso-spt202" draw:enhanced-path="M 0 0 L 21600 0 21600 21600 0 21600 0 0 Z N"/>
        </draw:custom-shape>
        <draw:custom-shape draw:style-name="gr3" draw:text-style-name="P23" draw:layer="layout" svg:width="9.309cm" svg:height="2.844cm" svg:x="14.781cm" svg:y="13.988cm">
          <text:p text:style-name="P15"><text:span text:style-name="T27">5. wires in testbench (TB)‏</text:span></text:p>
          <text:p text:style-name="P15"><text:span text:style-name="T27">6. DUT interface</text:span></text:p>
          <text:p text:style-name="P15"><text:span text:style-name="T27">7. comparator</text:span></text:p>
          <draw:enhanced-geometry svg:viewBox="0 0 21600 21600" draw:type="mso-spt202" draw:enhanced-path="M 0 0 L 21600 0 21600 21600 0 21600 0 0 Z N"/>
        </draw:custom-shape>
        <draw:custom-shape draw:style-name="gr17" draw:text-style-name="P16" draw:layer="layout" svg:width="0.882cm" svg:height="0.882cm" svg:x="5.759cm" svg:y="6.094cm">
          <text:p text:style-name="P17"><text:span text:style-name="T24">1</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2cm" svg:height="0.882cm" svg:x="6.037cm" svg:y="7.492cm">
          <text:p text:style-name="P17"><text:span text:style-name="T24">2</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2cm" svg:height="0.882cm" svg:x="4.357cm" svg:y="8.961cm">
          <text:p text:style-name="P17"><text:span text:style-name="T24">3</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1cm" svg:height="0.882cm" svg:x="16.193cm" svg:y="7.417cm">
          <text:p text:style-name="P17"><text:span text:style-name="T24">4</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2cm" svg:height="0.882cm" svg:x="19.319cm" svg:y="11.677cm">
          <text:p text:style-name="P17"><text:span text:style-name="T24">6</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2cm" svg:height="0.882cm" svg:x="15.681cm" svg:y="10.649cm">
          <text:p text:style-name="P17"><text:span text:style-name="T24">7</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2cm" svg:height="0.882cm" svg:x="19.35cm" svg:y="9.181cm">
          <text:p text:style-name="P17"><text:span text:style-name="T24">5</text:span></text:p>
          <draw:enhanced-geometry svg:viewBox="0 0 21600 21600" draw:glue-points="10800 0 3160 3160 0 10800 3160 18440 10800 21600 18440 18440 21600 10800 18440 3160" draw:text-areas="3200 3200 18400 18400" draw:type="ellipse"/>
        </draw:custom-shape>
        <draw:custom-shape draw:style-name="gr3" draw:text-style-name="P16" draw:layer="layout" svg:width="3.22cm" svg:height="1.402cm" svg:x="7.011cm" svg:y="11.593cm">
          <text:p text:style-name="P15"><text:span text:style-name="T23">c++ sim</text:span></text:p>
          <draw:enhanced-geometry svg:viewBox="0 0 21600 21600" draw:type="mso-spt202" draw:enhanced-path="M 0 0 L 21600 0 21600 21600 0 21600 0 0 Z N"/>
        </draw:custom-shape>
        <draw:custom-shape draw:style-name="gr3" draw:text-style-name="P16" draw:layer="layout" svg:width="1.941cm" svg:height="1.402cm" svg:x="20.99cm" svg:y="11.518cm">
          <text:p text:style-name="P15"><text:span text:style-name="T23">TB</text:span></text:p>
          <draw:enhanced-geometry svg:viewBox="0 0 21600 21600" draw:type="mso-spt202" draw:enhanced-path="M 0 0 L 21600 0 21600 21600 0 21600 0 0 Z N"/>
        </draw:custom-shape>
        <presentation:notes draw:style-name="dp2">
          <draw:page-thumbnail draw:layer="layout" svg:width="13.705cm" svg:height="10.279cm" svg:x="3.647cm" svg:y="2.853cm" draw:page-number="33"/>
          <draw:frame presentation:style-name="pr11" draw:text-style-name="P3" draw:layer="layout" svg:width="14.512cm" svg:height="11.41cm" svg:x="3.25cm" svg:y="14.129cm" presentation:class="notes" presentation:placeholder="true">
            <draw:text-box/>
          </draw:frame>
        </presentation:notes>
      </draw:page>
      <draw:page draw:name="page34" draw:style-name="dp3" draw:master-page-name="Default" presentation:presentation-page-layout-name="AL2T1" presentation:use-date-time-name="dtd1">
        <draw:frame presentation:style-name="pr5" draw:text-style-name="P3" draw:layer="layout" svg:width="23.91cm" svg:height="3.005cm" svg:x="2.002cm" svg:y="0.7cm" presentation:class="title">
          <draw:text-box>
            <text:p text:style-name="P3">Consistency in verification step</text:p>
          </draw:text-box>
        </draw:frame>
        <draw:frame presentation:style-name="pr6" draw:text-style-name="P8" draw:layer="layout" svg:width="24.363cm" svg:height="15.441cm" svg:x="2.138cm" svg:y="3.725cm" presentation:class="outline">
          <draw:text-box>
            <text:list text:style-name="L3">
              <text:list-item>
                <text:p text:style-name="P8">Verification step implies two different environments: C++ simulator and RTL simulator</text:p>
              </text:list-item>
            </text:list>
            <text:list text:style-name="L3">
              <text:list-item>
                <text:p text:style-name="P8">The two environments have different:</text:p>
              </text:list-item>
            </text:list>
            <text:list text:style-name="L3">
              <text:list-item>
                <text:list>
                  <text:list-item>
                    <text:p text:style-name="P24">inputs</text:p>
                  </text:list-item>
                </text:list>
              </text:list-item>
            </text:list>
            <text:list text:style-name="L3">
              <text:list-item>
                <text:list>
                  <text:list-item>
                    <text:p text:style-name="P24">outputs</text:p>
                  </text:list-item>
                </text:list>
              </text:list-item>
            </text:list>
            <text:list text:style-name="L3">
              <text:list-item>
                <text:list>
                  <text:list-item>
                    <text:p text:style-name="P24">file formats</text:p>
                  </text:list-item>
                </text:list>
              </text:list-item>
            </text:list>
            <text:list text:style-name="L3">
              <text:list-item>
                <text:list>
                  <text:list-item>
                    <text:p text:style-name="P24">memory formats</text:p>
                  </text:list-item>
                </text:list>
              </text:list-item>
            </text:list>
            <text:list text:style-name="L3">
              <text:list-item>
                <text:list>
                  <text:list-item>
                    <text:p text:style-name="P24">verification component formats</text:p>
                  </text:list-item>
                </text:list>
              </text:list-item>
            </text:list>
            <text:list text:style-name="L3">
              <text:list-item>
                <text:p text:style-name="P8">Consistency must be preserved</text:p>
              </text:list-item>
            </text:list>
            <text:list text:style-name="L3">
              <text:list-item>
                <text:list>
                  <text:list-item>
                    <text:p text:style-name="P24">within each environment between different components </text:p>
                  </text:list-item>
                </text:list>
              </text:list-item>
            </text:list>
            <text:list text:style-name="L3">
              <text:list-item>
                <text:list>
                  <text:list-item>
                    <text:p text:style-name="P24">between the two environments</text:p>
                  </text:list-item>
                </text:list>
              </text:list-item>
            </text:list>
          </draw:text-box>
        </draw:frame>
        <presentation:notes draw:style-name="dp2">
          <draw:page-thumbnail draw:style-name="gr1" draw:layer="layout" svg:width="13.701cm" svg:height="10.276cm" svg:x="3.646cm" svg:y="2.852cm" draw:page-number="34" presentation:class="page"/>
          <draw:frame presentation:style-name="pr7" draw:text-style-name="P3" draw:layer="layout" svg:width="14.512cm" svg:height="11.159cm" svg:x="3.25cm" svg:y="14.129cm" presentation:class="notes" presentation:placeholder="true">
            <draw:text-box/>
          </draw:frame>
        </presentation:notes>
      </draw:page>
      <draw:page draw:name="page35"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24.368cm" svg:height="15.444cm" svg:x="2.218cm" svg:y="3.725cm" presentation:class="outline" presentation:user-transformed="true">
          <draw:text-box>
            <text:list text:style-name="L7">
              <text:list-item>
                <text:p text:style-name="P22"><text:span text:style-name="T5">Consistency of outputs in the verification setup</text:span></text:p>
              </text:list-item>
            </text:list>
          </draw:text-box>
        </draw:frame>
        <draw:custom-shape draw:style-name="gr3" draw:text-style-name="P25" draw:layer="layout" svg:width="10.169cm" svg:height="3.708cm" svg:x="2.346cm" svg:y="14.098cm">
          <text:p text:style-name="P15"><text:span text:style-name="T27">1. input to csim module</text:span></text:p>
          <text:p text:style-name="P15"><text:span text:style-name="T27">2. input to csim vector writer</text:span></text:p>
          <text:p text:style-name="P15"><text:span text:style-name="T27">3. file format</text:span></text:p>
          <text:p text:style-name="P15"><text:span text:style-name="T27">4. memory format</text:span></text:p>
          <draw:enhanced-geometry svg:viewBox="0 0 21600 21600" draw:type="mso-spt202" draw:enhanced-path="M 0 0 L 21600 0 21600 21600 0 21600 0 0 Z N"/>
        </draw:custom-shape>
        <draw:custom-shape draw:style-name="gr3" draw:text-style-name="P25" draw:layer="layout" svg:width="9.309cm" svg:height="2.844cm" svg:x="14.781cm" svg:y="13.988cm">
          <text:p text:style-name="P15"><text:span text:style-name="T27">5. wires in testbench (TB)‏</text:span></text:p>
          <text:p text:style-name="P15"><text:span text:style-name="T27">6. DUT interface</text:span></text:p>
          <text:p text:style-name="P15"><text:span text:style-name="T27">7. comparator</text:span></text:p>
          <draw:enhanced-geometry svg:viewBox="0 0 21600 21600" draw:type="mso-spt202" draw:enhanced-path="M 0 0 L 21600 0 21600 21600 0 21600 0 0 Z N"/>
        </draw:custom-shape>
        <draw:custom-shape draw:style-name="gr18" draw:text-style-name="P26" draw:layer="layout" svg:width="10.521cm" svg:height="7.911cm" svg:x="15.497cm" svg:y="6.253cm">
          <text:p text:style-name="P3"/>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8" draw:layer="layout" svg:width="3.873cm" svg:height="1.34cm" svg:x="20.126cm" svg:y="9.153cm">
          <text:p text:style-name="P27"><text:span text:style-name="T28">Register files</text:span></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6" draw:layer="layout" svg:width="4.61cm" svg:height="1.375cm" svg:x="6.76cm" svg:y="11.791cm">
          <text:p text:style-name="P3"/>
          <draw:enhanced-geometry svg:viewBox="0 0 21600 21600" draw:type="mso-spt202" draw:enhanced-path="M 0 0 L 21600 0 21600 21600 0 21600 0 0 Z N"/>
        </draw:custom-shape>
        <draw:custom-shape draw:style-name="gr21" draw:text-style-name="P26" draw:layer="layout" svg:width="0.428cm" svg:height="1.602cm" svg:x="22.662cm" svg:y="11.689cm">
          <text:p text:style-name="P3"/>
          <draw:enhanced-geometry svg:viewBox="0 0 21600 21600" draw:type="mso-spt202" draw:enhanced-path="M 0 0 L 21600 0 21600 21600 0 21600 0 0 Z N"/>
        </draw:custom-shape>
        <draw:frame draw:style-name="gr22" draw:text-style-name="P29" draw:layer="layout" svg:width="0.502cm" svg:height="1.237cm" svg:x="7.061cm" svg:y="8.328cm">
          <draw:text-box>
            <text:p text:style-name="P3"/>
          </draw:text-box>
        </draw:frame>
        <draw:frame draw:style-name="gr23" draw:text-style-name="P29" draw:layer="layout" svg:width="1.73cm" svg:height="0.992cm" svg:x="5.778cm" svg:y="8.218cm">
          <draw:text-box>
            <text:p text:style-name="P30"><text:span text:style-name="T29">Unit</text:span></text:p>
          </draw:text-box>
        </draw:frame>
        <draw:custom-shape draw:style-name="gr24" draw:text-style-name="P26" draw:id="id14" draw:layer="layout" svg:width="2.051cm" svg:height="1.045cm" svg:x="16.298cm" svg:y="9.255cm">
          <text:p text:style-name="P27"><text:span text:style-name="T30">==</text:span></text:p>
          <draw:enhanced-geometry svg:viewBox="0 0 21600 21600" draw:glue-points="10800 0 3160 3160 0 10800 3160 18440 10800 21600 18440 18440 21600 10800 18440 3160" draw:text-areas="3200 3200 18400 18400" draw:type="ellipse"/>
        </draw:custom-shape>
        <draw:line draw:style-name="gr25" draw:text-style-name="P29" draw:layer="layout" svg:x1="20.098cm" svg:y1="9.827cm" svg:x2="18.353cm" svg:y2="9.827cm">
          <text:p text:style-name="P3"/>
        </draw:line>
        <draw:line draw:style-name="gr26" draw:text-style-name="P29" draw:layer="layout" svg:x1="8.097cm" svg:y1="11.791cm" svg:x2="8.097cm" svg:y2="13.264cm">
          <text:p text:style-name="P3"/>
        </draw:line>
        <draw:custom-shape draw:style-name="gr27" draw:text-style-name="P26" draw:layer="layout" svg:width="7.72cm" svg:height="7.965cm" svg:x="2.695cm" svg:y="6.147cm">
          <text:p text:style-name="P3"/>
          <draw:enhanced-geometry svg:viewBox="0 0 21600 21600" draw:path-stretchpoint-x="10800" draw:path-stretchpoint-y="10800" draw:text-areas="?f3 ?f4 ?f5 ?f6" draw:type="round-rectangle" draw:modifiers="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8" draw:id="id15" draw:layer="layout" svg:width="5.647cm" svg:height="3.792cm" svg:x="4.059cm" svg:y="7.865cm">
          <text:p text:style-name="P31"><text:span text:style-name="T31"><text:s text:c="11"/></text:span></text:p>
          <draw:enhanced-geometry svg:viewBox="0 0 21600 21600" draw:path-stretchpoint-x="10800" draw:path-stretchpoint-y="10800" draw:text-areas="?f3 ?f4 ?f5 ?f6" draw:type="round-rectangle" draw:modifiers="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29" draw:layer="layout" svg:x1="9.296cm" svg:y1="4.91cm" svg:x2="9.296cm" svg:y2="7.965cm">
          <text:p text:style-name="P3"/>
        </draw:line>
        <draw:frame draw:style-name="gr30" draw:text-style-name="P32" draw:layer="layout" svg:width="4.469cm" svg:height="0.903cm" svg:x="3.377cm" svg:y="6.065cm">
          <draw:text-box>
            <text:p text:style-name="P30"><text:span text:style-name="T31">C++ simulator</text:span></text:p>
          </draw:text-box>
        </draw:frame>
        <draw:line draw:style-name="gr31" draw:text-style-name="P29" draw:layer="layout" svg:x1="22.308cm" svg:y1="13.318cm" svg:x2="18.462cm" svg:y2="13.318cm">
          <text:p text:style-name="P3"/>
        </draw:line>
        <draw:custom-shape draw:style-name="gr32" draw:text-style-name="P26" draw:layer="layout" svg:width="5.783cm" svg:height="4.667cm" svg:x="19.876cm" svg:y="7.696cm">
          <text:p text:style-name="P3"/>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id="id16" draw:layer="layout" svg:width="2.051cm" svg:height="1.045cm" svg:x="16.406cm" svg:y="12.853cm">
          <text:p text:style-name="P27"><text:span text:style-name="T30">==</text:span></text:p>
          <draw:enhanced-geometry svg:viewBox="0 0 21600 21600" draw:glue-points="10800 0 3160 3160 0 10800 3160 18440 10800 21600 18440 18440 21600 10800 18440 3160" draw:text-areas="3200 3200 18400 18400" draw:type="ellipse"/>
        </draw:custom-shape>
        <draw:frame draw:style-name="gr34" draw:text-style-name="P29" draw:layer="layout" svg:width="4.494cm" svg:height="0.992cm" svg:x="20.015cm" svg:y="7.725cm">
          <draw:text-box>
            <text:p text:style-name="P30"><text:span text:style-name="T29">DUT instance</text:span></text:p>
          </draw:text-box>
        </draw:frame>
        <draw:frame draw:style-name="gr35" draw:text-style-name="P34" draw:layer="layout" svg:width="3.381cm" svg:height="0.903cm" svg:x="20.179cm" svg:y="10.971cm">
          <draw:text-box>
            <text:p text:style-name="P33"><text:span text:style-name="T32">State data</text:span></text:p>
          </draw:text-box>
        </draw:frame>
        <draw:frame draw:style-name="gr36" draw:text-style-name="P29" draw:layer="layout" svg:width="8.749cm" svg:height="0.992cm" svg:x="15.315cm" svg:y="6.334cm">
          <draw:text-box>
            <text:p text:style-name="P30"><text:span text:style-name="T29">Testbench stimulus vectors</text:span></text:p>
          </draw:text-box>
        </draw:frame>
        <draw:line draw:style-name="gr37" draw:text-style-name="P29" draw:layer="layout" svg:x1="22.361cm" svg:y1="12.39cm" svg:x2="22.361cm" svg:y2="13.426cm">
          <text:p text:style-name="P3"/>
        </draw:line>
        <draw:frame draw:style-name="gr38" draw:text-style-name="P32" draw:layer="layout" svg:width="8.677cm" svg:height="0.903cm" svg:x="11.587cm" svg:y="7.998cm">
          <draw:text-box>
            <text:p text:style-name="P30"><text:span text:style-name="T31">Arhitectural state comparation</text:span></text:p>
          </draw:text-box>
        </draw:frame>
        <draw:frame draw:style-name="gr39" draw:text-style-name="P32" draw:layer="layout" svg:width="4.469cm" svg:height="0.903cm" svg:x="19.744cm" svg:y="13.236cm">
          <draw:text-box>
            <text:p text:style-name="P30"><text:span text:style-name="T31">Output vectors</text:span></text:p>
          </draw:text-box>
        </draw:frame>
        <draw:line draw:style-name="gr40" draw:text-style-name="P29" draw:layer="layout" svg:x1="10.433cm" svg:y1="6.525cm" svg:x2="22.898cm" svg:y2="6.525cm">
          <text:p text:style-name="P3"/>
        </draw:line>
        <draw:line draw:style-name="gr41" draw:text-style-name="P29" draw:layer="layout" svg:x1="23.971cm" svg:y1="6.525cm" svg:x2="23.971cm" svg:y2="7.753cm">
          <text:p text:style-name="P3"/>
        </draw:line>
        <draw:custom-shape draw:style-name="gr42" draw:text-style-name="P36" draw:id="id13" draw:layer="layout" svg:width="3.544cm" svg:height="1.389cm" svg:x="5.392cm" svg:y="9.046cm">
          <text:p text:style-name="P35"><text:span text:style-name="T32"><text:s/></text:span><text:span text:style-name="T33">Register </text:span><text:span text:style-name="T32">file</text:span></text:p>
          <draw:enhanced-geometry svg:viewBox="0 0 21600 21600" draw:path-stretchpoint-x="10800" draw:path-stretchpoint-y="10800" draw:text-areas="?f3 ?f4 ?f5 ?f6" draw:type="round-rectangle" draw:modifiers="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29" draw:layer="layout" svg:width="1.73cm" svg:height="0.992cm" svg:x="4.169cm" svg:y="7.919cm">
          <draw:text-box>
            <text:p text:style-name="P30"><text:span text:style-name="T29">Unit</text:span></text:p>
          </draw:text-box>
        </draw:frame>
        <draw:frame draw:style-name="gr44" draw:text-style-name="P29" draw:layer="layout" svg:width="3.948cm" svg:height="1.004cm" svg:x="4.169cm" svg:y="10.4cm">
          <draw:text-box>
            <text:p text:style-name="P30"><text:span text:style-name="T34">State data</text:span><text:span text:style-name="T29"> </text:span></text:p>
          </draw:text-box>
        </draw:frame>
        <draw:custom-shape draw:style-name="gr45" draw:text-style-name="P26" draw:layer="layout" svg:width="3.544cm" svg:height="1.389cm" svg:x="20.591cm" svg:y="9.173cm">
          <text:p text:style-name="P37"><text:span text:style-name="T31">Register file</text:span></text:p>
          <draw:enhanced-geometry svg:viewBox="0 0 21600 21600" draw:path-stretchpoint-x="10800" draw:path-stretchpoint-y="10800" draw:text-areas="?f3 ?f4 ?f5 ?f6" draw:type="round-rectangle" draw:modifiers="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 draw:text-style-name="P29" draw:layer="layout" svg:x1="22.935cm" svg:y1="6.527cm" svg:x2="23.999cm" svg:y2="6.527cm">
          <text:p text:style-name="P3"/>
        </draw:line>
        <draw:line draw:style-name="gr47" draw:text-style-name="P29" draw:layer="layout" svg:x1="19.598cm" svg:y1="9.827cm" svg:x2="20.553cm" svg:y2="9.827cm">
          <text:p text:style-name="P3"/>
        </draw:line>
        <draw:custom-shape draw:style-name="gr17" draw:text-style-name="P16" draw:layer="layout" svg:width="0.882cm" svg:height="0.882cm" svg:x="8.057cm" svg:y="5.053cm">
          <text:p text:style-name="P17"><text:span text:style-name="T24">1</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2cm" svg:height="0.882cm" svg:x="5.76cm" svg:y="6.095cm">
          <text:p text:style-name="P17"><text:span text:style-name="T24">1</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2cm" svg:height="0.882cm" svg:x="10.636cm" svg:y="5.107cm">
          <text:p text:style-name="P17"><text:span text:style-name="T24">2</text:span></text:p>
          <draw:enhanced-geometry svg:viewBox="0 0 21600 21600" draw:glue-points="10800 0 3160 3160 0 10800 3160 18440 10800 21600 18440 18440 21600 10800 18440 3160" draw:text-areas="3200 3200 18400 18400" draw:type="ellipse"/>
        </draw:custom-shape>
        <draw:custom-shape draw:style-name="gr17" draw:text-style-name="P38" draw:layer="layout" svg:width="0.882cm" svg:height="0.882cm" svg:x="12.469cm" svg:y="5.145cm">
          <text:p text:style-name="P17"><text:span text:style-name="T24">3</text:span></text:p>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17" draw:text-style-name="P38" draw:layer="layout" svg:width="0.881cm" svg:height="0.882cm" svg:x="13.895cm" svg:y="5.206cm">
          <text:p text:style-name="P17"><text:span text:style-name="T24">4</text:span></text:p>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17" draw:text-style-name="P16" draw:layer="layout" svg:width="0.882cm" svg:height="0.882cm" svg:x="16.761cm" svg:y="5.172cm">
          <text:p text:style-name="P17"><text:span text:style-name="T24">6</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2cm" svg:height="0.882cm" svg:x="18.024cm" svg:y="5.271cm">
          <text:p text:style-name="P17"><text:span text:style-name="T24">7</text:span></text:p>
          <draw:enhanced-geometry svg:viewBox="0 0 21600 21600" draw:glue-points="10800 0 3160 3160 0 10800 3160 18440 10800 21600 18440 18440 21600 10800 18440 3160" draw:text-areas="3200 3200 18400 18400" draw:type="ellipse"/>
        </draw:custom-shape>
        <draw:custom-shape draw:style-name="gr17" draw:text-style-name="P16" draw:layer="layout" svg:width="0.882cm" svg:height="0.882cm" svg:x="15.274cm" svg:y="5.061cm">
          <text:p text:style-name="P17"><text:span text:style-name="T24">5</text:span></text:p>
          <draw:enhanced-geometry svg:viewBox="0 0 21600 21600" draw:glue-points="10800 0 3160 3160 0 10800 3160 18440 10800 21600 18440 18440 21600 10800 18440 3160" draw:text-areas="3200 3200 18400 18400" draw:type="ellipse"/>
        </draw:custom-shape>
        <draw:connector draw:style-name="gr48" draw:layer="layout" draw:type="line" svg:x1="8.936cm" svg:y1="9.74cm" svg:x2="16.298cm" svg:y2="9.777cm" draw:start-shape="id13" draw:start-glue-point="1" draw:end-shape="id14" draw:end-glue-point="6">
          <text:p text:style-name="P3"/>
        </draw:connector>
        <draw:connector draw:style-name="gr48" draw:layer="layout" svg:x1="6.882cm" svg:y1="11.657cm" svg:x2="16.406cm" svg:y2="13.375cm" draw:start-shape="id15" draw:start-glue-point="2" draw:end-shape="id16" draw:end-glue-point="6">
          <text:p text:style-name="P3"/>
        </draw:connector>
        <presentation:notes draw:style-name="dp2">
          <draw:page-thumbnail draw:layer="layout" svg:width="13.705cm" svg:height="10.279cm" svg:x="3.647cm" svg:y="2.853cm" draw:page-number="35"/>
          <draw:frame presentation:style-name="pr12" draw:text-style-name="P13" draw:layer="layout" svg:width="14.512cm" svg:height="11.41cm" svg:x="3.25cm" svg:y="14.129cm" presentation:class="notes" presentation:placeholder="true">
            <draw:text-box/>
          </draw:frame>
        </presentation:notes>
      </draw:page>
      <draw:page draw:name="page36"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Default-outline1" draw:layer="layout" svg:width="24.368cm" svg:height="15.444cm" svg:x="2.059cm" svg:y="3.725cm" presentation:class="outline" presentation:user-transformed="true">
          <draw:text-box>
            <text:list text:style-name="L7">
              <text:list-item>
                <text:p text:style-name="P22"><text:span text:style-name="T5">Consistency of automatically generated symbol names and values in C++ and RTL</text:span></text:p>
              </text:list-item>
            </text:list>
            <text:list text:style-name="L3">
              <text:list-item>
                <text:p text:style-name="P5"><text:span text:style-name="T5">It is expensive to change symbol names and values in manually generated RTL and C++ files. </text:span></text:p>
              </text:list-item>
            </text:list>
            <text:list text:style-name="L3">
              <text:list-item>
                <text:p text:style-name="P5"><text:span text:style-name="T5">A single specification that is compiled and generates C+ and RTL code guarantees that the same values are assigned to constants with the same names in different generated source files (C++, RTL, documentation).</text:span></text:p>
              </text:list-item>
            </text:list>
            <text:list text:style-name="L7">
              <text:list-item>
                <text:p text:style-name="P22"><text:span text:style-name="T5"/></text:p>
              </text:list-item>
            </text:list>
          </draw:text-box>
        </draw:frame>
        <presentation:notes draw:style-name="dp2">
          <draw:page-thumbnail draw:layer="layout" svg:width="13.705cm" svg:height="10.279cm" svg:x="3.647cm" svg:y="2.853cm" draw:page-number="36"/>
          <draw:frame presentation:style-name="pr2" draw:text-style-name="P3" draw:layer="layout" svg:width="14.512cm" svg:height="11.41cm" svg:x="3.25cm" svg:y="14.129cm" presentation:class="notes" presentation:placeholder="true">
            <draw:text-box/>
          </draw:frame>
        </presentation:notes>
      </draw:page>
      <draw:page draw:name="page37"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24.368cm" svg:height="15.444cm" svg:x="2.139cm" svg:y="3.725cm" presentation:class="outline" presentation:user-transformed="true">
          <draw:text-box>
            <text:list text:style-name="L7">
              <text:list-item>
                <text:p text:style-name="P22"><text:span text:style-name="T5">Correctness of specification</text:span></text:p>
              </text:list-item>
            </text:list>
            <text:list text:style-name="L3">
              <text:list-item>
                <text:p text:style-name="P5"><text:span text:style-name="T35">Static formal verification tools (e.g. Synopsys Formality) are used to prove the equivalence between the RTL (specification) and the gates (implementation)‏</text:span></text:p>
              </text:list-item>
            </text:list>
            <text:list text:style-name="L3">
              <text:list-item>
                <text:p text:style-name="P5"><text:span text:style-name="T35">CSL is used for specification which fed to CSLC generate C++ and Verilog. The resulting code is equivalent to specification by the generation process</text:span></text:p>
              </text:list-item>
            </text:list>
            <text:list text:style-name="L3">
              <text:list-item>
                <text:p text:style-name="P5"><text:span text:style-name="T35">Low level logic are coded by the designer and simulation teams </text:span></text:p>
              </text:list-item>
            </text:list>
            <text:list text:style-name="L3">
              <text:list-item>
                <text:p text:style-name="P5"><text:span text:style-name="T35">The parts of the design, such as the interconnect, vector writers, testbenches, which do not add value are generated automatically. </text:span></text:p>
              </text:list-item>
            </text:list>
            <text:list text:style-name="L3">
              <text:list-item>
                <text:p text:style-name="P5"><text:span text:style-name="T35">Other parts of the design process where consistency problems can be introduced including IS are also automated</text:span></text:p>
              </text:list-item>
            </text:list>
            <text:list text:style-name="L7">
              <text:list-item>
                <text:p text:style-name="P22"><text:span text:style-name="T35"/></text:p>
              </text:list-item>
            </text:list>
          </draw:text-box>
        </draw:frame>
        <presentation:notes draw:style-name="dp2">
          <draw:page-thumbnail draw:layer="layout" svg:width="13.705cm" svg:height="10.279cm" svg:x="3.647cm" svg:y="2.853cm" draw:page-number="37"/>
          <draw:frame presentation:style-name="pr2" draw:text-style-name="P3" draw:layer="layout" svg:width="14.512cm" svg:height="11.41cm" svg:x="3.25cm" svg:y="14.129cm" presentation:class="notes" presentation:placeholder="true">
            <draw:text-box/>
          </draw:frame>
        </presentation:notes>
      </draw:page>
      <draw:page draw:name="page38"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13" draw:text-style-name="P39" draw:layer="layout" svg:width="24.368cm" svg:height="15.444cm" svg:x="2.059cm" svg:y="3.725cm" presentation:class="outline" presentation:user-transformed="true">
          <draw:text-box>
            <text:list text:style-name="L3">
              <text:list-item>
                <text:p text:style-name="P5"><text:span text:style-name="T5">Good integration between tools</text:span></text:p>
              </text:list-item>
            </text:list>
            <text:list text:style-name="L3">
              <text:list-item>
                <text:p text:style-name="P5"><text:span text:style-name="T5">Integration of memory map with the design of objects and hierarchy of design objects</text:span></text:p>
              </text:list-item>
            </text:list>
            <text:list text:style-name="L3">
              <text:list-item>
                <text:p text:style-name="P5"><text:span text:style-name="T5">Generation of decoders from fields, ISAs</text:span></text:p>
              </text:list-item>
            </text:list>
            <text:list text:style-name="L3">
              <text:list-item>
                <text:p text:style-name="P5"><text:span text:style-name="T5">It is an architectural specification, verification language that generates code for design, verification, simulation, documentation</text:span></text:p>
              </text:list-item>
            </text:list>
            <text:list text:style-name="L3">
              <text:list-item>
                <text:p text:style-name="P5"><text:span text:style-name="T5">Integration of all tools in a single compiler</text:span></text:p>
              </text:list-item>
            </text:list>
          </draw:text-box>
        </draw:frame>
        <presentation:notes draw:style-name="dp2">
          <draw:page-thumbnail draw:layer="layout" svg:width="13.705cm" svg:height="10.279cm" svg:x="3.647cm" svg:y="2.853cm" draw:page-number="38"/>
          <draw:frame presentation:style-name="pr2" draw:text-style-name="P3" draw:layer="layout" svg:width="14.512cm" svg:height="11.41cm" svg:x="3.25cm" svg:y="14.129cm" presentation:class="notes" presentation:placeholder="true">
            <draw:text-box/>
          </draw:frame>
        </presentation:notes>
      </draw:page>
      <draw:page draw:name="page39"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24.368cm" svg:height="15.444cm" svg:x="2.139cm" svg:y="3.725cm" presentation:class="outline" presentation:user-transformed="true">
          <draw:text-box>
            <text:list text:style-name="L9">
              <text:list-item>
                <text:p text:style-name="P40"><text:span text:style-name="T11">Rapid prototyping of an ISA</text:span></text:p>
              </text:list-item>
            </text:list>
            <text:list text:style-name="L10">
              <text:list-item>
                <text:p text:style-name="P41"><text:span text:style-name="T36">Instruction set architecture (ISA) subset of CSL is used to <text:s/>specify the instructions that the system can perform and the format for each instruction </text:span></text:p>
              </text:list-item>
            </text:list>
            <text:list text:style-name="L10">
              <text:list-item>
                <text:p text:style-name="P41"><text:span text:style-name="T36">specification of the instruction set will also specify the hardware elements controlled by the instruction set.</text:span></text:p>
              </text:list-item>
            </text:list>
          </draw:text-box>
        </draw:frame>
        <presentation:notes draw:style-name="dp2">
          <draw:page-thumbnail draw:layer="layout" svg:width="13.705cm" svg:height="10.279cm" svg:x="3.647cm" svg:y="2.853cm" draw:page-number="39"/>
          <draw:frame presentation:style-name="pr2" draw:text-style-name="P3" draw:layer="layout" svg:width="14.512cm" svg:height="11.41cm" svg:x="3.25cm" svg:y="14.129cm" presentation:class="notes" presentation:placeholder="true">
            <draw:text-box/>
          </draw:frame>
        </presentation:notes>
      </draw:page>
      <draw:page draw:name="page40"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asons to use CSL</text:span></text:p>
          </draw:text-box>
        </draw:frame>
        <draw:frame presentation:style-name="pr4" draw:text-style-name="P6" draw:layer="layout" svg:width="24.368cm" svg:height="15.444cm" svg:x="2.139cm" svg:y="3.725cm" presentation:class="outline" presentation:user-transformed="true">
          <draw:text-box>
            <text:list text:style-name="L11">
              <text:list-item>
                <text:p text:style-name="P42"><text:span text:style-name="T11">Rapid prototyping of an ISA (2)‏</text:span></text:p>
              </text:list-item>
            </text:list>
            <text:list text:style-name="L11">
              <text:list-item>
                <text:p text:style-name="P43"><text:span text:style-name="T36">The specification of the instruction set will include </text:span></text:p>
              </text:list-item>
            </text:list>
            <text:list text:style-name="L12">
              <text:list-item>
                <text:list>
                  <text:list-item>
                    <text:p text:style-name="P44"><text:span text:style-name="T36">fields with specific significance</text:span></text:p>
                  </text:list-item>
                </text:list>
              </text:list-item>
            </text:list>
            <text:list text:style-name="L12">
              <text:list-item>
                <text:list>
                  <text:list-item>
                    <text:p text:style-name="P44"><text:span text:style-name="T36">enums associated to fields to specify </text:span></text:p>
                  </text:list-item>
                </text:list>
              </text:list-item>
            </text:list>
            <text:list text:style-name="L13">
              <text:list-item>
                <text:list>
                  <text:list-item>
                    <text:list>
                      <text:list-item>
                        <text:p text:style-name="P45"><text:span text:style-name="T36">opcodes and subopcodes</text:span></text:p>
                      </text:list-item>
                    </text:list>
                  </text:list-item>
                </text:list>
              </text:list-item>
            </text:list>
            <text:list text:style-name="L13">
              <text:list-item>
                <text:list>
                  <text:list-item>
                    <text:list>
                      <text:list-item>
                        <text:p text:style-name="P45"><text:span text:style-name="T36">branching conditions</text:span></text:p>
                      </text:list-item>
                    </text:list>
                  </text:list-item>
                </text:list>
              </text:list-item>
            </text:list>
            <text:list text:style-name="L13">
              <text:list-item>
                <text:list>
                  <text:list-item>
                    <text:list>
                      <text:list-item>
                        <text:p text:style-name="P45"><text:span text:style-name="T36">registers</text:span></text:p>
                      </text:list-item>
                    </text:list>
                  </text:list-item>
                </text:list>
              </text:list-item>
            </text:list>
            <text:list text:style-name="L12">
              <text:list-item>
                <text:list>
                  <text:list-item>
                    <text:p text:style-name="P44"><text:span text:style-name="T36">instruction formats</text:span></text:p>
                  </text:list-item>
                </text:list>
              </text:list-item>
            </text:list>
            <text:list text:style-name="L12">
              <text:list-item>
                <text:list>
                  <text:list-item>
                    <text:p text:style-name="P44"><text:span text:style-name="T36">instructions of the ISA</text:span></text:p>
                  </text:list-item>
                </text:list>
              </text:list-item>
            </text:list>
            <text:list text:style-name="L9">
              <text:list-item>
                <text:p text:style-name="P40"><text:span text:style-name="T36"/></text:p>
              </text:list-item>
            </text:list>
            <text:list text:style-name="L9">
              <text:list-item>
                <text:p text:style-name="P40"><text:span text:style-name="T36"/></text:p>
              </text:list-item>
            </text:list>
          </draw:text-box>
        </draw:frame>
        <presentation:notes draw:style-name="dp2">
          <draw:page-thumbnail draw:layer="layout" svg:width="13.705cm" svg:height="10.279cm" svg:x="3.647cm" svg:y="2.853cm" draw:page-number="40"/>
          <draw:frame presentation:style-name="pr2" draw:text-style-name="P3" draw:layer="layout" svg:width="14.512cm" svg:height="11.41cm" svg:x="3.25cm" svg:y="14.129cm" presentation:class="notes" presentation:placeholder="true">
            <draw:text-box/>
          </draw:frame>
        </presentation:notes>
      </draw:page>
      <draw:page draw:name="page41"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sons to use CSL</text:span></text:p>
          </draw:text-box>
        </draw:frame>
        <draw:frame presentation:style-name="pr4" draw:text-style-name="P6" draw:layer="layout" svg:width="24.368cm" svg:height="15.444cm" svg:x="2.059cm" svg:y="3.725cm" presentation:class="outline" presentation:user-transformed="true">
          <draw:text-box>
            <text:list text:style-name="L9">
              <text:list-item>
                <text:p text:style-name="P40"><text:span text:style-name="T11">Rapid prototyping of an ISA (2)‏</text:span></text:p>
              </text:list-item>
            </text:list>
            <text:list text:style-name="L14">
              <text:list-item>
                <text:p text:style-name="P41"><text:span text:style-name="T5">The cslc will convert the CSL Instruction Set Architecture (ISA) specification into the following components:</text:span></text:p>
              </text:list-item>
            </text:list>
            <text:list text:style-name="L15">
              <text:list-item>
                <text:list>
                  <text:list-item>
                    <text:p text:style-name="P46"><text:span text:style-name="T5">microcode documentation</text:span></text:p>
                  </text:list-item>
                </text:list>
              </text:list-item>
            </text:list>
            <text:list text:style-name="L15">
              <text:list-item>
                <text:list>
                  <text:list-item>
                    <text:p text:style-name="P46"><text:span text:style-name="T5">microcode compiler/assembler</text:span></text:p>
                  </text:list-item>
                </text:list>
              </text:list-item>
            </text:list>
            <text:list text:style-name="L15">
              <text:list-item>
                <text:list>
                  <text:list-item>
                    <text:p text:style-name="P46"><text:span text:style-name="T5">generates Verilog and C++ ISA decoder</text:span></text:p>
                  </text:list-item>
                </text:list>
              </text:list-item>
            </text:list>
            <text:list text:style-name="L15">
              <text:list-item>
                <text:list>
                  <text:list-item>
                    <text:p text:style-name="P46"><text:span text:style-name="T5">generates Verilog and C++ ISA field selects</text:span></text:p>
                  </text:list-item>
                </text:list>
              </text:list-item>
            </text:list>
            <text:list text:style-name="L15">
              <text:list-item>
                <text:list>
                  <text:list-item>
                    <text:p text:style-name="P46"><text:span text:style-name="T5">Verilog or C++ microcode micro engine or processor</text:span></text:p>
                  </text:list-item>
                </text:list>
              </text:list-item>
            </text:list>
            <text:list text:style-name="L15">
              <text:list-item>
                <text:list>
                  <text:list-item>
                    <text:p text:style-name="P46"><text:span text:style-name="T5">Verilog or C++ microcode controlled related datapath elements and/or signals to control</text:span></text:p>
                  </text:list-item>
                </text:list>
              </text:list-item>
            </text:list>
            <text:list text:style-name="L15">
              <text:list-item>
                <text:list>
                  <text:list-item>
                    <text:p text:style-name="P46"><text:span text:style-name="T5">datapath elements</text:span></text:p>
                  </text:list-item>
                </text:list>
              </text:list-item>
            </text:list>
          </draw:text-box>
        </draw:frame>
        <presentation:notes draw:style-name="dp2">
          <draw:page-thumbnail draw:layer="layout" svg:width="13.705cm" svg:height="10.279cm" svg:x="3.647cm" svg:y="2.853cm" draw:page-number="41"/>
          <draw:frame presentation:style-name="pr2" draw:text-style-name="P3" draw:layer="layout" svg:width="14.512cm" svg:height="11.41cm" svg:x="3.25cm" svg:y="14.129cm" presentation:class="notes" presentation:placeholder="true">
            <draw:text-box/>
          </draw:frame>
        </presentation:notes>
      </draw:page>
      <draw:page draw:name="page42"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Reduced book keeping</text:span></text:p>
          </draw:text-box>
        </draw:frame>
        <draw:frame presentation:style-name="pr14" draw:text-style-name="P47" draw:layer="layout" svg:width="24.368cm" svg:height="15.444cm" svg:x="2.139cm" svg:y="3.725cm" presentation:class="outline" presentation:user-transformed="true">
          <draw:text-box>
            <text:list text:style-name="L16">
              <text:list-item>
                <text:p text:style-name="P41"><text:span text:style-name="T11">CSL facilitates rapid changes of the specification reducing the overhead to maintain equivalent code in C++ and RTL</text:span></text:p>
              </text:list-item>
            </text:list>
            <text:list text:style-name="L16">
              <text:list-item>
                <text:p text:style-name="P41"><text:span text:style-name="T11">Changes in the CSL specification propagates automatically in C++, RTL and documentation files</text:span></text:p>
              </text:list-item>
            </text:list>
            <text:list text:style-name="L16">
              <text:list-item>
                <text:p text:style-name="P41"><text:span text:style-name="T11">Any subsequent upgrade or maintenance fix can be performed in one place <text:s/>in the initial CSL specification</text:span></text:p>
              </text:list-item>
            </text:list>
          </draw:text-box>
        </draw:frame>
        <presentation:notes draw:style-name="dp2">
          <draw:page-thumbnail draw:layer="layout" svg:width="13.705cm" svg:height="10.279cm" svg:x="3.647cm" svg:y="2.853cm" draw:page-number="42"/>
          <draw:frame presentation:style-name="pr2" draw:text-style-name="P3" draw:layer="layout" svg:width="14.512cm" svg:height="11.41cm" svg:x="3.25cm" svg:y="14.129cm" presentation:class="notes" presentation:placeholder="true">
            <draw:text-box/>
          </draw:frame>
        </presentation:notes>
      </draw:page>
      <draw:page draw:name="page43"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Functional verification</text:span></text:p>
          </draw:text-box>
        </draw:frame>
        <draw:frame presentation:style-name="pr15" draw:text-style-name="P47" draw:layer="layout" svg:width="24.368cm" svg:height="15.444cm" svg:x="2.059cm" svg:y="3.725cm" presentation:class="outline" presentation:user-transformed="true">
          <draw:text-box>
            <text:list text:style-name="L17">
              <text:list-item>
                <text:p text:style-name="P41"><text:span text:style-name="T5">Functional verification proves that the specification equals the implementation</text:span></text:p>
              </text:list-item>
            </text:list>
            <text:list text:style-name="L17">
              <text:list-item>
                <text:p text:style-name="P41"><text:span text:style-name="T5">If the specification generates large parts of the simulator code in RTL code then the amount of work required to build and modify the simulator in RTL is reduced</text:span></text:p>
              </text:list-item>
            </text:list>
            <text:list text:style-name="L17">
              <text:list-item>
                <text:p text:style-name="P41"><text:span text:style-name="T5">Specification generates both C++ and RTL simulator code</text:span></text:p>
              </text:list-item>
            </text:list>
            <text:list text:style-name="L17">
              <text:list-item>
                <text:p text:style-name="P41"><text:span text:style-name="T5">The generation of all necessary verification environment and components provides productivity gains for the design and increases overall quality through a correct-by-generation methodology</text:span></text:p>
              </text:list-item>
            </text:list>
          </draw:text-box>
        </draw:frame>
        <presentation:notes draw:style-name="dp2">
          <draw:page-thumbnail draw:layer="layout" svg:width="13.705cm" svg:height="10.279cm" svg:x="3.647cm" svg:y="2.853cm" draw:page-number="43"/>
          <draw:frame presentation:style-name="pr2" draw:text-style-name="P3" draw:layer="layout" svg:width="14.512cm" svg:height="11.41cm" svg:x="3.25cm" svg:y="14.129cm" presentation:class="notes" presentation:placeholder="true">
            <draw:text-box/>
          </draw:frame>
        </presentation:notes>
      </draw:page>
      <draw:page draw:name="page44"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Formal Equivalence</text:span></text:p>
          </draw:text-box>
        </draw:frame>
        <draw:frame presentation:style-name="pr16" draw:text-style-name="P47" draw:layer="layout" svg:width="24.368cm" svg:height="15.444cm" svg:x="2.059cm" svg:y="3.725cm" presentation:class="outline" presentation:user-transformed="true">
          <draw:text-box>
            <text:list text:style-name="L17">
              <text:list-item>
                <text:p text:style-name="P41"><text:span text:style-name="T5">Formal Equivalence checking between the RTL and schematics verifies the equivalence of the specification (RTL) and the implementation (schematics) models</text:span></text:p>
              </text:list-item>
            </text:list>
            <text:list text:style-name="L17">
              <text:list-item>
                <text:p text:style-name="P41"><text:span text:style-name="T5">CSL statically checks the CSP specification and then generates the C++ simulator (functional specification) and the implementation (RTL). </text:span></text:p>
              </text:list-item>
            </text:list>
            <text:list text:style-name="L17">
              <text:list-item>
                <text:p text:style-name="P41"><text:span text:style-name="T5">The code is generated <text:s/>automatically from a specification. This prevents bugs from entering the design database</text:span></text:p>
              </text:list-item>
            </text:list>
          </draw:text-box>
        </draw:frame>
        <presentation:notes draw:style-name="dp2">
          <draw:page-thumbnail draw:layer="layout" svg:width="13.705cm" svg:height="10.279cm" svg:x="3.647cm" svg:y="2.853cm" draw:page-number="44"/>
          <draw:frame presentation:style-name="pr2" draw:text-style-name="P3" draw:layer="layout" svg:width="14.512cm" svg:height="11.41cm" svg:x="3.25cm" svg:y="14.129cm" presentation:class="notes" presentation:placeholder="true">
            <draw:text-box/>
          </draw:frame>
        </presentation:notes>
      </draw:page>
      <draw:page draw:name="page45" draw:style-name="dp3" draw:master-page-name="Default" presentation:presentation-page-layout-name="AL2T1" presentation:use-date-time-name="dtd1">
        <draw:frame presentation:style-name="pr5" draw:text-style-name="P3" draw:layer="layout" svg:width="23.91cm" svg:height="3.005cm" svg:x="2.002cm" svg:y="0.7cm" presentation:class="title">
          <draw:text-box>
            <text:p text:style-name="P3">Formal Equivalence</text:p>
          </draw:text-box>
        </draw:frame>
        <draw:frame presentation:style-name="pr6" draw:text-style-name="P8" draw:layer="layout" svg:width="24.363cm" svg:height="15.441cm" svg:x="2.138cm" svg:y="3.725cm" presentation:class="outline">
          <draw:text-box>
            <text:list text:style-name="L3">
              <text:list-item>
                <text:p text:style-name="P8"><text:span text:style-name="T37">For each transformation refinement that CSLC carries out the generated code is assured to be correct.</text:span></text:p>
              </text:list-item>
            </text:list>
            <text:list text:style-name="L3">
              <text:list-item>
                <text:p text:style-name="P8"><text:span text:style-name="T37">Thus the designer can be confident about the correctness of the generated code in any of the specified output language(C++,RTL).</text:span></text:p>
              </text:list-item>
            </text:list>
            <text:list text:style-name="L3">
              <text:list-item>
                <text:p text:style-name="P8"><text:span text:style-name="T37"><text:tab/></text:span><text:span text:style-name="T37">The CSLC compiler contains a checker that first checks the specification for validity then uses appropriate generators to output resulting code.</text:span></text:p>
              </text:list-item>
            </text:list>
          </draw:text-box>
        </draw:frame>
        <presentation:notes draw:style-name="dp2">
          <draw:page-thumbnail draw:style-name="gr1" draw:layer="layout" svg:width="13.701cm" svg:height="10.276cm" svg:x="3.646cm" svg:y="2.852cm" draw:page-number="45" presentation:class="page"/>
          <draw:frame presentation:style-name="pr7" draw:text-style-name="P3" draw:layer="layout" svg:width="14.512cm" svg:height="11.159cm" svg:x="3.25cm" svg:y="14.129cm" presentation:class="notes" presentation:placeholder="true">
            <draw:text-box/>
          </draw:frame>
        </presentation:notes>
      </draw:page>
      <draw:page draw:name="page46"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Architectural specification</text:span></text:p>
          </draw:text-box>
        </draw:frame>
        <draw:frame presentation:style-name="pr17" draw:text-style-name="P47" draw:layer="layout" svg:width="24.368cm" svg:height="15.444cm" svg:x="2.059cm" svg:y="3.725cm" presentation:class="outline" presentation:user-transformed="true">
          <draw:text-box>
            <text:list text:style-name="L16">
              <text:list-item>
                <text:p text:style-name="P41"><text:span text:style-name="T5">Why is using high level specification a more efficient method for describing designs?</text:span></text:p>
              </text:list-item>
            </text:list>
            <text:list text:style-name="L16">
              <text:list-item>
                <text:p text:style-name="P41"><text:span text:style-name="T5">A high level specification prevents the introduction of consistency problems (bugs) into the design DB between the specification (C++ simulator) and the implementation (RTL)‏</text:span></text:p>
              </text:list-item>
            </text:list>
            <text:list text:style-name="L16">
              <text:list-item>
                <text:p text:style-name="P41"><text:span text:style-name="T5">Hiding unimportant details, a larger space of architecture solutions can be explored</text:span></text:p>
              </text:list-item>
            </text:list>
          </draw:text-box>
        </draw:frame>
        <presentation:notes draw:style-name="dp2">
          <draw:page-thumbnail draw:layer="layout" svg:width="13.705cm" svg:height="10.279cm" svg:x="3.647cm" svg:y="2.853cm" draw:page-number="46"/>
          <draw:frame presentation:style-name="pr2" draw:text-style-name="P3" draw:layer="layout" svg:width="14.512cm" svg:height="11.41cm" svg:x="3.25cm" svg:y="14.129cm" presentation:class="notes" presentation:placeholder="true">
            <draw:text-box/>
          </draw:frame>
        </presentation:notes>
      </draw:page>
      <draw:page draw:name="page47"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Architectural specification (2)‏</text:span></text:p>
          </draw:text-box>
        </draw:frame>
        <draw:frame presentation:style-name="pr18" draw:text-style-name="P47" draw:layer="layout" svg:width="24.368cm" svg:height="15.444cm" svg:x="2.139cm" svg:y="3.725cm" presentation:class="outline" presentation:user-transformed="true">
          <draw:text-box>
            <text:list text:style-name="L16">
              <text:list-item>
                <text:p text:style-name="P41"><text:span text:style-name="T5">CSL represents a common, consistent, human- and computer-readable specification for describing a chip's architecture that can be compiled into a synthesizable design, verification environment and documentation.</text:span></text:p>
              </text:list-item>
            </text:list>
            <text:list text:style-name="L16">
              <text:list-item>
                <text:p text:style-name="P41"><text:span text:style-name="T5">The architectural layer creates a stable environment for early hardware and software development</text:span></text:p>
              </text:list-item>
            </text:list>
          </draw:text-box>
        </draw:frame>
        <presentation:notes draw:style-name="dp2">
          <draw:page-thumbnail draw:layer="layout" svg:width="13.705cm" svg:height="10.279cm" svg:x="3.647cm" svg:y="2.853cm" draw:page-number="47"/>
          <draw:frame presentation:style-name="pr2" draw:text-style-name="P3" draw:layer="layout" svg:width="14.512cm" svg:height="11.41cm" svg:x="3.25cm" svg:y="14.129cm" presentation:class="notes" presentation:placeholder="true">
            <draw:text-box/>
          </draw:frame>
        </presentation:notes>
      </draw:page>
      <draw:page draw:name="page48"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Architectural components</text:span></text:p>
          </draw:text-box>
        </draw:frame>
        <draw:frame presentation:style-name="pr19" draw:text-style-name="P47" draw:layer="layout" svg:width="24.368cm" svg:height="15.444cm" svg:x="2.139cm" svg:y="3.725cm" presentation:class="outline" presentation:user-transformed="true">
          <draw:text-box>
            <text:list text:style-name="L16">
              <text:list-item>
                <text:p text:style-name="P41"><text:span text:style-name="T5">Using normal HDL's architectural details are described at the implementation level.</text:span></text:p>
              </text:list-item>
            </text:list>
            <text:list text:style-name="L16">
              <text:list-item>
                <text:p text:style-name="P41"><text:span text:style-name="T5">CSL is used to describe a design at the architectural level. The user describes architectural components using CSL.</text:span></text:p>
              </text:list-item>
            </text:list>
            <text:list text:style-name="L16">
              <text:list-item>
                <text:p text:style-name="P41"><text:span text:style-name="T5">CSL provides a library of the most common architectural components used in present complex designs</text:span></text:p>
              </text:list-item>
            </text:list>
          </draw:text-box>
        </draw:frame>
        <presentation:notes draw:style-name="dp2">
          <draw:page-thumbnail draw:layer="layout" svg:width="13.705cm" svg:height="10.279cm" svg:x="3.647cm" svg:y="2.853cm" draw:page-number="48"/>
          <draw:frame presentation:style-name="pr2" draw:text-style-name="P3" draw:layer="layout" svg:width="14.512cm" svg:height="11.41cm" svg:x="3.25cm" svg:y="14.129cm" presentation:class="notes" presentation:placeholder="true">
            <draw:text-box/>
          </draw:frame>
        </presentation:notes>
      </draw:page>
      <draw:page draw:name="page49"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CSL language description</text:span></text:p>
          </draw:text-box>
        </draw:frame>
        <draw:frame presentation:style-name="pr4" draw:text-style-name="P6" draw:layer="layout" svg:width="24.368cm" svg:height="15.444cm" svg:x="2.139cm" svg:y="3.725cm" presentation:class="outline" presentation:user-transformed="true">
          <draw:text-box>
            <text:list text:style-name="L3">
              <text:list-item>
                <text:p text:style-name="P5"><text:span text:style-name="T11">CSL is effectively C++ simple OOP plus syntactic sugar to</text:span><text:span text:style-name="T11"><text:line-break/></text:span><text:span text:style-name="T11">support RTL constructs such as bit ranges and part selects</text:span></text:p>
              </text:list-item>
            </text:list>
            <text:list text:style-name="L3">
              <text:list-item>
                <text:p text:style-name="P5"><text:span text:style-name="T11">The CSL compiler (cslc) compiles the CSL files, checks them for correctness, and then generates:</text:span></text:p>
              </text:list-item>
            </text:list>
            <text:list text:style-name="L3">
              <text:list-item>
                <text:list>
                  <text:list-item>
                    <text:p text:style-name="P46"><text:span text:style-name="T11">Verilog</text:span></text:p>
                  </text:list-item>
                </text:list>
              </text:list-item>
            </text:list>
            <text:list text:style-name="L3">
              <text:list-item>
                <text:list>
                  <text:list-item>
                    <text:p text:style-name="P46"><text:span text:style-name="T11">C++</text:span></text:p>
                  </text:list-item>
                </text:list>
              </text:list-item>
            </text:list>
            <text:list text:style-name="L3">
              <text:list-item>
                <text:list>
                  <text:list-item>
                    <text:p text:style-name="P46"><text:span text:style-name="T11">SystemC</text:span></text:p>
                  </text:list-item>
                </text:list>
              </text:list-item>
            </text:list>
            <text:list text:style-name="L3">
              <text:list-item>
                <text:list>
                  <text:list-item>
                    <text:p text:style-name="P46"><text:span text:style-name="T11">documentation (pdf, html) </text:span><text:span text:style-name="T38"><text:line-break/></text:span><text:span text:style-name="T38"/></text:p>
                  </text:list-item>
                </text:list>
              </text:list-item>
            </text:list>
          </draw:text-box>
        </draw:frame>
        <presentation:notes draw:style-name="dp2">
          <draw:page-thumbnail draw:layer="layout" svg:width="13.705cm" svg:height="10.279cm" svg:x="3.647cm" svg:y="2.853cm" draw:page-number="49"/>
          <draw:frame presentation:style-name="pr2" draw:text-style-name="P3" draw:layer="layout" svg:width="14.512cm" svg:height="11.41cm" svg:x="3.25cm" svg:y="14.129cm" presentation:class="notes" presentation:placeholder="true">
            <draw:text-box/>
          </draw:frame>
        </presentation:notes>
      </draw:page>
      <draw:page draw:name="page50" draw:style-name="dp3" draw:master-page-name="Default" presentation:presentation-page-layout-name="AL2T1" presentation:use-date-time-name="dtd1">
        <draw:frame presentation:style-name="pr5" draw:text-style-name="P3" draw:layer="layout" svg:width="23.91cm" svg:height="3.005cm" svg:x="2.002cm" svg:y="0.7cm" presentation:class="title">
          <draw:text-box>
            <text:p text:style-name="P3">CSL language description</text:p>
          </draw:text-box>
        </draw:frame>
        <draw:frame presentation:style-name="pr6" draw:text-style-name="P8" draw:layer="layout" svg:width="24.363cm" svg:height="15.441cm" svg:x="2.138cm" svg:y="3.725cm" presentation:class="outline">
          <draw:text-box>
            <text:list text:style-name="L3">
              <text:list-item>
                <text:p text:style-name="P8">With CSL users can define appropriate unit types and instances. For example to model a micro engine a user may specify a unit of type micro <text:s/>engine and the define six instances of that type.</text:p>
              </text:list-item>
            </text:list>
            <text:list text:style-name="L3">
              <text:list-item>
                <text:p text:style-name="P8"><text:tab/>Initially, in conjunction with architectural level analysis a user might just specify units and their dependencies (interconnects, memory maps).</text:p>
              </text:list-item>
            </text:list>
            <text:list text:style-name="L3">
              <text:list-item>
                <text:p text:style-name="P8">Users can specify such dependencies and interconnections without specifying the precise structure of the units involved. This approach can be used to rapid prototyping of new architectures and exploring a greater part of the solution space.</text:p>
              </text:list-item>
            </text:list>
            <text:list text:style-name="L3">
              <text:list-item>
                <text:p text:style-name="P8"><text:tab/>For example, the memory map of the system depend on the memory map of the micro engine which is itself a subsystem</text:p>
              </text:list-item>
            </text:list>
            <text:list text:style-name="L3">
              <text:list-item>
                <text:p text:style-name="P8"><text:tab/>The code generated contains stubs that can be filled in a latter stage of the design process.</text:p>
              </text:list-item>
            </text:list>
          </draw:text-box>
        </draw:frame>
        <presentation:notes draw:style-name="dp2">
          <draw:page-thumbnail draw:style-name="gr1" draw:layer="layout" svg:width="13.701cm" svg:height="10.276cm" svg:x="3.646cm" svg:y="2.852cm" draw:page-number="50" presentation:class="page"/>
          <draw:frame presentation:style-name="pr7" draw:text-style-name="P3" draw:layer="layout" svg:width="14.512cm" svg:height="11.159cm" svg:x="3.25cm" svg:y="14.129cm" presentation:class="notes" presentation:placeholder="true">
            <draw:text-box/>
          </draw:frame>
        </presentation:notes>
      </draw:page>
      <draw:page draw:name="page51" draw:style-name="dp3" draw:master-page-name="Default" presentation:presentation-page-layout-name="AL2T1" presentation:use-date-time-name="dtd1">
        <draw:frame presentation:style-name="pr5" draw:text-style-name="P3" draw:layer="layout" svg:width="23.91cm" svg:height="3.005cm" svg:x="2.002cm" svg:y="0.7cm" presentation:class="title">
          <draw:text-box>
            <text:p text:style-name="P3">CSLC description</text:p>
          </draw:text-box>
        </draw:frame>
        <draw:frame presentation:style-name="pr6" draw:text-style-name="P8" draw:layer="layout" svg:width="24.363cm" svg:height="15.441cm" svg:x="2.138cm" svg:y="3.725cm" presentation:class="outline">
          <draw:text-box>
            <text:list text:style-name="L3">
              <text:list-item>
                <text:p text:style-name="P8"><text:span text:style-name="T37"><text:tab/></text:span><text:span text:style-name="T37">Rapidly and dependably modifying design capabilities for future applications requires fully developed specification language and associated tools for compilation, proof of correctness human understandable views of design and documentation.</text:span></text:p>
              </text:list-item>
            </text:list>
            <text:list text:style-name="L3">
              <text:list-item>
                <text:p text:style-name="P8"><text:span text:style-name="T37"><text:tab/></text:span><text:span text:style-name="T37">The code that CSLC generates is carefully engineered to produce optimized code , close to what a human developer would wrote. This is possible because of CSLC domain specificity. CSL captures complex digital designs (SoC) that the CSLC compiler <text:s/>translates to output RTL idioms typically used in handwritten code.</text:span></text:p>
              </text:list-item>
            </text:list>
            <text:list text:style-name="L3">
              <text:list-item>
                <text:p text:style-name="P8"><text:span text:style-name="T37"><text:tab/></text:span><text:span text:style-name="T37">The result is a x to y-times expansion of code size from CSL to other RTL languages.</text:span></text:p>
              </text:list-item>
            </text:list>
          </draw:text-box>
        </draw:frame>
        <presentation:notes draw:style-name="dp2">
          <draw:page-thumbnail draw:style-name="gr1" draw:layer="layout" svg:width="13.701cm" svg:height="10.276cm" svg:x="3.646cm" svg:y="2.852cm" draw:page-number="51" presentation:class="page"/>
          <draw:frame presentation:style-name="pr7" draw:text-style-name="P3" draw:layer="layout" svg:width="14.512cm" svg:height="11.159cm" svg:x="3.25cm" svg:y="14.129cm" presentation:class="notes" presentation:placeholder="true">
            <draw:text-box/>
          </draw:frame>
        </presentation:notes>
      </draw:page>
      <draw:page draw:name="page52" draw:style-name="dp3" draw:master-page-name="Default" presentation:presentation-page-layout-name="AL2T1" presentation:use-date-time-name="dtd1">
        <draw:frame presentation:style-name="pr5" draw:text-style-name="P3" draw:layer="layout" svg:width="23.91cm" svg:height="3.005cm" svg:x="2.002cm" svg:y="0.7cm" presentation:class="title">
          <draw:text-box>
            <text:p text:style-name="P3">CSLC description</text:p>
          </draw:text-box>
        </draw:frame>
        <draw:frame presentation:style-name="pr6" draw:text-style-name="P8" draw:layer="layout" svg:width="24.363cm" svg:height="15.441cm" svg:x="2.138cm" svg:y="3.725cm" presentation:class="outline">
          <draw:text-box>
            <text:list text:style-name="L3">
              <text:list-item>
                <text:p text:style-name="P8">Verilog, VHDL and C++ are the target languages for code generation from CSL. These languages offer productivity advantages as there exist a growing set of trained RTL/HDL engineers, libraries, midlleware and tools that can support latter stages in the development process</text:p>
              </text:list-item>
            </text:list>
          </draw:text-box>
        </draw:frame>
        <presentation:notes draw:style-name="dp2">
          <draw:page-thumbnail draw:style-name="gr1" draw:layer="layout" svg:width="13.701cm" svg:height="10.276cm" svg:x="3.646cm" svg:y="2.852cm" draw:page-number="52" presentation:class="page"/>
          <draw:frame presentation:style-name="pr7" draw:text-style-name="P3" draw:layer="layout" svg:width="14.512cm" svg:height="11.159cm" svg:x="3.25cm" svg:y="14.129cm" presentation:class="notes" presentation:placeholder="true">
            <draw:text-box/>
          </draw:frame>
        </presentation:notes>
      </draw:page>
      <draw:page draw:name="page53"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11">Automation and integration of common components on a chip design project</text:span></text:p>
          </draw:text-box>
        </draw:frame>
        <draw:frame presentation:style-name="pr4" draw:text-style-name="P6" draw:layer="layout" svg:width="24.369cm" svg:height="15.444cm" svg:x="2.177cm" svg:y="3.725cm" presentation:class="outline" presentation:user-transformed="true">
          <draw:text-box>
            <text:list text:style-name="L9">
              <text:list-item>
                <text:p text:style-name="P40"><text:span text:style-name="T11"/></text:p>
              </text:list-item>
            </text:list>
            <text:list text:style-name="L18">
              <text:list-item>
                <text:p text:style-name="P41"><text:span text:style-name="T11">The design of instruction sets and memory maps can be automated</text:span></text:p>
              </text:list-item>
            </text:list>
            <text:list text:style-name="L18">
              <text:list-item>
                <text:p text:style-name="P41"><text:span text:style-name="T11">The generation of C++ simulation code, Verilog design code and test bench can be automated</text:span></text:p>
              </text:list-item>
            </text:list>
            <text:list text:style-name="L18">
              <text:list-item>
                <text:p text:style-name="P41"><text:span text:style-name="T11">The CSL language and compiler eliminate the consistency mismatches between different models (simulation, driver code, testbenches, RTL, ...) and automate the generation of code</text:span><text:span text:style-name="T38"><text:line-break/></text:span><text:span text:style-name="T38"/></text:p>
              </text:list-item>
            </text:list>
          </draw:text-box>
        </draw:frame>
        <presentation:notes draw:style-name="dp2">
          <draw:page-thumbnail draw:layer="layout" svg:width="13.705cm" svg:height="10.279cm" svg:x="3.647cm" svg:y="2.853cm" draw:page-number="53"/>
          <draw:frame presentation:style-name="pr2" draw:text-style-name="P3" draw:layer="layout" svg:width="14.512cm" svg:height="11.41cm" svg:x="3.25cm" svg:y="14.129cm" presentation:class="notes" presentation:placeholder="true">
            <draw:text-box/>
          </draw:frame>
        </presentation:notes>
      </draw:page>
      <draw:page draw:name="page54"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Automation tools</text:span></text:p>
          </draw:text-box>
        </draw:frame>
        <draw:frame presentation:style-name="Default-outline1" draw:layer="layout" svg:width="24.368cm" svg:height="15.444cm" svg:x="2.059cm" svg:y="3.725cm" presentation:class="outline" presentation:user-transformed="true">
          <draw:text-box>
            <text:list text:style-name="L3">
              <text:list-item>
                <text:p text:style-name="P5"><text:span text:style-name="T5">CSLC contains several automation tools for automatically generating from a specification large amounts of implementation specification code</text:span></text:p>
              </text:list-item>
            </text:list>
            <text:list text:style-name="L3">
              <text:list-item>
                <text:list>
                  <text:list-item>
                    <text:p text:style-name="P9"><text:span text:style-name="T11">automapper for automatically generating the memory map</text:span></text:p>
                  </text:list-item>
                </text:list>
              </text:list-item>
            </text:list>
            <text:list text:style-name="L3">
              <text:list-item>
                <text:list>
                  <text:list-item>
                    <text:p text:style-name="P9"><text:span text:style-name="T11">autorouter for automatically generating the interconnect in design hierarchies</text:span></text:p>
                  </text:list-item>
                </text:list>
              </text:list-item>
            </text:list>
            <text:list text:style-name="L3">
              <text:list-item>
                <text:p text:style-name="P48"><text:span text:style-name="T11">The auto router <text:s/>can <text:s/>reduce voluminous non optimized code <text:s/>resulted from tedious manual generation process</text:span></text:p>
              </text:list-item>
            </text:list>
            <text:list text:style-name="L3">
              <text:list-item>
                <text:p text:style-name="P5"><text:span text:style-name="T5">The automatic generators can be enabled or disabled for specific parts of the design in order to preserve certain topological or functional relationships </text:span></text:p>
              </text:list-item>
            </text:list>
            <text:list text:style-name="L3">
              <text:list-item>
                <text:p text:style-name="P5"><text:span text:style-name="T5">Automating these design steps will have a great impact on the productivity and efficiency throughout the entire design chain</text:span></text:p>
              </text:list-item>
            </text:list>
          </draw:text-box>
        </draw:frame>
        <presentation:notes draw:style-name="dp2">
          <draw:page-thumbnail draw:layer="layout" svg:width="13.705cm" svg:height="10.279cm" svg:x="3.647cm" svg:y="2.853cm" draw:page-number="54"/>
          <draw:frame presentation:style-name="pr2" draw:text-style-name="P3" draw:layer="layout" svg:width="14.512cm" svg:height="11.41cm" svg:x="3.25cm" svg:y="14.129cm" presentation:class="notes" presentation:placeholder="true">
            <draw:text-box/>
          </draw:frame>
        </presentation:notes>
      </draw:page>
      <draw:page draw:name="page55"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Automation tools (2)‏</text:span></text:p>
          </draw:text-box>
        </draw:frame>
        <draw:frame presentation:style-name="pr20" draw:text-style-name="P47" draw:layer="layout" svg:width="24.368cm" svg:height="15.444cm" svg:x="2.139cm" svg:y="3.725cm" presentation:class="outline" presentation:user-transformed="true">
          <draw:text-box>
            <text:list text:style-name="L19">
              <text:list-item>
                <text:p text:style-name="P41"><text:span text:style-name="T5">CSL enables to auto-generate outputs that support various methodologies and that can be input to standard development tools available on the market</text:span></text:p>
              </text:list-item>
            </text:list>
          </draw:text-box>
        </draw:frame>
        <presentation:notes draw:style-name="dp2">
          <draw:page-thumbnail draw:layer="layout" svg:width="13.705cm" svg:height="10.279cm" svg:x="3.647cm" svg:y="2.853cm" draw:page-number="55"/>
          <draw:frame presentation:style-name="pr2" draw:text-style-name="P3" draw:layer="layout" svg:width="14.512cm" svg:height="11.41cm" svg:x="3.25cm" svg:y="14.129cm" presentation:class="notes" presentation:placeholder="true">
            <draw:text-box/>
          </draw:frame>
        </presentation:notes>
      </draw:page>
      <draw:page draw:name="page56"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IDE/GUI (graph user interface)‏</text:span></text:p>
          </draw:text-box>
        </draw:frame>
        <draw:frame presentation:style-name="pr21" draw:text-style-name="P47" draw:layer="layout" svg:width="24.368cm" svg:height="15.444cm" svg:x="2.059cm" svg:y="3.725cm" presentation:class="outline" presentation:user-transformed="true">
          <draw:text-box>
            <text:list text:style-name="L16">
              <text:list-item>
                <text:p text:style-name="P41"><text:span text:style-name="T5">The IDE can be used to generate CSL code which hides implementation details from the user</text:span></text:p>
              </text:list-item>
            </text:list>
            <text:list text:style-name="L16">
              <text:list-item>
                <text:p text:style-name="P41"><text:span text:style-name="T5">Different views of the design are provided by the IDE enabling a well understanding of the relationship between components</text:span></text:p>
              </text:list-item>
            </text:list>
            <text:list text:style-name="L16">
              <text:list-item>
                <text:p text:style-name="P41"><text:span text:style-name="T5">The IDE contains several graphical tools for creating the specification, all generating CSL code that can be easily integrated in the overall project</text:span></text:p>
              </text:list-item>
            </text:list>
            <text:list text:style-name="L16">
              <text:list-item>
                <text:p text:style-name="P41"><text:span text:style-name="T5">Search engines permit visualization of relationship between design components</text:span></text:p>
              </text:list-item>
            </text:list>
          </draw:text-box>
        </draw:frame>
        <presentation:notes draw:style-name="dp2">
          <draw:page-thumbnail draw:layer="layout" svg:width="13.705cm" svg:height="10.279cm" svg:x="3.647cm" svg:y="2.853cm" draw:page-number="56"/>
          <draw:frame presentation:style-name="pr2" draw:text-style-name="P3" draw:layer="layout" svg:width="14.512cm" svg:height="11.41cm" svg:x="3.25cm" svg:y="14.129cm" presentation:class="notes" presentation:placeholder="true">
            <draw:text-box/>
          </draw:frame>
        </presentation:notes>
      </draw:page>
      <draw:page draw:name="page57"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Memories</text:span></text:p>
          </draw:text-box>
        </draw:frame>
        <draw:frame presentation:style-name="pr22" draw:text-style-name="P47" draw:layer="layout" svg:width="24.368cm" svg:height="15.444cm" svg:x="2.139cm" svg:y="3.725cm" presentation:class="outline" presentation:user-transformed="true">
          <draw:text-box>
            <text:list text:style-name="L16">
              <text:list-item>
                <text:p text:style-name="P41"><text:span text:style-name="T5">How do memories affect the front end architecture, design and verification process?</text:span></text:p>
              </text:list-item>
            </text:list>
            <text:list text:style-name="L16">
              <text:list-item>
                <text:p text:style-name="P41"><text:span text:style-name="T5">Chips contain memories which store programs and data. The memories are modeled in the specification and the implementation. </text:span></text:p>
              </text:list-item>
            </text:list>
            <text:list text:style-name="L16">
              <text:list-item>
                <text:p text:style-name="P41"><text:span text:style-name="T5">Equivalent data and programs need to be loaded into the specification and implementation memories. </text:span></text:p>
              </text:list-item>
            </text:list>
            <text:list text:style-name="L16">
              <text:list-item>
                <text:p text:style-name="P41"><text:span text:style-name="T5">The implementation memories may be modeled abstractly using behavior RTL for simulation purposes and replaced for <text:s/>final simulation and synthesis with vendor supplied <text:s/>memories or memory compiler generated memories for final takeout. </text:span></text:p>
              </text:list-item>
            </text:list>
          </draw:text-box>
        </draw:frame>
        <presentation:notes draw:style-name="dp2">
          <draw:page-thumbnail draw:layer="layout" svg:width="13.705cm" svg:height="10.279cm" svg:x="3.647cm" svg:y="2.853cm" draw:page-number="57"/>
          <draw:frame presentation:style-name="pr2" draw:text-style-name="P3" draw:layer="layout" svg:width="14.512cm" svg:height="11.41cm" svg:x="3.25cm" svg:y="14.129cm" presentation:class="notes" presentation:placeholder="true">
            <draw:text-box/>
          </draw:frame>
        </presentation:notes>
      </draw:page>
      <draw:page draw:name="page58" draw:style-name="dp1" draw:master-page-name="Default" presentation:presentation-page-layout-name="AL1T19" presentation:use-date-time-name="dtd1">
        <draw:frame presentation:style-name="pr23" draw:text-style-name="P3" draw:layer="layout" svg:width="23.914cm" svg:height="3.01cm" svg:x="2.002cm" svg:y="0.826cm" presentation:class="title" presentation:user-transformed="true">
          <draw:text-box>
            <text:p text:style-name="P4"><text:span text:style-name="T5">CSLC Design Flow</text:span></text:p>
          </draw:text-box>
        </draw:frame>
        <draw:custom-shape draw:style-name="gr49" draw:text-style-name="P16" draw:id="id17" draw:layer="layout" svg:width="2.452cm" svg:height="2.452cm" svg:x="1.517cm" svg:y="10.312cm">
          <text:p text:style-name="P17"><text:span text:style-name="T39">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6" draw:id="id18" draw:layer="layout" svg:width="2.452cm" svg:height="2.452cm" svg:x="7.827cm" svg:y="10.303cm">
          <text:p text:style-name="P17"><text:span text:style-name="T39">csl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6" draw:id="id19" draw:layer="layout" svg:width="1.592cm" svg:height="1.998cm" svg:x="8.264cm" svg:y="7.106cm">
          <text:p text:style-name="P17"><text:span text:style-name="T39">csl</text:span></text:p>
          <text:p text:style-name="P17"><text:span text:style-name="T39">li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16" draw:id="id22" draw:layer="layout" svg:width="2.452cm" svg:height="1.35cm" svg:x="11.703cm" svg:y="15.985cm">
          <text:p text:style-name="P17"><text:span text:style-name="T39">Synthe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6" draw:id="id24" draw:layer="layout" svg:width="2.452cm" svg:height="1.35cm" svg:x="17.692cm" svg:y="15.985cm">
          <text:p text:style-name="P17"><text:span text:style-name="T39">Place and</text:span></text:p>
          <text:p text:style-name="P17"><text:span text:style-name="T39">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6" draw:id="id26" draw:layer="layout" svg:width="2.452cm" svg:height="1.349cm" svg:x="23.548cm" svg:y="15.99cm">
          <text:p text:style-name="P17"><text:span text:style-name="T39">ASIC/RPG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6" draw:id="id27" draw:layer="layout" svg:width="2.452cm" svg:height="1.35cm" svg:x="15.187cm" svg:y="13.372cm">
          <text:p text:style-name="P17"><text:span text:style-name="T39">RTL</text:span></text:p>
          <text:p text:style-name="P17"><text:span text:style-name="T39">sim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6" draw:id="id30" draw:layer="layout" svg:width="2.452cm" svg:height="1.35cm" svg:x="15.152cm" svg:y="8.433cm">
          <text:p text:style-name="P17"><text:span text:style-name="T39">C++</text:span></text:p>
          <text:p text:style-name="P17"><text:span text:style-name="T39">comp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6" draw:id="id32" draw:layer="layout" svg:width="2.452cm" svg:height="1.358cm" svg:x="19.037cm" svg:y="10.722cm">
          <text:p text:style-name="P17"><text:span text:style-name="T39">Verify</text:span></text:p>
          <text:p text:style-name="P17"><text:span text:style-name="T39">equival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21" draw:layer="layout" draw:type="line" svg:x1="2.747cm" svg:y1="9.082cm" svg:x2="2.743cm" svg:y2="10.312cm" draw:end-shape="id17" draw:end-glue-point="0">
          <text:p text:style-name="P3"/>
        </draw:connector>
        <draw:connector draw:style-name="gr51" draw:text-style-name="P21" draw:layer="layout" draw:type="line" svg:x1="3.969cm" svg:y1="11.538cm" svg:x2="4.78cm" svg:y2="11.52cm" draw:start-shape="id17" draw:start-glue-point="1">
          <text:p text:style-name="P3"/>
        </draw:connector>
        <draw:connector draw:style-name="gr51" draw:text-style-name="P21" draw:layer="layout" draw:type="line" svg:x1="7.179cm" svg:y1="11.52cm" svg:x2="7.827cm" svg:y2="11.529cm" draw:end-shape="id18" draw:end-glue-point="3">
          <text:p text:style-name="P3"/>
        </draw:connector>
        <draw:connector draw:style-name="gr51" draw:text-style-name="P21" draw:layer="layout" draw:type="line" svg:x1="9.059cm" svg:y1="9.104cm" svg:x2="9.053cm" svg:y2="10.303cm" draw:start-shape="id19" draw:start-glue-point="7" draw:end-shape="id18" draw:end-glue-point="0">
          <text:p text:style-name="P3"/>
        </draw:connector>
        <draw:connector draw:style-name="gr51" draw:text-style-name="P21" draw:layer="layout" draw:type="line" svg:x1="10.279cm" svg:y1="11.529cm" svg:x2="11.73cm" svg:y2="11.531cm" draw:start-shape="id18" draw:start-glue-point="1" draw:end-shape="id20" draw:end-glue-point="3">
          <text:p text:style-name="P3"/>
        </draw:connector>
        <draw:connector draw:style-name="gr52" draw:text-style-name="P21" draw:layer="layout" draw:line-skew="-0.124cm" svg:x1="10.279cm" svg:y1="11.529cm" svg:x2="11.73cm" svg:y2="14.053cm" draw:start-shape="id18" draw:start-glue-point="1" draw:end-shape="id21" draw:end-glue-point="3">
          <text:p text:style-name="P3"/>
        </draw:connector>
        <draw:connector draw:style-name="gr51" draw:text-style-name="P21" draw:layer="layout" draw:type="line" svg:x1="14.155cm" svg:y1="16.66cm" svg:x2="14.706cm" svg:y2="16.653cm" draw:start-shape="id22" draw:start-glue-point="1" draw:end-shape="id23" draw:end-glue-point="3">
          <text:p text:style-name="P3"/>
        </draw:connector>
        <draw:connector draw:style-name="gr51" draw:text-style-name="P21" draw:layer="layout" draw:type="line" svg:x1="17.119cm" svg:y1="16.653cm" svg:x2="17.692cm" svg:y2="16.66cm" draw:start-shape="id23" draw:start-glue-point="1" draw:end-shape="id24" draw:end-glue-point="3">
          <text:p text:style-name="P3"/>
        </draw:connector>
        <draw:connector draw:style-name="gr51" draw:text-style-name="P21" draw:layer="layout" draw:type="line" svg:x1="20.144cm" svg:y1="16.66cm" svg:x2="20.646cm" svg:y2="16.666cm" draw:start-shape="id24" draw:start-glue-point="1" draw:end-shape="id25" draw:end-glue-point="3">
          <text:p text:style-name="P3"/>
        </draw:connector>
        <draw:connector draw:style-name="gr51" draw:text-style-name="P21" draw:layer="layout" draw:type="line" svg:x1="23.058cm" svg:y1="16.666cm" svg:x2="23.548cm" svg:y2="16.664cm" draw:start-shape="id25" draw:start-glue-point="1" draw:end-shape="id26" draw:end-glue-point="3">
          <text:p text:style-name="P3"/>
        </draw:connector>
        <draw:connector draw:style-name="gr52" draw:text-style-name="P21" draw:layer="layout" svg:x1="14.142cm" svg:y1="14.053cm" svg:x2="15.187cm" svg:y2="14.047cm" draw:start-shape="id21" draw:start-glue-point="1" draw:end-shape="id27" draw:end-glue-point="3">
          <text:p text:style-name="P3"/>
        </draw:connector>
        <draw:connector draw:style-name="gr52" draw:text-style-name="P21" draw:layer="layout" svg:x1="16.406cm" svg:y1="12.191cm" svg:x2="16.413cm" svg:y2="13.372cm" draw:start-shape="id28" draw:start-glue-point="2" draw:end-shape="id27" draw:end-glue-point="0">
          <text:p text:style-name="P3"/>
        </draw:connector>
        <draw:connector draw:style-name="gr52" draw:text-style-name="P21" draw:layer="layout" draw:line-skew="-0.174cm 4.058cm 2.721cm" svg:x1="12.936cm" svg:y1="12.336cm" svg:x2="16.413cm" svg:y2="13.372cm" draw:start-shape="id20" draw:start-glue-point="2" draw:end-shape="id27" draw:end-glue-point="0">
          <text:p text:style-name="P3"/>
        </draw:connector>
        <draw:connector draw:style-name="gr52" draw:text-style-name="P21" draw:layer="layout" svg:x1="14.142cm" svg:y1="9.101cm" svg:x2="15.152cm" svg:y2="9.108cm" draw:start-shape="id29" draw:start-glue-point="1" draw:end-shape="id30" draw:end-glue-point="3">
          <text:p text:style-name="P3"/>
        </draw:connector>
        <draw:connector draw:style-name="gr51" draw:text-style-name="P21" draw:layer="layout" draw:type="line" svg:x1="16.375cm" svg:y1="7.313cm" svg:x2="16.378cm" svg:y2="8.433cm" draw:start-shape="id31" draw:start-glue-point="2" draw:end-shape="id30" draw:end-glue-point="0">
          <text:p text:style-name="P3"/>
        </draw:connector>
        <draw:connector draw:style-name="gr52" draw:text-style-name="P21" draw:layer="layout" svg:x1="17.639cm" svg:y1="14.047cm" svg:x2="20.263cm" svg:y2="12.08cm" draw:start-shape="id27" draw:start-glue-point="1" draw:end-shape="id32" draw:end-glue-point="2">
          <text:p text:style-name="P3"/>
        </draw:connector>
        <draw:connector draw:style-name="gr52" draw:text-style-name="P21" draw:layer="layout" svg:x1="17.604cm" svg:y1="9.108cm" svg:x2="20.263cm" svg:y2="10.722cm" draw:start-shape="id30" draw:start-glue-point="1" draw:end-shape="id32" draw:end-glue-point="0">
          <text:p text:style-name="P3"/>
        </draw:connector>
        <draw:connector draw:style-name="gr52" draw:text-style-name="P21" draw:layer="layout" svg:x1="10.742cm" svg:y1="16.658cm" svg:x2="11.703cm" svg:y2="16.66cm" draw:start-shape="id33" draw:start-glue-point="1" draw:end-shape="id22" draw:end-glue-point="3">
          <text:p text:style-name="P3"/>
        </draw:connector>
        <draw:connector draw:style-name="gr52" draw:text-style-name="P21" draw:layer="layout" draw:line-skew="-0.093cm" svg:x1="10.279cm" svg:y1="11.529cm" svg:x2="11.73cm" svg:y2="6.583cm" draw:start-shape="id18" draw:start-glue-point="1" draw:end-shape="id34" draw:end-glue-point="3">
          <text:p text:style-name="P3"/>
        </draw:connector>
        <draw:connector draw:style-name="gr52" draw:text-style-name="P21" draw:layer="layout" draw:line-skew="-0.124cm" svg:x1="10.279cm" svg:y1="11.529cm" svg:x2="11.73cm" svg:y2="9.101cm" draw:start-shape="id18" draw:start-glue-point="1" draw:end-shape="id29" draw:end-glue-point="3">
          <text:p text:style-name="P3"/>
        </draw:connector>
        <draw:custom-shape draw:style-name="gr53" draw:text-style-name="P16" draw:layer="layout" svg:width="2.412cm" svg:height="1.609cm" svg:x="1.601cm" svg:y="7.415cm">
          <text:p text:style-name="P17"><text:span text:style-name="T39">.csl </text:span></text:p>
          <text:p text:style-name="P17"><text:span text:style-name="T39">pp</text:span></text:p>
          <draw:enhanced-geometry svg:viewBox="0 0 21600 21600" draw:type="rectangle" draw:enhanced-path="M 0 0 L 21600 0 21600 21600 0 21600 0 0 Z N"/>
        </draw:custom-shape>
        <draw:custom-shape draw:style-name="gr53" draw:text-style-name="P16" draw:layer="layout" svg:width="2.412cm" svg:height="1.61cm" svg:x="4.789cm" svg:y="10.682cm">
          <text:p text:style-name="P17"><text:span text:style-name="T39">.csl </text:span></text:p>
          <draw:enhanced-geometry svg:viewBox="0 0 21600 21600" draw:type="rectangle" draw:enhanced-path="M 0 0 L 21600 0 21600 21600 0 21600 0 0 Z N"/>
        </draw:custom-shape>
        <draw:custom-shape draw:style-name="gr53" draw:text-style-name="P16" draw:id="id34" draw:layer="layout" svg:width="2.412cm" svg:height="1.609cm" svg:x="11.73cm" svg:y="5.779cm">
          <text:p text:style-name="P17"><text:span text:style-name="T39">documentation</text:span></text:p>
          <text:p text:style-name="P17"><text:span text:style-name="T39">HTML, PDF</text:span></text:p>
          <draw:enhanced-geometry svg:viewBox="0 0 21600 21600" draw:type="rectangle" draw:enhanced-path="M 0 0 L 21600 0 21600 21600 0 21600 0 0 Z N"/>
        </draw:custom-shape>
        <draw:custom-shape draw:style-name="gr53" draw:text-style-name="P16" draw:id="id29" draw:layer="layout" svg:width="2.412cm" svg:height="1.609cm" svg:x="11.73cm" svg:y="8.297cm">
          <text:p text:style-name="P17"><text:span text:style-name="T39">C++</text:span></text:p>
          <text:p text:style-name="P17"><text:span text:style-name="T39">generated</text:span></text:p>
          <text:p text:style-name="P17"><text:span text:style-name="T39">code</text:span></text:p>
          <draw:enhanced-geometry svg:viewBox="0 0 21600 21600" draw:type="rectangle" draw:enhanced-path="M 0 0 L 21600 0 21600 21600 0 21600 0 0 Z N"/>
        </draw:custom-shape>
        <draw:custom-shape draw:style-name="gr53" draw:text-style-name="P16" draw:id="id21" draw:layer="layout" svg:width="2.412cm" svg:height="1.609cm" svg:x="11.73cm" svg:y="13.249cm">
          <text:p text:style-name="P17"><text:span text:style-name="T39">RTL </text:span></text:p>
          <text:p text:style-name="P17"><text:span text:style-name="T39">generated</text:span></text:p>
          <text:p text:style-name="P17"><text:span text:style-name="T39">code</text:span></text:p>
          <draw:enhanced-geometry svg:viewBox="0 0 21600 21600" draw:type="rectangle" draw:enhanced-path="M 0 0 L 21600 0 21600 21600 0 21600 0 0 Z N"/>
        </draw:custom-shape>
        <draw:custom-shape draw:style-name="gr53" draw:text-style-name="P16" draw:id="id33" draw:layer="layout" svg:width="2.412cm" svg:height="1.61cm" svg:x="8.33cm" svg:y="15.853cm">
          <text:p text:style-name="P17"><text:span text:style-name="T39">user RTL</text:span></text:p>
          <text:p text:style-name="P17"><text:span text:style-name="T39">defined</text:span></text:p>
          <text:p text:style-name="P17"><text:span text:style-name="T39">code </text:span></text:p>
          <draw:enhanced-geometry svg:viewBox="0 0 21600 21600" draw:type="rectangle" draw:enhanced-path="M 0 0 L 21600 0 21600 21600 0 21600 0 0 Z N"/>
        </draw:custom-shape>
        <draw:custom-shape draw:style-name="gr53" draw:text-style-name="P16" draw:id="id20" draw:layer="layout" svg:width="2.412cm" svg:height="1.609cm" svg:x="11.73cm" svg:y="10.727cm">
          <text:p text:style-name="P17"><text:span text:style-name="T39">RTL</text:span></text:p>
          <text:p text:style-name="P17"><text:span text:style-name="T39">test</text:span></text:p>
          <text:p text:style-name="P17"><text:span text:style-name="T39">bench</text:span></text:p>
          <draw:enhanced-geometry svg:viewBox="0 0 21600 21600" draw:type="rectangle" draw:enhanced-path="M 0 0 L 21600 0 21600 21600 0 21600 0 0 Z N"/>
        </draw:custom-shape>
        <draw:custom-shape draw:style-name="gr53" draw:text-style-name="P16" draw:id="id31" draw:layer="layout" svg:width="2.413cm" svg:height="1.609cm" svg:x="15.169cm" svg:y="5.704cm">
          <text:p text:style-name="P17"><text:span text:style-name="T39">user C++</text:span></text:p>
          <text:p text:style-name="P17"><text:span text:style-name="T39">simulator</text:span></text:p>
          <text:p text:style-name="P17"><text:span text:style-name="T39">code</text:span></text:p>
          <draw:enhanced-geometry svg:viewBox="0 0 21600 21600" draw:type="rectangle" draw:enhanced-path="M 0 0 L 21600 0 21600 21600 0 21600 0 0 Z N"/>
        </draw:custom-shape>
        <draw:custom-shape draw:style-name="gr53" draw:text-style-name="P16" draw:id="id28" draw:layer="layout" svg:width="2.412cm" svg:height="1.61cm" svg:x="15.2cm" svg:y="10.581cm">
          <text:p text:style-name="P17"><text:span text:style-name="T39">user</text:span></text:p>
          <text:p text:style-name="P17"><text:span text:style-name="T39">defined RTL</text:span></text:p>
          <text:p text:style-name="P17"><text:span text:style-name="T39">test bench</text:span></text:p>
          <draw:enhanced-geometry svg:viewBox="0 0 21600 21600" draw:type="rectangle" draw:enhanced-path="M 0 0 L 21600 0 21600 21600 0 21600 0 0 Z N"/>
        </draw:custom-shape>
        <draw:custom-shape draw:style-name="gr53" draw:text-style-name="P16" draw:id="id25" draw:layer="layout" svg:width="2.412cm" svg:height="1.609cm" svg:x="20.646cm" svg:y="15.862cm">
          <text:p text:style-name="P17"><text:span text:style-name="T39">Bit stream</text:span></text:p>
          <draw:enhanced-geometry svg:viewBox="0 0 21600 21600" draw:type="rectangle" draw:enhanced-path="M 0 0 L 21600 0 21600 21600 0 21600 0 0 Z N"/>
        </draw:custom-shape>
        <draw:custom-shape draw:style-name="gr53" draw:text-style-name="P16" draw:id="id23" draw:layer="layout" svg:width="2.413cm" svg:height="1.609cm" svg:x="14.706cm" svg:y="15.849cm">
          <text:p text:style-name="P17"><text:span text:style-name="T39">Netlist</text:span></text:p>
          <draw:enhanced-geometry svg:viewBox="0 0 21600 21600" draw:type="rectangle" draw:enhanced-path="M 0 0 L 21600 0 21600 21600 0 21600 0 0 Z N"/>
        </draw:custom-shape>
        <draw:connector draw:style-name="gr54" draw:text-style-name="P21" draw:layer="layout" draw:type="line" svg:x1="12.936cm" svg:y1="14.858cm" svg:x2="12.929cm" svg:y2="15.985cm" draw:start-shape="id21" draw:start-glue-point="2" draw:end-shape="id22" draw:end-glue-point="0">
          <text:p text:style-name="P3"/>
        </draw:connector>
        <presentation:notes draw:style-name="dp2">
          <draw:page-thumbnail draw:layer="layout" svg:width="13.705cm" svg:height="10.279cm" svg:x="3.647cm" svg:y="2.853cm" draw:page-number="58"/>
          <draw:frame presentation:style-name="pr2" draw:text-style-name="P3" draw:layer="layout" svg:width="14.512cm" svg:height="11.41cm" svg:x="3.25cm" svg:y="14.129cm" presentation:class="notes" presentation:placeholder="true">
            <draw:text-box/>
          </draw:frame>
        </presentation:notes>
      </draw:page>
      <draw:page draw:name="page59" draw:style-name="dp1" draw:master-page-name="Default" presentation:presentation-page-layout-name="AL2T1" presentation:use-date-time-name="dtd1">
        <draw:frame presentation:style-name="pr3" draw:text-style-name="P2" draw:layer="layout" svg:width="23.914cm" svg:height="3.009cm" svg:x="2.002cm" svg:y="0.701cm" presentation:class="title" presentation:user-transformed="true">
          <draw:text-box>
            <text:p text:style-name="P4"><text:span text:style-name="T5">Design patterns</text:span></text:p>
          </draw:text-box>
        </draw:frame>
        <draw:frame presentation:style-name="pr4" draw:text-style-name="P6" draw:layer="layout" svg:width="24.368cm" svg:height="15.444cm" svg:x="2.059cm" svg:y="3.725cm" presentation:class="outline" presentation:user-transformed="true">
          <draw:text-box>
            <text:list text:style-name="L3">
              <text:list-item>
                <text:p text:style-name="P5"><text:span text:style-name="T5">CSLC comes with an extensive library with most common design patterns used in complex designs.</text:span></text:p>
              </text:list-item>
            </text:list>
            <text:list text:style-name="L3">
              <text:list-item>
                <text:p text:style-name="P5"><text:span text:style-name="T5">Examples:</text:span></text:p>
              </text:list-item>
            </text:list>
            <text:list text:style-name="L3">
              <text:list-item>
                <text:list>
                  <text:list-item>
                    <text:list>
                      <text:list-item>
                        <text:p text:style-name="P49"><text:span text:style-name="T40">Registers</text:span></text:p>
                      </text:list-item>
                    </text:list>
                  </text:list-item>
                </text:list>
              </text:list-item>
            </text:list>
            <text:list text:style-name="L3">
              <text:list-item>
                <text:list>
                  <text:list-item>
                    <text:list>
                      <text:list-item>
                        <text:p text:style-name="P49"><text:span text:style-name="T40">File Registers</text:span></text:p>
                      </text:list-item>
                    </text:list>
                  </text:list-item>
                </text:list>
              </text:list-item>
            </text:list>
            <text:list text:style-name="L3">
              <text:list-item>
                <text:list>
                  <text:list-item>
                    <text:list>
                      <text:list-item>
                        <text:p text:style-name="P49"><text:span text:style-name="T40">FIFOs </text:span></text:p>
                      </text:list-item>
                    </text:list>
                  </text:list-item>
                </text:list>
              </text:list-item>
            </text:list>
            <text:list text:style-name="L3">
              <text:list-item>
                <text:list>
                  <text:list-item>
                    <text:list>
                      <text:list-item>
                        <text:p text:style-name="P49"><text:span text:style-name="T40">Pipelines</text:span></text:p>
                      </text:list-item>
                    </text:list>
                  </text:list-item>
                </text:list>
              </text:list-item>
            </text:list>
            <text:list text:style-name="L3">
              <text:list-item>
                <text:list>
                  <text:list-item>
                    <text:list>
                      <text:list-item>
                        <text:p text:style-name="P49"><text:span text:style-name="T40">Memory Maps </text:span></text:p>
                      </text:list-item>
                    </text:list>
                  </text:list-item>
                </text:list>
              </text:list-item>
            </text:list>
            <text:list text:style-name="L3">
              <text:list-item>
                <text:list>
                  <text:list-item>
                    <text:list>
                      <text:list-item>
                        <text:p text:style-name="P49"><text:span text:style-name="T40">Instruction Set Architecture (ISA)‏</text:span></text:p>
                      </text:list-item>
                    </text:list>
                  </text:list-item>
                </text:list>
              </text:list-item>
            </text:list>
            <text:list text:style-name="L3">
              <text:list-item>
                <text:list>
                  <text:list-item>
                    <text:list>
                      <text:list-item>
                        <text:p text:style-name="P49"><text:span text:style-name="T40">Memory Built-in Self Test (MBIST)‏</text:span></text:p>
                      </text:list-item>
                    </text:list>
                  </text:list-item>
                </text:list>
              </text:list-item>
            </text:list>
            <text:list text:style-name="L3">
              <text:list-item>
                <text:list>
                  <text:list-item>
                    <text:list>
                      <text:list-item>
                        <text:p text:style-name="P49"><text:span text:style-name="T41">Performance Status Control Query Network</text:span><text:span text:style-name="T40"> (PSQCN</text:span><text:span text:style-name="T41">)‏</text:span></text:p>
                      </text:list-item>
                    </text:list>
                  </text:list-item>
                </text:list>
              </text:list-item>
            </text:list>
            <text:list text:style-name="L3">
              <text:list-item>
                <text:list>
                  <text:list-item>
                    <text:list>
                      <text:list-item>
                        <text:p text:style-name="P49"><text:span text:style-name="T41">Microengines</text:span></text:p>
                      </text:list-item>
                    </text:list>
                  </text:list-item>
                </text:list>
              </text:list-item>
            </text:list>
          </draw:text-box>
        </draw:frame>
        <presentation:notes draw:style-name="dp2">
          <draw:page-thumbnail draw:layer="layout" svg:width="13.705cm" svg:height="10.279cm" svg:x="3.647cm" svg:y="2.853cm" draw:page-number="59"/>
          <draw:frame presentation:style-name="pr2" draw:text-style-name="P3" draw:layer="layout" svg:width="14.512cm" svg:height="11.41cm" svg:x="3.25cm" svg:y="14.129cm" presentation:class="notes" presentation:placeholder="true">
            <draw:text-box/>
          </draw:frame>
        </presentation:notes>
      </draw:page>
      <draw:page draw:name="page60" draw:style-name="dp1" draw:master-page-name="Default" presentation:presentation-page-layout-name="AL1T19" presentation:use-date-time-name="dtd1">
        <draw:frame presentation:style-name="pr3" draw:text-style-name="P2" draw:layer="layout" svg:width="23.914cm" svg:height="3.009cm" svg:x="2.002cm" svg:y="0.701cm" presentation:class="title" presentation:user-transformed="true">
          <draw:text-box>
            <text:p text:style-name="P4"><text:span text:style-name="T20">Regular expressions</text:span></text:p>
          </draw:text-box>
        </draw:frame>
        <draw:custom-shape draw:style-name="gr49" draw:text-style-name="P16" draw:id="id35" draw:layer="layout" svg:width="2.452cm" svg:height="2.452cm" svg:x="1.786cm" svg:y="10.16cm">
          <text:p text:style-name="P17"><text:span text:style-name="T39">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36" draw:layer="layout" svg:width="2.452cm" svg:height="2.452cm" svg:x="8.096cm" svg:y="10.151cm">
          <text:p text:style-name="P17"><text:span text:style-name="T39">csl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37" draw:layer="layout" svg:width="1.591cm" svg:height="1.998cm" svg:x="8.52cm" svg:y="6.967cm">
          <text:p text:style-name="P17"><text:span text:style-name="T39">csl</text:span></text:p>
          <text:p text:style-name="P17"><text:span text:style-name="T39">li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16" draw:id="id39" draw:layer="layout" svg:width="2.452cm" svg:height="1.349cm" svg:x="11.703cm" svg:y="16.025cm">
          <text:p text:style-name="P17"><text:span text:style-name="T39">Synthe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40" draw:layer="layout" svg:width="2.452cm" svg:height="1.349cm" svg:x="17.683cm" svg:y="16.012cm">
          <text:p text:style-name="P17"><text:span text:style-name="T39">Place and</text:span></text:p>
          <text:p text:style-name="P17"><text:span text:style-name="T39">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41" draw:layer="layout" svg:width="2.452cm" svg:height="1.349cm" svg:x="23.552cm" svg:y="15.994cm">
          <text:p text:style-name="P17"><text:span text:style-name="T39">ASIC/RPG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42" draw:layer="layout" svg:width="2.452cm" svg:height="1.349cm" svg:x="15.438cm" svg:y="13.238cm">
          <text:p text:style-name="P17"><text:span text:style-name="T39">RTL</text:span></text:p>
          <text:p text:style-name="P17"><text:span text:style-name="T39">sim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43" draw:layer="layout" svg:width="2.452cm" svg:height="1.349cm" svg:x="15.438cm" svg:y="8.277cm">
          <text:p text:style-name="P17"><text:span text:style-name="T39">C++</text:span></text:p>
          <text:p text:style-name="P17"><text:span text:style-name="T39">comp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44" draw:layer="layout" svg:width="2.452cm" svg:height="1.358cm" svg:x="19.306cm" svg:y="10.57cm">
          <text:p text:style-name="P17"><text:span text:style-name="T39">Verify</text:span></text:p>
          <text:p text:style-name="P17"><text:span text:style-name="T39">equival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21" draw:layer="layout" draw:type="line" svg:x1="3.016cm" svg:y1="8.934cm" svg:x2="3.012cm" svg:y2="10.16cm" draw:end-shape="id35" draw:end-glue-point="0">
          <text:p text:style-name="P3"/>
        </draw:connector>
        <draw:connector draw:style-name="gr51" draw:text-style-name="P21" draw:layer="layout" draw:type="line" svg:x1="4.238cm" svg:y1="11.386cm" svg:x2="5.054cm" svg:y2="11.373cm" draw:start-shape="id35" draw:start-glue-point="1">
          <text:p text:style-name="P3"/>
        </draw:connector>
        <draw:connector draw:style-name="gr51" draw:text-style-name="P21" draw:layer="layout" draw:type="line" svg:x1="7.452cm" svg:y1="11.368cm" svg:x2="8.096cm" svg:y2="11.377cm" draw:end-shape="id36" draw:end-glue-point="3">
          <text:p text:style-name="P3"/>
        </draw:connector>
        <draw:connector draw:style-name="gr51" draw:text-style-name="P21" draw:layer="layout" draw:type="line" svg:x1="9.315cm" svg:y1="8.965cm" svg:x2="9.322cm" svg:y2="10.151cm" draw:start-shape="id37" draw:start-glue-point="7" draw:end-shape="id36" draw:end-glue-point="0">
          <text:p text:style-name="P3"/>
        </draw:connector>
        <draw:connector draw:style-name="gr51" draw:text-style-name="P21" draw:layer="layout" draw:type="line" svg:x1="10.548cm" svg:y1="11.377cm" svg:x2="11.734cm" svg:y2="11.395cm" draw:start-shape="id36" draw:start-glue-point="1">
          <text:p text:style-name="P3"/>
        </draw:connector>
        <draw:connector draw:style-name="gr52" draw:text-style-name="P21" draw:layer="layout" svg:x1="10.548cm" svg:y1="11.377cm" svg:x2="11.743cm" svg:y2="13.93cm" draw:start-shape="id36" draw:start-glue-point="1">
          <text:p text:style-name="P3"/>
        </draw:connector>
        <draw:connector draw:style-name="gr52" draw:text-style-name="P21" draw:layer="layout" svg:x1="10.548cm" svg:y1="11.377cm" svg:x2="11.959cm" svg:y2="8.939cm" draw:start-shape="id36" draw:start-glue-point="1">
          <text:p text:style-name="P3"/>
        </draw:connector>
        <draw:connector draw:style-name="gr52" draw:text-style-name="P21" draw:layer="layout" svg:x1="13.139cm" svg:y1="14.706cm" svg:x2="12.929cm" svg:y2="16.025cm" draw:start-shape="id38" draw:start-glue-point="2" draw:end-shape="id39" draw:end-glue-point="0">
          <text:p text:style-name="P3"/>
        </draw:connector>
        <draw:connector draw:style-name="gr51" draw:text-style-name="P21" draw:layer="layout" draw:type="line" svg:x1="14.155cm" svg:y1="16.699cm" svg:x2="14.733cm" svg:y2="16.704cm" draw:start-shape="id39" draw:start-glue-point="1">
          <text:p text:style-name="P3"/>
        </draw:connector>
        <draw:connector draw:style-name="gr51" draw:text-style-name="P21" draw:layer="layout" draw:type="line" svg:x1="17.127cm" svg:y1="16.7cm" svg:x2="17.683cm" svg:y2="16.686cm" draw:end-shape="id40" draw:end-glue-point="3">
          <text:p text:style-name="P3"/>
        </draw:connector>
        <draw:connector draw:style-name="gr51" draw:text-style-name="P21" draw:layer="layout" draw:type="line" svg:x1="20.135cm" svg:y1="16.686cm" svg:x2="20.66cm" svg:y2="16.669cm" draw:start-shape="id40" draw:start-glue-point="1">
          <text:p text:style-name="P3"/>
        </draw:connector>
        <draw:connector draw:style-name="gr51" draw:text-style-name="P21" draw:layer="layout" draw:type="line" svg:x1="23.058cm" svg:y1="16.673cm" svg:x2="23.552cm" svg:y2="16.668cm" draw:end-shape="id41" draw:end-glue-point="3">
          <text:p text:style-name="P3"/>
        </draw:connector>
        <draw:connector draw:style-name="gr52" draw:text-style-name="P21" draw:layer="layout" svg:x1="14.345cm" svg:y1="13.901cm" svg:x2="15.438cm" svg:y2="13.912cm" draw:start-shape="id38" draw:start-glue-point="1" draw:end-shape="id42" draw:end-glue-point="3">
          <text:p text:style-name="P3"/>
        </draw:connector>
        <draw:connector draw:style-name="gr52" draw:text-style-name="P21" draw:layer="layout" svg:x1="17.03cm" svg:y1="12.065cm" svg:x2="16.664cm" svg:y2="13.238cm" draw:end-shape="id42" draw:end-glue-point="0">
          <text:p text:style-name="P3"/>
        </draw:connector>
        <draw:connector draw:style-name="gr52" draw:text-style-name="P21" draw:layer="layout" svg:x1="12.934cm" svg:y1="12.083cm" svg:x2="16.664cm" svg:y2="13.238cm" draw:end-shape="id42" draw:end-glue-point="0">
          <text:p text:style-name="P3"/>
        </draw:connector>
        <draw:connector draw:style-name="gr52" draw:text-style-name="P21" draw:layer="layout" svg:x1="14.354cm" svg:y1="8.939cm" svg:x2="15.438cm" svg:y2="8.951cm" draw:end-shape="id43" draw:end-glue-point="3">
          <text:p text:style-name="P3"/>
        </draw:connector>
        <draw:connector draw:style-name="gr51" draw:text-style-name="P21" draw:layer="layout" draw:type="line" svg:x1="16.678cm" svg:y1="7.153cm" svg:x2="16.664cm" svg:y2="8.277cm" draw:end-shape="id43" draw:end-glue-point="0">
          <text:p text:style-name="P3"/>
        </draw:connector>
        <draw:connector draw:style-name="gr52" draw:text-style-name="P21" draw:layer="layout" svg:x1="17.89cm" svg:y1="13.912cm" svg:x2="20.532cm" svg:y2="11.928cm" draw:start-shape="id42" draw:start-glue-point="1" draw:end-shape="id44" draw:end-glue-point="2">
          <text:p text:style-name="P3"/>
        </draw:connector>
        <draw:connector draw:style-name="gr52" draw:text-style-name="P21" draw:layer="layout" svg:x1="17.89cm" svg:y1="8.951cm" svg:x2="20.532cm" svg:y2="10.57cm" draw:start-shape="id43" draw:start-glue-point="1" draw:end-shape="id44" draw:end-glue-point="0">
          <text:p text:style-name="P3"/>
        </draw:connector>
        <draw:connector draw:style-name="gr52" draw:text-style-name="P21" draw:layer="layout" svg:x1="10.883cm" svg:y1="16.7cm" svg:x2="11.703cm" svg:y2="16.699cm" draw:end-shape="id39" draw:end-glue-point="3">
          <text:p text:style-name="P3"/>
        </draw:connector>
        <draw:connector draw:style-name="gr52" draw:text-style-name="P21" draw:layer="layout" svg:x1="10.522cm" svg:y1="10.385cm" svg:x2="13.139cm" svg:y2="7.135cm" draw:end-shape="id45" draw:end-glue-point="2">
          <text:p text:style-name="P3"/>
        </draw:connector>
        <draw:custom-shape draw:style-name="gr53" draw:text-style-name="P16" draw:layer="layout" svg:width="2.412cm" svg:height="1.609cm" svg:x="1.87cm" svg:y="7.263cm">
          <text:p text:style-name="P17"><text:span text:style-name="T39">.csl </text:span></text:p>
          <text:p text:style-name="P17"><text:span text:style-name="T39">pp</text:span></text:p>
          <draw:enhanced-geometry svg:viewBox="0 0 21600 21600" draw:type="rectangle" draw:enhanced-path="M 0 0 L 21600 0 21600 21600 0 21600 0 0 Z N"/>
        </draw:custom-shape>
        <draw:custom-shape draw:style-name="gr53" draw:text-style-name="P16" draw:layer="layout" svg:width="2.412cm" svg:height="1.61cm" svg:x="5.058cm" svg:y="10.53cm">
          <text:p text:style-name="P17"><text:span text:style-name="T39">.csl </text:span></text:p>
          <draw:enhanced-geometry svg:viewBox="0 0 21600 21600" draw:type="rectangle" draw:enhanced-path="M 0 0 L 21600 0 21600 21600 0 21600 0 0 Z N"/>
        </draw:custom-shape>
        <draw:custom-shape draw:style-name="gr55" draw:text-style-name="P16" draw:id="id45" draw:layer="layout" svg:width="2.412cm" svg:height="1.61cm" svg:x="11.933cm" svg:y="5.525cm">
          <text:p text:style-name="P17"><text:span text:style-name="T39">documentation</text:span></text:p>
          <text:p text:style-name="P17"><text:span text:style-name="T39">HTML, PDF</text:span></text:p>
          <draw:enhanced-geometry svg:viewBox="0 0 21600 21600" draw:type="rectangle" draw:enhanced-path="M 0 0 L 21600 0 21600 21600 0 21600 0 0 Z N"/>
        </draw:custom-shape>
        <draw:custom-shape draw:style-name="gr55" draw:text-style-name="P16" draw:layer="layout" svg:width="2.413cm" svg:height="1.609cm" svg:x="15.438cm" svg:y="5.552cm">
          <text:p text:style-name="P17"><text:span text:style-name="T39">user C++</text:span></text:p>
          <text:p text:style-name="P17"><text:span text:style-name="T39">simulator</text:span></text:p>
          <text:p text:style-name="P17"><text:span text:style-name="T39">code</text:span></text:p>
          <draw:enhanced-geometry svg:viewBox="0 0 21600 21600" draw:type="rectangle" draw:enhanced-path="M 0 0 L 21600 0 21600 21600 0 21600 0 0 Z N"/>
        </draw:custom-shape>
        <draw:custom-shape draw:style-name="gr55" draw:text-style-name="P16" draw:layer="layout" svg:width="2.412cm" svg:height="1.609cm" svg:x="11.933cm" svg:y="8.145cm">
          <text:p text:style-name="P17"><text:span text:style-name="T39">C++</text:span></text:p>
          <text:p text:style-name="P17"><text:span text:style-name="T39">generated</text:span></text:p>
          <text:p text:style-name="P17"><text:span text:style-name="T39">code</text:span></text:p>
          <draw:enhanced-geometry svg:viewBox="0 0 21600 21600" draw:type="rectangle" draw:enhanced-path="M 0 0 L 21600 0 21600 21600 0 21600 0 0 Z N"/>
        </draw:custom-shape>
        <draw:custom-shape draw:style-name="gr55" draw:text-style-name="P16" draw:layer="layout" svg:width="2.412cm" svg:height="1.609cm" svg:x="11.933cm" svg:y="10.557cm">
          <text:p text:style-name="P17"><text:span text:style-name="T39">RTL</text:span></text:p>
          <text:p text:style-name="P17"><text:span text:style-name="T39">test</text:span></text:p>
          <text:p text:style-name="P17"><text:span text:style-name="T39">bench</text:span></text:p>
          <draw:enhanced-geometry svg:viewBox="0 0 21600 21600" draw:type="rectangle" draw:enhanced-path="M 0 0 L 21600 0 21600 21600 0 21600 0 0 Z N"/>
        </draw:custom-shape>
        <draw:custom-shape draw:style-name="gr55" draw:text-style-name="P16" draw:id="id38" draw:layer="layout" svg:width="2.412cm" svg:height="1.609cm" svg:x="11.933cm" svg:y="13.097cm">
          <text:p text:style-name="P17"><text:span text:style-name="T39">RTL </text:span></text:p>
          <text:p text:style-name="P17"><text:span text:style-name="T39">generated</text:span></text:p>
          <text:p text:style-name="P17"><text:span text:style-name="T39">code</text:span></text:p>
          <draw:enhanced-geometry svg:viewBox="0 0 21600 21600" draw:type="rectangle" draw:enhanced-path="M 0 0 L 21600 0 21600 21600 0 21600 0 0 Z N"/>
        </draw:custom-shape>
        <draw:custom-shape draw:style-name="gr55" draw:text-style-name="P16" draw:layer="layout" svg:width="2.412cm" svg:height="1.609cm" svg:x="8.405cm" svg:y="15.849cm">
          <text:p text:style-name="P17"><text:span text:style-name="T39">user RTL</text:span></text:p>
          <text:p text:style-name="P17"><text:span text:style-name="T39">defined</text:span></text:p>
          <text:p text:style-name="P17"><text:span text:style-name="T39">code </text:span></text:p>
          <draw:enhanced-geometry svg:viewBox="0 0 21600 21600" draw:type="rectangle" draw:enhanced-path="M 0 0 L 21600 0 21600 21600 0 21600 0 0 Z N"/>
        </draw:custom-shape>
        <draw:custom-shape draw:style-name="gr55" draw:text-style-name="P16" draw:layer="layout" svg:width="2.413cm" svg:height="1.609cm" svg:x="14.706cm" svg:y="15.849cm">
          <text:p text:style-name="P17"><text:span text:style-name="T39">Netlist</text:span></text:p>
          <draw:enhanced-geometry svg:viewBox="0 0 21600 21600" draw:type="rectangle" draw:enhanced-path="M 0 0 L 21600 0 21600 21600 0 21600 0 0 Z N"/>
        </draw:custom-shape>
        <draw:custom-shape draw:style-name="gr55" draw:text-style-name="P16" draw:layer="layout" svg:width="2.412cm" svg:height="1.609cm" svg:x="20.646cm" svg:y="15.862cm">
          <text:p text:style-name="P17"><text:span text:style-name="T39">Bit stream</text:span></text:p>
          <draw:enhanced-geometry svg:viewBox="0 0 21600 21600" draw:type="rectangle" draw:enhanced-path="M 0 0 L 21600 0 21600 21600 0 21600 0 0 Z N"/>
        </draw:custom-shape>
        <draw:custom-shape draw:style-name="gr55" draw:text-style-name="P16" draw:layer="layout" svg:width="2.413cm" svg:height="1.61cm" svg:x="15.438cm" svg:y="10.429cm">
          <text:p text:style-name="P17"><text:span text:style-name="T39">user</text:span></text:p>
          <text:p text:style-name="P17"><text:span text:style-name="T39">defined RTL</text:span></text:p>
          <text:p text:style-name="P17"><text:span text:style-name="T39">test bench</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60"/>
          <draw:frame presentation:style-name="pr2" draw:text-style-name="P3" draw:layer="layout" svg:width="14.512cm" svg:height="11.41cm" svg:x="3.25cm" svg:y="14.129cm" presentation:class="notes" presentation:placeholder="true">
            <draw:text-box/>
          </draw:frame>
        </presentation:notes>
      </draw:page>
      <draw:page draw:name="page61" draw:style-name="dp1" draw:master-page-name="Default" presentation:presentation-page-layout-name="AL5T0" presentation:use-date-time-name="dtd1">
        <draw:frame presentation:style-name="pr3" draw:text-style-name="P2" draw:layer="layout" svg:width="23.914cm" svg:height="3.009cm" svg:x="2.002cm" svg:y="0.701cm" presentation:class="title" presentation:user-transformed="true">
          <draw:text-box>
            <text:p text:style-name="P4"><text:span text:style-name="T5">Regular expression generator</text:span></text:p>
          </draw:text-box>
        </draw:frame>
        <draw:custom-shape draw:style-name="gr49" draw:text-style-name="P16" draw:id="id46" draw:layer="layout" svg:width="2.452cm" svg:height="2.452cm" svg:x="1.786cm" svg:y="8.965cm">
          <text:p text:style-name="P17"><text:span text:style-name="T39">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21" draw:layer="layout" draw:type="line" svg:x1="2.999cm" svg:y1="7.492cm" svg:x2="3.012cm" svg:y2="8.965cm" draw:end-shape="id46" draw:end-glue-point="0">
          <text:p text:style-name="P3"/>
        </draw:connector>
        <draw:connector draw:style-name="gr51" draw:text-style-name="P21" draw:layer="layout" draw:type="line" svg:x1="3.012cm" svg:y1="11.417cm" svg:x2="2.996cm" svg:y2="14.032cm" draw:start-shape="id46" draw:start-glue-point="2" draw:end-shape="id47" draw:end-glue-point="0">
          <text:p text:style-name="P3"/>
        </draw:connector>
        <draw:custom-shape draw:style-name="gr56" draw:text-style-name="P16" draw:id="id50" draw:layer="layout" svg:width="22cm" svg:height="1.499cm" svg:x="5.499cm" svg:y="6.002cm">
          <text:p text:style-name="P50"><text:span text:style-name="T42">a.b.port_[[0-9]]</text:span><text:span text:style-name="T43">.connect</text:span><text:span text:style-name="T42">(a.b.</text:span><text:span text:style-name="T43">csl_regex</text:span><text:span text:style-name="T42">(wire_\1));</text:span></text:p>
          <draw:enhanced-geometry svg:viewBox="0 0 21600 21600" draw:path-stretchpoint-x="10800" draw:path-stretchpoint-y="10800" draw:text-areas="?f3 ?f4 ?f5 ?f6" draw:type="round-rectangle" draw:modifiers="28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6" draw:id="id48" draw:layer="layout" svg:width="13cm" svg:height="7.002cm" svg:x="6.998cm" svg:y="10.5cm">
          <text:p text:style-name="P50"><text:span text:style-name="T42"/></text:p>
          <text:p text:style-name="P50"><text:span text:style-name="T42">a.b.port_0.</text:span><text:span text:style-name="T43">connect</text:span><text:span text:style-name="T42">(a.b.wire_0);</text:span></text:p>
          <text:p text:style-name="P50"><text:span text:style-name="T42">a.b.port_1.</text:span><text:span text:style-name="T43">connect</text:span><text:span text:style-name="T42">(a.b.wire_1);</text:span></text:p>
          <text:p text:style-name="P50"><text:span text:style-name="T42">a.b.port_2.</text:span><text:span text:style-name="T43">connect</text:span><text:span text:style-name="T42">(a.b.wire_2);</text:span></text:p>
          <text:p text:style-name="P50"><text:span text:style-name="T42">a.b.port_3.</text:span><text:span text:style-name="T43">connect</text:span><text:span text:style-name="T42">(a.b.wire_3);</text:span></text:p>
          <text:p text:style-name="P50"><text:span text:style-name="T42">a.b.port_4.</text:span><text:span text:style-name="T43">connect</text:span><text:span text:style-name="T42">(a.b.wire_4);</text:span></text:p>
          <text:p text:style-name="P50"><text:span text:style-name="T42">a.b.port_5.</text:span><text:span text:style-name="T43">connect</text:span><text:span text:style-name="T42">(a.b.wire_5);</text:span></text:p>
          <text:p text:style-name="P50"><text:span text:style-name="T42">a.b.port_6.</text:span><text:span text:style-name="T43">connect</text:span><text:span text:style-name="T42">(a.b.wire_6);</text:span></text:p>
          <text:p text:style-name="P50"><text:span text:style-name="T42">a.b.port_7.</text:span><text:span text:style-name="T43">connect</text:span><text:span text:style-name="T42">(a.b.wire_7);</text:span></text:p>
          <text:p text:style-name="P50"><text:span text:style-name="T42">a.b.port_8.</text:span><text:span text:style-name="T43">connect</text:span><text:span text:style-name="T42">(a.b.wire_8);</text:span></text:p>
          <text:p text:style-name="P50"><text:span text:style-name="T42">a.b.port_9.</text:span><text:span text:style-name="T43">connect</text:span><text:span text:style-name="T42">(a.b.wire_9);</text:span></text:p>
          <draw:enhanced-geometry svg:viewBox="0 0 21600 21600" draw:path-stretchpoint-x="10800" draw:path-stretchpoint-y="10800" draw:text-areas="?f3 ?f4 ?f5 ?f6" draw:type="round-rectangle" draw:modifiers="6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21" draw:layer="layout" svg:x1="6.998cm" svg:y1="14.001cm" svg:x2="4.202cm" svg:y2="14.836cm" draw:start-shape="id48" draw:start-glue-point="3" draw:end-shape="id47" draw:end-glue-point="1">
          <text:p text:style-name="P3"/>
        </draw:connector>
        <draw:connector draw:style-name="gr58" draw:text-style-name="P21" draw:layer="layout" svg:x1="4.176cm" svg:y1="6.744cm" svg:x2="5.499cm" svg:y2="6.751cm" draw:start-shape="id49" draw:start-glue-point="1" draw:end-shape="id50" draw:end-glue-point="3">
          <text:p text:style-name="P3"/>
        </draw:connector>
        <draw:custom-shape draw:style-name="gr53" draw:text-style-name="P16" draw:id="id49" draw:layer="layout" svg:width="2.412cm" svg:height="1.609cm" svg:x="1.764cm" svg:y="5.94cm">
          <text:p text:style-name="P17"><text:span text:style-name="T39">.csl </text:span></text:p>
          <text:p text:style-name="P17"><text:span text:style-name="T39">pp</text:span></text:p>
          <draw:enhanced-geometry svg:viewBox="0 0 21600 21600" draw:type="rectangle" draw:enhanced-path="M 0 0 L 21600 0 21600 21600 0 21600 0 0 Z N"/>
        </draw:custom-shape>
        <draw:custom-shape draw:style-name="gr53" draw:text-style-name="P16" draw:id="id47" draw:layer="layout" svg:width="2.412cm" svg:height="1.609cm" svg:x="1.79cm" svg:y="14.032cm">
          <text:p text:style-name="P17"><text:span text:style-name="T39">.csl </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61"/>
          <draw:frame presentation:style-name="pr2" draw:text-style-name="P3" draw:layer="layout" svg:width="14.512cm" svg:height="11.41cm" svg:x="3.25cm" svg:y="14.129cm" presentation:class="notes" presentation:placeholder="true">
            <draw:text-box/>
          </draw:frame>
        </presentation:notes>
      </draw:page>
      <draw:page draw:name="page62" draw:style-name="dp1" draw:master-page-name="Default" presentation:presentation-page-layout-name="AL1T19" presentation:use-date-time-name="dtd1">
        <draw:frame presentation:style-name="pr3" draw:text-style-name="P2" draw:layer="layout" svg:width="23.914cm" svg:height="3.009cm" svg:x="2.002cm" svg:y="0.701cm" presentation:class="title" presentation:user-transformed="true">
          <draw:text-box>
            <text:p text:style-name="P4"><text:span text:style-name="T5">CSLC Design Flow</text:span></text:p>
          </draw:text-box>
        </draw:frame>
        <draw:custom-shape draw:style-name="gr55" draw:text-style-name="P16" draw:id="id52" draw:layer="layout" svg:width="2.452cm" svg:height="2.452cm" svg:x="1.786cm" svg:y="10.16cm">
          <text:p text:style-name="P17"><text:span text:style-name="T39">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6" draw:id="id54" draw:layer="layout" svg:width="2.452cm" svg:height="2.452cm" svg:x="8.096cm" svg:y="10.151cm">
          <text:p text:style-name="P17"><text:span text:style-name="T39">csl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6" draw:id="id55" draw:layer="layout" svg:width="1.591cm" svg:height="1.998cm" svg:x="8.52cm" svg:y="6.967cm">
          <text:p text:style-name="P17"><text:span text:style-name="T39">csl</text:span></text:p>
          <text:p text:style-name="P17"><text:span text:style-name="T39">li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16" draw:id="id58" draw:layer="layout" svg:width="2.452cm" svg:height="1.349cm" svg:x="11.703cm" svg:y="16.025cm">
          <text:p text:style-name="P17"><text:span text:style-name="T39">Synthe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59" draw:layer="layout" svg:width="2.452cm" svg:height="1.35cm" svg:x="17.692cm" svg:y="16.038cm">
          <text:p text:style-name="P17"><text:span text:style-name="T39">Place and</text:span></text:p>
          <text:p text:style-name="P17"><text:span text:style-name="T39">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61" draw:layer="layout" svg:width="2.452cm" svg:height="1.349cm" svg:x="23.548cm" svg:y="15.99cm">
          <text:p text:style-name="P17"><text:span text:style-name="T39">ASIC/RPG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62" draw:layer="layout" svg:width="2.451cm" svg:height="1.349cm" svg:x="15.452cm" svg:y="13.26cm">
          <text:p text:style-name="P17"><text:span text:style-name="T39">RTL</text:span></text:p>
          <text:p text:style-name="P17"><text:span text:style-name="T39">sim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64" draw:layer="layout" svg:width="2.451cm" svg:height="1.349cm" svg:x="15.452cm" svg:y="8.264cm">
          <text:p text:style-name="P17"><text:span text:style-name="T39">C++</text:span></text:p>
          <text:p text:style-name="P17"><text:span text:style-name="T39">comp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6" draw:id="id66" draw:layer="layout" svg:width="2.452cm" svg:height="1.358cm" svg:x="19.306cm" svg:y="10.57cm">
          <text:p text:style-name="P17"><text:span text:style-name="T39">Verify</text:span></text:p>
          <text:p text:style-name="P17"><text:span text:style-name="T39">equival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21" draw:layer="layout" draw:type="line" svg:x1="2.996cm" svg:y1="8.899cm" svg:x2="3.012cm" svg:y2="10.16cm" draw:start-shape="id51" draw:start-glue-point="2" draw:end-shape="id52" draw:end-glue-point="0">
          <text:p text:style-name="P3"/>
        </draw:connector>
        <draw:connector draw:style-name="gr51" draw:text-style-name="P21" draw:layer="layout" draw:type="line" svg:x1="4.238cm" svg:y1="11.386cm" svg:x2="5.036cm" svg:y2="11.388cm" draw:start-shape="id52" draw:start-glue-point="1" draw:end-shape="id53" draw:end-glue-point="3">
          <text:p text:style-name="P3"/>
        </draw:connector>
        <draw:connector draw:style-name="gr51" draw:text-style-name="P21" draw:layer="layout" draw:type="line" svg:x1="7.448cm" svg:y1="11.388cm" svg:x2="8.096cm" svg:y2="11.377cm" draw:start-shape="id53" draw:start-glue-point="1" draw:end-shape="id54" draw:end-glue-point="3">
          <text:p text:style-name="P3"/>
        </draw:connector>
        <draw:connector draw:style-name="gr51" draw:text-style-name="P21" draw:layer="layout" draw:type="line" svg:x1="9.315cm" svg:y1="8.965cm" svg:x2="9.322cm" svg:y2="10.151cm" draw:start-shape="id55" draw:start-glue-point="7" draw:end-shape="id54" draw:end-glue-point="0">
          <text:p text:style-name="P3"/>
        </draw:connector>
        <draw:connector draw:style-name="gr51" draw:text-style-name="P21" draw:layer="layout" draw:type="line" svg:x1="10.548cm" svg:y1="11.377cm" svg:x2="12.012cm" svg:y2="11.375cm" draw:start-shape="id54" draw:start-glue-point="1" draw:end-shape="id56" draw:end-glue-point="3">
          <text:p text:style-name="P3"/>
        </draw:connector>
        <draw:connector draw:style-name="gr52" draw:text-style-name="P21" draw:layer="layout" svg:x1="10.548cm" svg:y1="11.377cm" svg:x2="11.743cm" svg:y2="13.926cm" draw:start-shape="id54" draw:start-glue-point="1">
          <text:p text:style-name="P3"/>
        </draw:connector>
        <draw:connector draw:style-name="gr52" draw:text-style-name="P21" draw:layer="layout" svg:x1="13.218cm" svg:y1="14.477cm" svg:x2="12.929cm" svg:y2="16.025cm" draw:start-shape="id57" draw:start-glue-point="2" draw:end-shape="id58" draw:end-glue-point="0">
          <text:p text:style-name="P3"/>
        </draw:connector>
        <draw:connector draw:style-name="gr51" draw:text-style-name="P21" draw:layer="layout" draw:type="line" svg:x1="14.155cm" svg:y1="16.699cm" svg:x2="14.733cm" svg:y2="16.704cm" draw:start-shape="id58" draw:start-glue-point="1">
          <text:p text:style-name="P3"/>
        </draw:connector>
        <draw:connector draw:style-name="gr51" draw:text-style-name="P21" draw:layer="layout" draw:type="line" svg:x1="17.127cm" svg:y1="16.704cm" svg:x2="17.692cm" svg:y2="16.713cm" draw:end-shape="id59" draw:end-glue-point="3">
          <text:p text:style-name="P3"/>
        </draw:connector>
        <draw:connector draw:style-name="gr51" draw:text-style-name="P21" draw:layer="layout" draw:type="line" svg:x1="20.144cm" svg:y1="16.713cm" svg:x2="20.66cm" svg:y2="16.719cm" draw:start-shape="id59" draw:start-glue-point="1" draw:end-shape="id60" draw:end-glue-point="3">
          <text:p text:style-name="P3"/>
        </draw:connector>
        <draw:connector draw:style-name="gr51" draw:text-style-name="P21" draw:layer="layout" draw:type="line" svg:x1="23.054cm" svg:y1="16.669cm" svg:x2="23.548cm" svg:y2="16.664cm" draw:end-shape="id61" draw:end-glue-point="3">
          <text:p text:style-name="P3"/>
        </draw:connector>
        <draw:connector draw:style-name="gr52" draw:text-style-name="P21" draw:layer="layout" svg:x1="14.138cm" svg:y1="13.926cm" svg:x2="15.452cm" svg:y2="13.934cm" draw:end-shape="id62" draw:end-glue-point="3">
          <text:p text:style-name="P3"/>
        </draw:connector>
        <draw:connector draw:style-name="gr52" draw:text-style-name="P21" draw:layer="layout" svg:x1="16.684cm" svg:y1="12.18cm" svg:x2="16.677cm" svg:y2="13.26cm" draw:start-shape="id63" draw:start-glue-point="2" draw:end-shape="id62" draw:end-glue-point="0">
          <text:p text:style-name="P3"/>
        </draw:connector>
        <draw:connector draw:style-name="gr52" draw:text-style-name="P21" draw:layer="layout" svg:x1="13.218cm" svg:y1="12.18cm" svg:x2="16.677cm" svg:y2="13.26cm" draw:start-shape="id56" draw:start-glue-point="2" draw:end-shape="id62" draw:end-glue-point="0">
          <text:p text:style-name="P3"/>
        </draw:connector>
        <draw:connector draw:style-name="gr52" draw:text-style-name="P21" draw:layer="layout" svg:x1="14.354cm" svg:y1="8.939cm" svg:x2="15.452cm" svg:y2="8.938cm" draw:end-shape="id64" draw:end-glue-point="3">
          <text:p text:style-name="P3"/>
        </draw:connector>
        <draw:connector draw:style-name="gr51" draw:text-style-name="P21" draw:layer="layout" draw:type="line" svg:x1="16.684cm" svg:y1="7.303cm" svg:x2="16.677cm" svg:y2="8.264cm" draw:start-shape="id65" draw:start-glue-point="2" draw:end-shape="id64" draw:end-glue-point="0">
          <text:p text:style-name="P3"/>
        </draw:connector>
        <draw:connector draw:style-name="gr52" draw:text-style-name="P21" draw:layer="layout" svg:x1="17.903cm" svg:y1="13.934cm" svg:x2="20.532cm" svg:y2="11.928cm" draw:start-shape="id62" draw:start-glue-point="1" draw:end-shape="id66" draw:end-glue-point="2">
          <text:p text:style-name="P3"/>
        </draw:connector>
        <draw:connector draw:style-name="gr52" draw:text-style-name="P21" draw:layer="layout" svg:x1="17.903cm" svg:y1="8.938cm" svg:x2="20.532cm" svg:y2="10.57cm" draw:start-shape="id64" draw:start-glue-point="1" draw:end-shape="id66" draw:end-glue-point="0">
          <text:p text:style-name="P3"/>
        </draw:connector>
        <draw:connector draw:style-name="gr52" draw:text-style-name="P21" draw:layer="layout" svg:x1="10.764cm" svg:y1="16.706cm" svg:x2="11.703cm" svg:y2="16.699cm" draw:start-shape="id67" draw:start-glue-point="1" draw:end-shape="id58" draw:end-glue-point="3">
          <text:p text:style-name="P3"/>
        </draw:connector>
        <draw:connector draw:style-name="gr52" draw:text-style-name="P21" draw:layer="layout" svg:x1="10.548cm" svg:y1="11.377cm" svg:x2="11.986cm" svg:y2="6.456cm" draw:start-shape="id54" draw:start-glue-point="1">
          <text:p text:style-name="P3"/>
        </draw:connector>
        <draw:connector draw:style-name="gr52" draw:text-style-name="P21" draw:layer="layout" svg:x1="10.548cm" svg:y1="11.377cm" svg:x2="11.959cm" svg:y2="8.939cm" draw:start-shape="id54" draw:start-glue-point="1">
          <text:p text:style-name="P3"/>
        </draw:connector>
        <draw:custom-shape draw:style-name="gr55" draw:text-style-name="P16" draw:id="id51" draw:layer="layout" svg:width="2.412cm" svg:height="1.61cm" svg:x="1.79cm" svg:y="7.289cm">
          <text:p text:style-name="P17"><text:span text:style-name="T39">.csl </text:span></text:p>
          <text:p text:style-name="P17"><text:span text:style-name="T39">pp</text:span></text:p>
          <draw:enhanced-geometry svg:viewBox="0 0 21600 21600" draw:type="rectangle" draw:enhanced-path="M 0 0 L 21600 0 21600 21600 0 21600 0 0 Z N"/>
        </draw:custom-shape>
        <draw:custom-shape draw:style-name="gr55" draw:text-style-name="P16" draw:id="id53" draw:layer="layout" svg:width="2.412cm" svg:height="1.61cm" svg:x="5.036cm" svg:y="10.583cm">
          <text:p text:style-name="P17"><text:span text:style-name="T39">.csl </text:span></text:p>
          <draw:enhanced-geometry svg:viewBox="0 0 21600 21600" draw:type="rectangle" draw:enhanced-path="M 0 0 L 21600 0 21600 21600 0 21600 0 0 Z N"/>
        </draw:custom-shape>
        <draw:custom-shape draw:style-name="gr55" draw:text-style-name="P16" draw:id="id67" draw:layer="layout" svg:width="2.412cm" svg:height="1.61cm" svg:x="8.352cm" svg:y="15.901cm">
          <text:p text:style-name="P17"><text:span text:style-name="T39">user RTL</text:span></text:p>
          <text:p text:style-name="P17"><text:span text:style-name="T39">defined</text:span></text:p>
          <text:p text:style-name="P17"><text:span text:style-name="T39">code </text:span></text:p>
          <draw:enhanced-geometry svg:viewBox="0 0 21600 21600" draw:type="rectangle" draw:enhanced-path="M 0 0 L 21600 0 21600 21600 0 21600 0 0 Z N"/>
        </draw:custom-shape>
        <draw:custom-shape draw:style-name="gr55" draw:text-style-name="P16" draw:layer="layout" svg:width="2.413cm" svg:height="1.609cm" svg:x="14.706cm" svg:y="15.849cm">
          <text:p text:style-name="P17"><text:span text:style-name="T39">Netlist</text:span></text:p>
          <draw:enhanced-geometry svg:viewBox="0 0 21600 21600" draw:type="rectangle" draw:enhanced-path="M 0 0 L 21600 0 21600 21600 0 21600 0 0 Z N"/>
        </draw:custom-shape>
        <draw:custom-shape draw:style-name="gr55" draw:text-style-name="P16" draw:id="id60" draw:layer="layout" svg:width="2.412cm" svg:height="1.609cm" svg:x="20.66cm" svg:y="15.915cm">
          <text:p text:style-name="P17"><text:span text:style-name="T39">Bit stream</text:span></text:p>
          <draw:enhanced-geometry svg:viewBox="0 0 21600 21600" draw:type="rectangle" draw:enhanced-path="M 0 0 L 21600 0 21600 21600 0 21600 0 0 Z N"/>
        </draw:custom-shape>
        <draw:custom-shape draw:style-name="gr55" draw:text-style-name="P16" draw:layer="layout" svg:width="2.412cm" svg:height="1.609cm" svg:x="12.012cm" svg:y="5.711cm">
          <text:p text:style-name="P17"><text:span text:style-name="T39">documentation</text:span></text:p>
          <text:p text:style-name="P17"><text:span text:style-name="T39">HTML, PDF</text:span></text:p>
          <draw:enhanced-geometry svg:viewBox="0 0 21600 21600" draw:type="rectangle" draw:enhanced-path="M 0 0 L 21600 0 21600 21600 0 21600 0 0 Z N"/>
        </draw:custom-shape>
        <draw:custom-shape draw:style-name="gr55" draw:text-style-name="P16" draw:layer="layout" svg:width="2.412cm" svg:height="1.609cm" svg:x="12.012cm" svg:y="8.092cm">
          <text:p text:style-name="P17"><text:span text:style-name="T39">C++</text:span></text:p>
          <text:p text:style-name="P17"><text:span text:style-name="T39">generated</text:span></text:p>
          <text:p text:style-name="P17"><text:span text:style-name="T39">code</text:span></text:p>
          <draw:enhanced-geometry svg:viewBox="0 0 21600 21600" draw:type="rectangle" draw:enhanced-path="M 0 0 L 21600 0 21600 21600 0 21600 0 0 Z N"/>
        </draw:custom-shape>
        <draw:custom-shape draw:style-name="gr55" draw:text-style-name="P16" draw:id="id56" draw:layer="layout" svg:width="2.412cm" svg:height="1.61cm" svg:x="12.012cm" svg:y="10.57cm">
          <text:p text:style-name="P17"><text:span text:style-name="T39">RTL</text:span></text:p>
          <text:p text:style-name="P17"><text:span text:style-name="T39">test</text:span></text:p>
          <text:p text:style-name="P17"><text:span text:style-name="T39">bench</text:span></text:p>
          <draw:enhanced-geometry svg:viewBox="0 0 21600 21600" draw:type="rectangle" draw:enhanced-path="M 0 0 L 21600 0 21600 21600 0 21600 0 0 Z N"/>
        </draw:custom-shape>
        <draw:custom-shape draw:style-name="gr55" draw:text-style-name="P16" draw:id="id57" draw:layer="layout" svg:width="2.412cm" svg:height="1.609cm" svg:x="12.012cm" svg:y="12.868cm">
          <text:p text:style-name="P17"><text:span text:style-name="T39">RTL </text:span></text:p>
          <text:p text:style-name="P17"><text:span text:style-name="T39">generated</text:span></text:p>
          <text:p text:style-name="P17"><text:span text:style-name="T39">code</text:span></text:p>
          <draw:enhanced-geometry svg:viewBox="0 0 21600 21600" draw:type="rectangle" draw:enhanced-path="M 0 0 L 21600 0 21600 21600 0 21600 0 0 Z N"/>
        </draw:custom-shape>
        <draw:custom-shape draw:style-name="gr55" draw:text-style-name="P16" draw:id="id65" draw:layer="layout" svg:width="2.412cm" svg:height="1.61cm" svg:x="15.478cm" svg:y="5.693cm">
          <text:p text:style-name="P17"><text:span text:style-name="T39">user C++</text:span></text:p>
          <text:p text:style-name="P17"><text:span text:style-name="T39">simulator</text:span></text:p>
          <text:p text:style-name="P17"><text:span text:style-name="T39">code</text:span></text:p>
          <draw:enhanced-geometry svg:viewBox="0 0 21600 21600" draw:type="rectangle" draw:enhanced-path="M 0 0 L 21600 0 21600 21600 0 21600 0 0 Z N"/>
        </draw:custom-shape>
        <draw:custom-shape draw:style-name="gr55" draw:text-style-name="P16" draw:id="id63" draw:layer="layout" svg:width="2.412cm" svg:height="1.61cm" svg:x="15.478cm" svg:y="10.57cm">
          <text:p text:style-name="P17"><text:span text:style-name="T39">user</text:span></text:p>
          <text:p text:style-name="P17"><text:span text:style-name="T39">defined RTL</text:span></text:p>
          <text:p text:style-name="P17"><text:span text:style-name="T39">test bench</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62"/>
          <draw:frame presentation:style-name="pr2" draw:text-style-name="P3" draw:layer="layout" svg:width="14.512cm" svg:height="11.41cm" svg:x="3.25cm" svg:y="14.1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800 1800" svg:d="m900 0 900 1800h-1800z"/>
    <draw:marker draw:name="Arrowheads_20_2" draw:display-name="Arrowheads 2" svg:viewBox="0 0 1800 1800" svg:d="m900 0 900 1800h-1800z"/>
    <draw:marker draw:name="Arrowheads_20_3" draw:display-name="Arrowheads 3" svg:viewBox="0 0 300 300" svg:d="m150 0 150 300h-300z"/>
    <draw:marker draw:name="Arrowheads_20_4" draw:display-name="Arrowheads 4" svg:viewBox="0 0 300 300" svg:d="m150 0 150 300h-30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Bitstream Vera Sans'" style:font-family-generic="swiss" style:font-pitch="variable" fo:font-size="32pt" fo:font-style="italic" fo:text-shadow="none" style:text-underline-style="none" fo:font-weight="bold" style:font-family-asian="'Lucida Sans Unicode'" style:font-pitch-asian="variable" style:font-size-asian="32pt" style:font-style-asian="italic" style:font-weight-asian="bold" style:font-family-complex="'Lucida Sans Unicode'" style:font-pitch-complex="variable" style:font-size-complex="32pt" style:font-style-complex="italic" style:font-weight-complex="bold" style:text-emphasize="none" style:font-relief="none"/>
    </style:style>
    <style:style style:name="Default-subtitle" style:family="presentation">
      <style:graphic-properties draw:stroke="none" draw:fill="none" draw:textarea-vertical-align="middle">
        <text:list-style>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599cm" fo:margin-right="0cm" fo:margin-top="0cm" fo:margin-bottom="0cm" fo:line-height="95%" fo:text-align="center" text:enable-numbering="false" fo:text-indent="0cm" style:punctuation-wrap="simple" style:line-break="strict">
        <style:tab-stops>
          <style:tab-stop style:position="0cm"/>
          <style:tab-stop style:position="0.648cm"/>
          <style:tab-stop style:position="1.896cm"/>
          <style:tab-stop style:position="3.144cm"/>
          <style:tab-stop style:position="4.392cm"/>
          <style:tab-stop style:position="5.64cm"/>
          <style:tab-stop style:position="6.887cm"/>
          <style:tab-stop style:position="8.135cm"/>
          <style:tab-stop style:position="9.383cm"/>
          <style:tab-stop style:position="10.631cm"/>
          <style:tab-stop style:position="11.879cm"/>
          <style:tab-stop style:position="13.127cm"/>
          <style:tab-stop style:position="14.375cm"/>
          <style:tab-stop style:position="15.623cm"/>
          <style:tab-stop style:position="16.871cm"/>
          <style:tab-stop style:position="18.119cm"/>
          <style:tab-stop style:position="19.367cm"/>
          <style:tab-stop style:position="20.615cm"/>
          <style:tab-stop style:position="21.863cm"/>
          <style:tab-stop style:position="23.111cm"/>
          <style:tab-stop style:position="24.359cm"/>
        </style:tab-stops>
      </style:paragraph-properties>
      <style:text-properties fo:color="#cccccc" style:text-outline="false" style:text-line-through-style="none" style:text-position="0% 100%" fo:font-family="'Times New Roman'" style:font-family-generic="roman"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666699"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text:list-style>
          <text:list-level-style-bullet text:level="1" text:bullet-char="•">
            <style:list-level-properties text:space-before="0.299cm" text:min-label-width="0.9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Bitstream Vera Sans'" style:font-family-generic="swiss" style:font-pitch="variable" fo:color="#c0c0c0" fo:font-size="100%"/>
          </text:list-level-style-bullet>
          <text:list-level-style-bullet text:level="3" text:bullet-char="•">
            <style:list-level-properties text:space-before="2.998cm" text:min-label-width="0.6cm"/>
            <style:text-properties fo:font-family="'Bitstream Vera Sans'" style:font-family-generic="swiss" style:font-pitch="variable" fo:color="#c0c0c0" fo:font-size="100%"/>
          </text:list-level-style-bullet>
          <text:list-level-style-bullet text:level="4" text:bullet-char="•">
            <style:list-level-properties text:space-before="4.198cm" text:min-label-width="0.599cm"/>
            <style:text-properties fo:font-family="'Bitstream Vera Sans'" style:font-family-generic="swiss" style:font-pitch="variable" fo:color="#c0c0c0" fo:font-size="100%"/>
          </text:list-level-style-bullet>
          <text:list-level-style-bullet text:level="5" text:bullet-char="•">
            <style:list-level-properties text:space-before="5.397cm" text:min-label-width="0.6cm"/>
            <style:text-properties fo:font-family="'Bitstream Vera Sans'" style:font-family-generic="swiss" style:font-pitch="variable" fo:color="#c0c0c0" fo:font-size="100%"/>
          </text:list-level-style-bullet>
          <text:list-level-style-bullet text:level="6" text:bullet-char="•">
            <style:list-level-properties text:space-before="5.397cm" text:min-label-width="0.6cm"/>
            <style:text-properties fo:font-family="'Bitstream Vera Sans'" style:font-family-generic="swiss" style:font-pitch="variable" fo:color="#c0c0c0" fo:font-size="100%"/>
          </text:list-level-style-bullet>
          <text:list-level-style-bullet text:level="7" text:bullet-char="•">
            <style:list-level-properties text:space-before="5.397cm" text:min-label-width="0.6cm"/>
            <style:text-properties fo:font-family="'Bitstream Vera Sans'" style:font-family-generic="swiss" style:font-pitch="variable" fo:color="#c0c0c0" fo:font-size="100%"/>
          </text:list-level-style-bullet>
          <text:list-level-style-bullet text:level="8" text:bullet-char="•">
            <style:list-level-properties text:space-before="5.397cm" text:min-label-width="0.6cm"/>
            <style:text-properties fo:font-family="'Bitstream Vera Sans'" style:font-family-generic="swiss" style:font-pitch="variable" fo:color="#c0c0c0" fo:font-size="100%"/>
          </text:list-level-style-bullet>
          <text:list-level-style-bullet text:level="9" text:bullet-char="•">
            <style:list-level-properties text:space-before="4.8cm" text:min-label-width="0.6cm"/>
            <style:text-properties fo:font-family="'Bitstream Vera Sans'" style:font-family-generic="swiss" style:font-pitch="variable" fo:color="#c0c0c0" fo:font-size="100%"/>
          </text:list-level-style-bullet>
        </text:list-style>
      </style:graphic-properties>
      <style:paragraph-properties fo:margin-left="1.199cm" fo:margin-right="0cm" fo:margin-top="0cm" fo:margin-bottom="0cm" fo:line-height="98%" fo:text-align="start" text:enable-numbering="true" fo:text-indent="-0.9cm" style:text-autospace="ideograph-alpha"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e6e6e6" style:text-outline="false" style:text-line-through-style="none" style:text-position="0% 100%" fo:font-family="'Bitstream Vera Sans'" style:font-family-generic="swiss" style:font-pitch="variable" fo:font-size="22pt" fo:letter-spacing="normal" fo:language="en" fo:country="GB"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22pt" style:language-asian="en" style:country-asian="US" style:font-style-asian="normal" style:font-weight-asian="normal" style:font-family-complex="Arial" style:font-family-generic-complex="swiss" style:font-pitch-complex="variable" style:font-size-complex="22pt" style:language-complex="en" style:country-complex="US"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2.398cm" fo:margin-right="0cm" fo:margin-top="0cm" fo:margin-bottom="0cm" fo:line-height="98%"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e6e6e6" style:text-line-through-style="none" style:text-position="0% 100%" fo:font-family="'Bitstream Vera Sans'" style:font-family-generic="swiss" style:font-pitch="variable" fo:font-size="22pt" fo:font-style="normal" fo:text-shadow="none"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Default-outline3" style:family="presentation" style:parent-style-name="Default-outline2">
      <style:paragraph-properties fo:margin-left="3.598cm" fo:margin-right="0cm" fo:margin-top="0cm" fo:margin-bottom="0cm" fo:line-height="98%"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e6e6e6" style:text-line-through-style="none" style:text-position="0% 100%" fo:font-family="'Bitstream Vera Sans'"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797cm" fo:margin-right="0cm" fo:margin-top="0cm" fo:margin-bottom="0cm" fo:line-height="98%"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5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666699"/>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solid" svg:stroke-width="0.2cm" svg:stroke-color="#00b8ff"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solid" svg:stroke-width="0.026cm" svg:stroke-color="#00b8ff" draw:stroke-linejoin="round" draw:fill="solid" draw:fill-color="#9999cc" draw:textarea-horizontal-align="justify" draw:textarea-vertical-align="middle" draw:auto-grow-height="false" fo:padding-top="0cm" fo:padding-bottom="0cm" fo:padding-left="0cm" fo:padding-right="0cm" fo:wrap-option="wrap" draw:shadow="hidden"/>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outline1">
      <style:graphic-properties draw:fill-color="#ffffff" draw:auto-grow-height="false" fo:min-height="13.86cm"/>
    </style:style>
    <style:style style:name="pr2"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0.858cm" fo:min-width="0cm" fo:padding-top="0cm" fo:padding-bottom="0cm" fo:padding-left="0cm" fo:padding-right="0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0.644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0.58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1.199cm" fo:margin-right="0cm" fo:text-indent="-0.9cm"/>
    </style:style>
    <style:style style:name="P4" style:family="paragraph">
      <style:paragraph-properties fo:margin-left="2.398cm" fo:margin-right="0cm" fo:text-indent="-0.798cm"/>
    </style:style>
    <style:style style:name="P5" style:family="paragraph">
      <style:paragraph-properties fo:margin-left="3.598cm" fo:margin-right="0cm" fo:text-indent="-0.6cm"/>
    </style:style>
    <style:style style:name="P6" style:family="paragraph">
      <style:paragraph-properties fo:margin-left="4.797cm" fo:margin-right="0cm" fo:text-indent="-0.599cm"/>
    </style:style>
    <style:style style:name="P7" style:family="paragraph">
      <style:paragraph-properties fo:margin-left="5.997cm" fo:margin-right="0cm" fo:text-indent="-0.6cm"/>
    </style:style>
    <style:style style:name="P8" style:family="paragraph">
      <style:paragraph-properties fo:margin-left="5.4cm" fo:margin-right="0cm" fo:text-indent="-0.6cm"/>
    </style:style>
    <style:style style:name="P9" style:family="paragraph">
      <style:paragraph-properties fo:margin-left="1.2cm" fo:margin-right="0cm" fo:text-indent="-0.9cm"/>
    </style:style>
    <style:style style:name="P10" style:family="paragraph">
      <style:paragraph-properties fo:text-align="center" style:writing-mode="lr-tb"/>
      <style:text-properties fo:font-size="24pt"/>
    </style:style>
    <style:style style:name="P11" style:family="paragraph">
      <style:paragraph-properties fo:margin-left="0cm" fo:margin-right="0cm" fo:line-height="95%" fo:text-align="center" text:enable-numbering="false" fo:text-indent="0cm" style:line-break="strict" style:writing-mode="lr-tb"/>
      <style:text-properties fo:font-family="'Bitstream Vera Sans'" style:font-family-generic="swiss" style:font-pitch="variable" fo:font-size="12pt"/>
    </style:style>
    <style:style style:name="P12" style:family="paragraph">
      <style:paragraph-properties fo:margin-left="0cm" fo:margin-right="0cm" fo:line-height="95%" text:enable-numbering="false" fo:text-indent="0cm" style:line-break="strict" style:writing-mode="lr-tb"/>
      <style:text-properties fo:font-family="'Bitstream Vera Sans'" style:font-style-name="Regular" style:font-family-generic="swiss" style:font-pitch="variable" fo:font-size="12pt" style:font-size-asian="18pt" style:font-size-complex="18pt"/>
    </style:style>
    <style:style style:name="P13" style:family="paragraph">
      <style:paragraph-properties fo:margin-left="0cm" fo:margin-right="0cm" fo:line-height="95%" fo:text-align="end" text:enable-numbering="false" fo:text-indent="0cm" style:line-break="strict" style:writing-mode="lr-tb"/>
    </style:style>
    <style:style style:name="P14" style:family="paragraph">
      <style:paragraph-properties fo:margin-left="0cm" fo:margin-right="0cm" fo:line-height="93%" fo:text-align="center" text:enable-numbering="false" fo:text-indent="0cm" style:line-break="strict"/>
    </style:style>
    <style:style style:name="P15" style:family="paragraph">
      <style:paragraph-properties style:writing-mode="lr-tb"/>
    </style:style>
    <style:style style:name="P16"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Bitstream Vera Sans'" style:font-family-generic="swiss" style:font-pitch="variable" fo:font-size="12pt" fo:language="en" fo:country="GB" style:font-size-asian="16pt" style:font-size-complex="16pt"/>
    </style:style>
    <style:style style:name="T3" style:family="text">
      <style:text-properties fo:color="#ffffff" fo:font-family="'Bitstream Vera Sans'" style:font-style-name="Regular" style:font-family-generic="swiss" style:font-pitch="variable" fo:font-size="12pt" fo:language="en" fo:country="GB" style:font-size-asian="18pt" style:font-size-complex="18pt"/>
    </style:style>
    <style:style style:name="T4" style:family="text">
      <style:text-properties fo:color="#ffffff" fo:font-family="'Bitstream Vera Sans'" style:font-family-generic="swiss" style:font-pitch="variable" fo:font-size="12pt" fo:language="en" fo:country="GB" style:font-size-asian="14pt" style:font-size-complex="14pt"/>
    </style:style>
    <style:style style:name="T5" style:family="text">
      <style:text-properties fo:color="#333366" fo:font-family="Arial" style:font-family-generic="swiss" style:font-pitch="variable" fo:font-size="24pt" fo:language="en" fo:country="GB" fo:font-style="italic" style:font-size-asian="24pt" style:font-style-asian="italic" style:font-size-complex="24pt" style:font-style-complex="italic"/>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text:space-before="0.299cm" text:min-label-width="0.9cm"/>
        <style:text-properties fo:font-family="StarSymbol" style:font-charset="x-symbol" fo:color="#e6e6e6" fo:font-size="110%"/>
      </text:list-level-style-bullet>
      <text:list-level-style-bullet text:level="2" text:bullet-char="•">
        <style:list-level-properties text:space-before="1.6cm" text:min-label-width="0.798cm"/>
        <style:text-properties fo:font-family="StarSymbol" style:font-charset="x-symbol" fo:color="#e6e6e6" fo:font-size="70%"/>
      </text:list-level-style-bullet>
      <text:list-level-style-bullet text:level="3" text:bullet-char="•">
        <style:list-level-properties text:space-before="2.998cm" text:min-label-width="0.6cm"/>
        <style:text-properties fo:font-family="StarSymbol" style:font-charset="x-symbol" fo:color="#e6e6e6" fo:font-size="45%"/>
      </text:list-level-style-bullet>
      <text:list-level-style-bullet text:level="4" text:bullet-char="•">
        <style:list-level-properties text:space-before="4.198cm" text:min-label-width="0.599cm"/>
        <style:text-properties fo:font-family="StarSymbol" style:font-charset="x-symbol" fo:color="#e6e6e6" fo:font-size="45%"/>
      </text:list-level-style-bullet>
      <text:list-level-style-bullet text:level="5" text:bullet-char="•">
        <style:list-level-properties text:space-before="5.397cm" text:min-label-width="0.6cm"/>
        <style:text-properties fo:font-family="StarSymbol" style:font-charset="x-symbol" fo:color="#e6e6e6" fo:font-size="45%"/>
      </text:list-level-style-bullet>
      <text:list-level-style-bullet text:level="6" text:bullet-char="•">
        <style:list-level-properties text:space-before="5.397cm" text:min-label-width="0.6cm"/>
        <style:text-properties fo:font-family="StarSymbol" style:font-charset="x-symbol" fo:color="#e6e6e6" fo:font-size="45%"/>
      </text:list-level-style-bullet>
      <text:list-level-style-bullet text:level="7" text:bullet-char="•">
        <style:list-level-properties text:space-before="5.397cm" text:min-label-width="0.6cm"/>
        <style:text-properties fo:font-family="StarSymbol" style:font-charset="x-symbol" fo:color="#e6e6e6" fo:font-size="45%"/>
      </text:list-level-style-bullet>
      <text:list-level-style-bullet text:level="8" text:bullet-char="•">
        <style:list-level-properties text:space-before="5.397cm" text:min-label-width="0.6cm"/>
        <style:text-properties fo:font-family="StarSymbol" style:font-charset="x-symbol" fo:color="#e6e6e6"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127cm" svg:height="5.345cm" svg:x="2.211cm" svg:y="4.158cm" draw:page-number="1"/>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35</text:page-number></text:span></text:p>
        </draw:text-box>
      </draw:frame>
    </style:handout-master>
    <style:master-page style:name="Default" style:page-layout-name="PM1" draw:style-name="dp1">
      <draw:frame presentation:style-name="Default-title" draw:layer="backgroundobjects" svg:width="23.91cm" svg:height="3.004cm" svg:x="2.002cm" svg:y="0.7cm" presentation:class="title" presentation:placeholder="true">
        <draw:text-box/>
      </draw:frame>
      <draw:frame presentation:style-name="pr1" draw:text-style-name="P9" draw:layer="backgroundobjects" svg:width="24.363cm" svg:height="15.44cm" svg:x="2.138cm" svg:y="3.725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line draw:style-name="gr3" draw:text-style-name="P10" draw:layer="backgroundobjects" svg:x1="1.958cm" svg:y1="1.199cm" svg:x2="26.458cm" svg:y2="1.204cm">
        <text:p/>
      </draw:line>
      <draw:line draw:style-name="gr3" draw:text-style-name="P10" draw:layer="backgroundobjects" svg:x1="1.958cm" svg:y1="19.001cm" svg:x2="26.458cm" svg:y2="19.006cm">
        <text:p/>
      </draw:line>
      <draw:frame presentation:style-name="pr2" draw:text-style-name="P11" draw:layer="backgroundobjects" svg:width="10.014cm" svg:height="0.624cm" svg:x="9.578cm" svg:y="20.108cm" presentation:class="footer">
        <draw:text-box>
          <text:p text:style-name="P11"><text:span text:style-name="T2">@2007 FASTPATH LOGIC INC.</text:span></text:p>
        </draw:text-box>
      </draw:frame>
      <draw:frame presentation:style-name="pr3" draw:text-style-name="P12" draw:layer="backgroundobjects" svg:width="5.42cm" svg:height="0.643cm" svg:x="2.592cm" svg:y="20.089cm" presentation:class="date-time">
        <draw:text-box>
          <text:p text:style-name="P12"><text:span text:style-name="T3"><presentation:date-time/></text:span></text:p>
        </draw:text-box>
      </draw:frame>
      <draw:frame presentation:style-name="pr4" draw:text-style-name="P13" draw:layer="backgroundobjects" svg:width="2.228cm" svg:height="0.579cm" svg:x="20.077cm" svg:y="20.153cm" presentation:class="page-number">
        <draw:text-box>
          <text:p text:style-name="P13"><text:span text:style-name="T4"><text:page-number>35</text:page-number></text:span></text:p>
        </draw:text-box>
      </draw:frame>
      <draw:line draw:style-name="gr3" draw:text-style-name="P10" draw:layer="backgroundobjects" svg:x1="1.958cm" svg:y1="3.268cm" svg:x2="26.458cm" svg:y2="3.272cm">
        <text:p/>
      </draw:line>
      <draw:custom-shape draw:style-name="gr4" draw:text-style-name="P15" draw:layer="backgroundobjects" svg:width="3.638cm" svg:height="1.283cm" svg:x="22.944cm" svg:y="19.35cm">
        <text:p text:style-name="P14"><text:span text:style-name="T5">F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gr5" draw:text-style-name="P16" draw:layer="backgroundobjects" svg:width="21cm" svg:height="29.7cm" svg:x="0cm" svg:y="0cm">
          <text:p/>
        </draw:rect>
        <draw:page-thumbnail presentation:style-name="Default-title" draw:layer="backgroundobjects" svg:width="13.701cm" svg:height="10.276cm" svg:x="3.646cm" svg:y="2.852cm" presentation:class="page"/>
        <draw:frame presentation:style-name="Default-notes" draw:layer="backgroundobjects" svg:width="14.512cm" svg:height="11.409cm" svg:x="3.25cm" svg:y="14.12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creation-date>2007-06-28T18:07:20</meta:creation-date>
    <dc:creator>Cristian Haba</dc:creator>
    <dc:date>2007-07-16T16:32:09</dc:date>
    <dc:language>en-US</dc:language>
    <meta:editing-cycles>23</meta:editing-cycles>
    <meta:editing-duration>PT8H31M51S</meta:editing-duration>
    <meta:user-defined meta:name="Info 1"/>
    <meta:user-defined meta:name="Info 2"/>
    <meta:user-defined meta:name="Info 3"/>
    <meta:user-defined meta:name="Info 4"/>
    <meta:document-statistic meta:object-count="501"/>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24.052cm" table:align="margins"/>
    </style:style>
    <style:style style:name="Table1.A" style:family="table-column">
      <style:table-column-properties style:column-width="12.026cm" style:rel-column-width="32767*"/>
    </style:style>
    <style:style style:name="Table1.B" style:family="table-column">
      <style:table-column-properties style:column-width="12.026cm" style:rel-column-width="32768*"/>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Default_7e_LT_7e_Gliederung_20_1">
      <style:paragraph-properties fo:margin-left="1.199cm" fo:margin-right="0cm" fo:margin-top="0cm" fo:margin-bottom="0cm" fo:line-height="92%" fo:text-indent="-0.9cm" style:auto-text-indent="false" fo:background-color="transparent"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background-image/>
      </style:paragraph-properties>
      <style:text-properties fo:color="#0066cc" style:text-outline="false" style:text-line-through-style="none" style:font-name="Bitstream Vera Sans" fo:font-size="22pt" fo:letter-spacing="normal" fo:font-style="normal" fo:text-shadow="none" style:text-underline-style="none" fo:font-weight="normal" style:letter-kerning="false" style:font-name-asian="Bitstream Vera Sans" style:font-size-asian="22pt" style:font-style-asian="normal" style:font-weight-asian="normal" style:font-name-complex="Bitstream Vera Sans" style:font-size-complex="22pt" style:font-style-complex="normal" style:font-weight-complex="normal" style:text-emphasize="none"/>
    </style:style>
    <style:style style:name="P2" style:family="paragraph" style:parent-style-name="Default_7e_LT_7e_Gliederung_20_1">
      <style:paragraph-properties fo:margin-left="1.199cm" fo:margin-right="0cm" fo:margin-top="0cm" fo:margin-bottom="0cm" fo:line-height="92%" fo:text-indent="-0.9cm" style:auto-text-indent="false" fo:background-color="transparent"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background-image/>
      </style:paragraph-properties>
      <style:text-properties fo:color="#000000" style:text-outline="false" style:text-line-through-style="none" style:font-name="Bitstream Vera Sans" fo:font-size="22pt" fo:letter-spacing="normal" fo:font-style="normal" fo:text-shadow="none" style:text-underline-style="none" fo:font-weight="normal" style:letter-kerning="false" style:font-name-asian="Bitstream Vera Sans" style:font-size-asian="22pt" style:font-style-asian="normal" style:font-weight-asian="normal" style:font-name-complex="Bitstream Vera Sans" style:font-size-complex="22pt" style:font-style-complex="normal" style:font-weight-complex="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Features</text:p>
            <text:p text:style-name="P1"/>
          </table:table-cell>
          <table:table-cell table:style-name="Table1.B1" office:value-type="string">
            <text:p text:style-name="P1">Benefits</text:p>
          </table:table-cell>
        </table:table-row>
        <table:table-row>
          <table:table-cell table:style-name="Table1.A2" office:value-type="string">
            <text:p text:style-name="P2">High level specification language</text:p>
          </table:table-cell>
          <table:table-cell table:style-name="Table1.B2" office:value-type="string">
            <text:p text:style-name="P2">Unparalleled ease of use and wide range of supported platforms</text:p>
          </table:table-cell>
        </table:table-row>
        <table:table-row>
          <table:table-cell table:style-name="Table1.A2" office:value-type="string">
            <text:p text:style-name="P2">Fast turnaround time for large systems</text:p>
          </table:table-cell>
          <table:table-cell table:style-name="Table1.B2" office:value-type="string">
            <text:p text:style-name="P2">Possibility to develop very complex designs</text:p>
          </table:table-cell>
        </table:table-row>
        <table:table-row>
          <table:table-cell table:style-name="Table1.A2" office:value-type="string">
            <text:p text:style-name="P2">Multiple design methodology support</text:p>
          </table:table-cell>
          <table:table-cell table:style-name="Table1.B2" office:value-type="string">
            <text:p text:style-name="P2">Ability to develop different application specific designs</text:p>
          </table:table-cell>
        </table:table-row>
        <table:table-row>
          <table:table-cell table:style-name="Table1.A2" office:value-type="string">
            <text:p text:style-name="P2">Multiple I/O support</text:p>
          </table:table-cell>
          <table:table-cell table:style-name="Table1.B2" office:value-type="string">
            <text:p text:style-name="P2">Ability to combine design components specified in different HDLs</text:p>
          </table:table-cell>
        </table:table-row>
      </table:table>
      <text:p text:style-name="Standard"/>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Default_7e_LT_7e_Gliederung_20_1" style:display-name="Default~LT~Gliederung 1" style:family="paragraph">
      <style:paragraph-properties fo:margin-left="1.199cm" fo:margin-right="0cm" fo:margin-top="0cm" fo:margin-bottom="0cm" fo:line-height="97%" fo:text-align="start" style:justify-single-word="false" fo:text-indent="-0.9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e6e6e6" style:text-outline="false" style:text-line-through-style="none" style:font-name="Arial" fo:font-size="22pt" fo:letter-spacing="normal" fo:font-style="normal" fo:text-shadow="none" style:text-underline-style="none" fo:font-weight="normal" style:letter-kerning="false" style:font-name-asian="Arial" style:font-size-asian="22pt" style:font-style-asian="normal" style:font-weight-asian="normal" style:font-name-complex="Arial" style:font-size-complex="22pt" style:font-style-complex="normal" style:font-weight-complex="normal" style:text-emphasize="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24.079cm" table:align="margins"/>
    </style:style>
    <style:style style:name="Table1.A" style:family="table-column">
      <style:table-column-properties style:column-width="12.039cm" style:rel-column-width="32767*"/>
    </style:style>
    <style:style style:name="Table1.B" style:family="table-column">
      <style:table-column-properties style:column-width="12.04cm" style:rel-column-width="32768*"/>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Default_7e_LT_7e_Gliederung_20_1">
      <style:paragraph-properties fo:margin-left="1.199cm" fo:margin-right="0cm" fo:margin-top="0cm" fo:margin-bottom="0cm" fo:line-height="92%" fo:text-indent="-0.9cm" style:auto-text-indent="false" fo:background-color="transparent"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background-image/>
      </style:paragraph-properties>
      <style:text-properties fo:color="#0066cc" style:text-outline="false" style:text-line-through-style="none" style:font-name="Bitstream Vera Sans" fo:font-size="22pt" fo:letter-spacing="normal" fo:font-style="normal" fo:text-shadow="none" style:text-underline-style="none" fo:font-weight="normal" style:letter-kerning="false" style:font-name-asian="Bitstream Vera Sans" style:font-size-asian="22pt" style:font-style-asian="normal" style:font-weight-asian="normal" style:font-name-complex="Bitstream Vera Sans" style:font-size-complex="22pt" style:font-style-complex="normal" style:font-weight-complex="normal" style:text-emphasize="none"/>
    </style:style>
    <style:style style:name="P2" style:family="paragraph" style:parent-style-name="Default_7e_LT_7e_Gliederung_20_1">
      <style:paragraph-properties fo:margin-left="1.199cm" fo:margin-right="0cm" fo:margin-top="0cm" fo:margin-bottom="0cm" fo:line-height="92%" fo:text-indent="-0.9cm" style:auto-text-indent="false" fo:background-color="transparent"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background-image/>
      </style:paragraph-properties>
      <style:text-properties fo:color="#000000" style:text-outline="false" style:text-line-through-style="none" style:font-name="Bitstream Vera Sans" fo:font-size="22pt" fo:letter-spacing="normal" fo:font-style="normal" fo:text-shadow="none" style:text-underline-style="none" fo:font-weight="normal" style:letter-kerning="false" style:font-name-asian="Bitstream Vera Sans" style:font-size-asian="22pt" style:font-style-asian="normal" style:font-weight-asian="normal" style:font-name-complex="Bitstream Vera Sans" style:font-size-complex="22pt" style:font-style-complex="normal" style:font-weight-complex="normal" style:text-emphasize="none"/>
    </style:style>
    <style:style style:name="P3" style:family="paragraph" style:parent-style-name="Default_7e_LT_7e_Gliederung_20_1">
      <style:paragraph-properties fo:margin-left="1.199cm" fo:margin-right="0cm" fo:margin-top="0cm" fo:margin-bottom="0cm" fo:line-height="92%" fo:text-indent="-0.9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color="#000000" style:text-outline="false" style:text-line-through-style="none" style:font-name="Bitstream Vera Sans" fo:font-size="22pt" fo:letter-spacing="normal" fo:font-style="normal" fo:text-shadow="none" style:text-underline-style="none" fo:font-weight="normal" style:letter-kerning="false" style:font-name-asian="Bitstream Vera Sans" style:font-size-asian="22pt" style:font-style-asian="normal" style:font-weight-asian="normal" style:font-name-complex="Bitstream Vera Sans" style:font-size-complex="22pt" style:font-style-complex="normal" style:font-weight-complex="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Features</text:p>
            <text:p text:style-name="P1"/>
          </table:table-cell>
          <table:table-cell table:style-name="Table1.B1" office:value-type="string">
            <text:p text:style-name="P1">Benefits</text:p>
          </table:table-cell>
        </table:table-row>
        <table:table-row>
          <table:table-cell table:style-name="Table1.A2" office:value-type="string">
            <text:p text:style-name="P2">Advanced configurable autorouter using different interconnect strategies</text:p>
          </table:table-cell>
          <table:table-cell table:style-name="Table1.B2" office:value-type="string">
            <text:p text:style-name="P2">Eliminates tedious tasks of generating all interconnects</text:p>
          </table:table-cell>
        </table:table-row>
        <table:table-row>
          <table:table-cell table:style-name="Table1.A2" office:value-type="string">
            <text:p text:style-name="P2">Large set of commands for hierarchical design support</text:p>
          </table:table-cell>
          <table:table-cell table:style-name="Table1.B2" office:value-type="string">
            <text:p text:style-name="P2">Hierarchies are easily handled along all the design process</text:p>
          </table:table-cell>
        </table:table-row>
        <table:table-row>
          <table:table-cell table:style-name="Table1.A2" office:value-type="string">
            <text:p text:style-name="P3">Standard language support (Verilog, VHDL)‏</text:p>
          </table:table-cell>
          <table:table-cell table:style-name="Table1.B2" office:value-type="string">
            <text:p text:style-name="P3">Easy to integrate standard input and output formats resulting in a low learning curve of the new design tools</text:p>
          </table:table-cell>
        </table:table-row>
      </table:table>
      <text:p text:style-name="Standard"/>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Default_7e_LT_7e_Gliederung_20_1" style:display-name="Default~LT~Gliederung 1" style:family="paragraph">
      <style:paragraph-properties fo:margin-left="1.199cm" fo:margin-right="0cm" fo:margin-top="0cm" fo:margin-bottom="0cm" fo:line-height="97%" fo:text-align="start" style:justify-single-word="false" fo:text-indent="-0.9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e6e6e6" style:text-outline="false" style:text-line-through-style="none" style:font-name="Arial" fo:font-size="22pt" fo:letter-spacing="normal" fo:font-style="normal" fo:text-shadow="none" style:text-underline-style="none" fo:font-weight="normal" style:letter-kerning="false" style:font-name-asian="Arial" style:font-size-asian="22pt" style:font-style-asian="normal" style:font-weight-asian="normal" style:font-name-complex="Arial" style:font-size-complex="22pt" style:font-style-complex="normal" style:font-weight-complex="normal" style:text-emphasize="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24.079cm" table:align="margins"/>
    </style:style>
    <style:style style:name="Table1.A" style:family="table-column">
      <style:table-column-properties style:column-width="12.039cm" style:rel-column-width="32767*"/>
    </style:style>
    <style:style style:name="Table1.B" style:family="table-column">
      <style:table-column-properties style:column-width="12.04cm" style:rel-column-width="32768*"/>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Default_7e_LT_7e_Gliederung_20_1">
      <style:paragraph-properties fo:margin-left="1.199cm" fo:margin-right="0cm" fo:margin-top="0cm" fo:margin-bottom="0cm" fo:line-height="92%" fo:text-indent="-0.9cm" style:auto-text-indent="false" fo:background-color="transparent"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background-image/>
      </style:paragraph-properties>
      <style:text-properties fo:color="#0066cc" style:text-outline="false" style:text-line-through-style="none" style:font-name="Bitstream Vera Sans" fo:font-size="22pt" fo:letter-spacing="normal" fo:font-style="normal" fo:text-shadow="none" style:text-underline-style="none" fo:font-weight="normal" style:letter-kerning="false" style:font-name-asian="Bitstream Vera Sans" style:font-size-asian="22pt" style:font-style-asian="normal" style:font-weight-asian="normal" style:font-name-complex="Bitstream Vera Sans" style:font-size-complex="22pt" style:font-style-complex="normal" style:font-weight-complex="normal" style:text-emphasize="none"/>
    </style:style>
    <style:style style:name="P2" style:family="paragraph" style:parent-style-name="Default_7e_LT_7e_Gliederung_20_1">
      <style:paragraph-properties fo:margin-left="1.199cm" fo:margin-right="0cm" fo:margin-top="0cm" fo:margin-bottom="0cm" fo:line-height="92%" fo:text-indent="-0.9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color="#000000" style:text-outline="false" style:text-line-through-style="none" style:font-name="Bitstream Vera Sans" fo:font-size="22pt" fo:letter-spacing="normal" fo:font-style="normal" fo:text-shadow="none" style:text-underline-style="none" fo:font-weight="normal" style:letter-kerning="false" style:font-name-asian="Bitstream Vera Sans" style:font-size-asian="22pt" style:font-style-asian="normal" style:font-weight-asian="normal" style:font-name-complex="Bitstream Vera Sans" style:font-size-complex="22pt" style:font-style-complex="normal" style:font-weight-complex="normal" style:text-emphasiz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Features</text:p>
            <text:p text:style-name="P1"/>
          </table:table-cell>
          <table:table-cell table:style-name="Table1.B1" office:value-type="string">
            <text:p text:style-name="P1">Benefits</text:p>
          </table:table-cell>
        </table:table-row>
        <table:table-row>
          <table:table-cell table:style-name="Table1.A2" office:value-type="string">
            <text:p text:style-name="P2">Intuitive command set and familiar use model</text:p>
          </table:table-cell>
          <table:table-cell table:style-name="Table1.B2" office:value-type="string">
            <text:p text:style-name="P2">Specifications are written in a descriptive way near to natural language easy to understand and maintain </text:p>
          </table:table-cell>
        </table:table-row>
        <table:table-row>
          <table:table-cell table:style-name="Table1.A2" office:value-type="string">
            <text:p text:style-name="P2">Powerful generators for repetitive structures</text:p>
          </table:table-cell>
          <table:table-cell table:style-name="Table1.B2" office:value-type="string">
            <text:p text:style-name="P2">Reduces the code size of system specification</text:p>
          </table:table-cell>
        </table:table-row>
        <table:table-row>
          <table:table-cell table:style-name="Table1.A2" office:value-type="string">
            <text:p text:style-name="P2">Large set of configurable templates that cover the most used components in SoC Design</text:p>
          </table:table-cell>
          <table:table-cell table:style-name="Table1.B2" office:value-type="string">
            <text:p text:style-name="P2">Ability to cover a large area of <text:s/>application types</text:p>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Default_7e_LT_7e_Gliederung_20_1" style:display-name="Default~LT~Gliederung 1" style:family="paragraph">
      <style:paragraph-properties fo:margin-left="1.199cm" fo:margin-right="0cm" fo:margin-top="0cm" fo:margin-bottom="0cm" fo:line-height="97%" fo:text-align="start" style:justify-single-word="false" fo:text-indent="-0.9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e6e6e6" style:text-outline="false" style:text-line-through-style="none" style:font-name="Arial" fo:font-size="22pt" fo:letter-spacing="normal" fo:font-style="normal" fo:text-shadow="none" style:text-underline-style="none" fo:font-weight="normal" style:letter-kerning="false" style:font-name-asian="Arial" style:font-size-asian="22pt" style:font-style-asian="normal" style:font-weight-asian="normal" style:font-name-complex="Arial" style:font-size-complex="22pt" style:font-style-complex="normal" style:font-weight-complex="normal" style:text-emphasize="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24.079cm" table:align="margins"/>
    </style:style>
    <style:style style:name="Table1.A" style:family="table-column">
      <style:table-column-properties style:column-width="12.039cm" style:rel-column-width="32767*"/>
    </style:style>
    <style:style style:name="Table1.B" style:family="table-column">
      <style:table-column-properties style:column-width="12.04cm" style:rel-column-width="32768*"/>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Default_7e_LT_7e_Gliederung_20_1">
      <style:paragraph-properties fo:margin-left="1.199cm" fo:margin-right="0cm" fo:margin-top="0cm" fo:margin-bottom="0cm" fo:line-height="92%" fo:text-indent="-0.9cm" style:auto-text-indent="false" fo:background-color="transparent"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background-image/>
      </style:paragraph-properties>
      <style:text-properties fo:color="#0066cc" style:text-outline="false" style:text-line-through-style="none" style:font-name="Bitstream Vera Sans" fo:font-size="22pt" fo:letter-spacing="normal" fo:font-style="normal" fo:text-shadow="none" style:text-underline-style="none" fo:font-weight="normal" style:letter-kerning="false" style:font-name-asian="Bitstream Vera Sans" style:font-size-asian="22pt" style:font-style-asian="normal" style:font-weight-asian="normal" style:font-name-complex="Bitstream Vera Sans" style:font-size-complex="22pt" style:font-style-complex="normal" style:font-weight-complex="normal" style:text-emphasize="none"/>
    </style:style>
    <style:style style:name="P2" style:family="paragraph" style:parent-style-name="Default_7e_LT_7e_Gliederung_20_1">
      <style:paragraph-properties fo:margin-left="1.199cm" fo:margin-right="0cm" fo:margin-top="0cm" fo:margin-bottom="0cm" fo:line-height="92%" fo:text-indent="-0.9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color="#000000" style:text-outline="false" style:text-line-through-style="none" style:font-name="Bitstream Vera Sans" fo:font-size="22pt" fo:letter-spacing="normal" fo:font-style="normal" fo:text-shadow="none" style:text-underline-style="none" fo:font-weight="normal" style:letter-kerning="false" style:font-name-asian="Bitstream Vera Sans" style:font-size-asian="22pt" style:font-style-asian="normal" style:font-weight-asian="normal" style:font-name-complex="Bitstream Vera Sans" style:font-size-complex="22pt" style:font-style-complex="normal" style:font-weight-complex="normal" style:text-emphasiz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Features</text:p>
            <text:p text:style-name="P1"/>
          </table:table-cell>
          <table:table-cell table:style-name="Table1.B1" office:value-type="string">
            <text:p text:style-name="P1">Benefits</text:p>
          </table:table-cell>
        </table:table-row>
        <table:table-row>
          <table:table-cell table:style-name="Table1.A2" office:value-type="string">
            <text:p text:style-name="P2">Easy to use IDE interface</text:p>
          </table:table-cell>
          <table:table-cell table:style-name="Table1.B2" office:value-type="string">
            <text:p text:style-name="P2">Short time to write and modify design specification</text:p>
          </table:table-cell>
        </table:table-row>
        <table:table-row>
          <table:table-cell table:style-name="Table1.A2" office:value-type="string">
            <text:p text:style-name="P2">Facilitates incremental design techniques, IP integration</text:p>
          </table:table-cell>
          <table:table-cell table:style-name="Table1.B2" office:value-type="string">
            <text:p text:style-name="P2">Reduced time for recompilation of large designs and easy integration of IPs from different vendors</text:p>
          </table:table-cell>
        </table:table-row>
        <table:table-row>
          <table:table-cell table:style-name="Table1.A2" office:value-type="string">
            <text:p text:style-name="P2">Rapid generation of verification environment</text:p>
          </table:table-cell>
          <table:table-cell table:style-name="Table1.B2" office:value-type="string">
            <text:p text:style-name="P2">Reduces time for verification and testing process</text:p>
          </table:table-cell>
        </table:table-row>
      </table:table>
      <text:p text:style-name="Standard"/>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Default_7e_LT_7e_Gliederung_20_1" style:display-name="Default~LT~Gliederung 1" style:family="paragraph">
      <style:paragraph-properties fo:margin-left="1.199cm" fo:margin-right="0cm" fo:margin-top="0cm" fo:margin-bottom="0cm" fo:line-height="97%" fo:text-align="start" style:justify-single-word="false" fo:text-indent="-0.9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e6e6e6" style:text-outline="false" style:text-line-through-style="none" style:font-name="Arial" fo:font-size="22pt" fo:letter-spacing="normal" fo:font-style="normal" fo:text-shadow="none" style:text-underline-style="none" fo:font-weight="normal" style:letter-kerning="false" style:font-name-asian="Arial" style:font-size-asian="22pt" style:font-style-asian="normal" style:font-weight-asian="normal" style:font-name-complex="Arial" style:font-size-complex="22pt" style:font-style-complex="normal" style:font-weight-complex="normal" style:text-emphasize="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